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style:cell-protect="protected"/>
    </style:style>
    <style:style style:name="ce4" style:family="table-cell" style:parent-style-name="Default" style:data-style-name="N36">
      <style:table-cell-properties style:vertical-align="automatic" style:cell-protect="protected"/>
    </style:style>
    <style:style style:name="ce5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48708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5.08cm"/>
    </style:style>
    <style:style style:name="co9" style:family="table-column">
      <style:table-column-properties fo:break-before="auto" style:column-width="2.38125cm"/>
    </style:style>
    <style:style style:name="co10" style:family="table-column">
      <style:table-column-properties fo:break-before="auto" style:column-width="4.28625cm"/>
    </style:style>
    <style:style style:name="co11" style:family="table-column">
      <style:table-column-properties fo:break-before="auto" style:column-width="2.19604166666667cm"/>
    </style:style>
    <style:style style:name="co12" style:family="table-column">
      <style:table-column-properties fo:break-before="auto" style:column-width="3.04270833333333cm"/>
    </style:style>
    <style:style style:name="co13" style:family="table-column">
      <style:table-column-properties fo:break-before="auto" style:column-width="4.94770833333333cm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13.9pt" style:use-optimal-row-height="true" fo:break-before="auto"/>
    </style:style>
    <style:style style:name="ro7" style:family="table-row">
      <style:table-row-properties style:row-height="30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Движение_товаров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6" table:number-columns-repeated="16377" table:default-cell-style-name="ce3"/>
        <table:table-row table:style-name="ro1">
          <table:table-cell office:value-type="string" table:style-name="ce2">
            <text:p>ID операции</text:p>
          </table:table-cell>
          <table:table-cell office:value-type="string" table:style-name="ce2">
            <text:p>Дата</text:p>
          </table:table-cell>
          <table:table-cell office:value-type="string" table:style-name="ce2">
            <text:p>ID магазина</text:p>
          </table:table-cell>
          <table:table-cell office:value-type="string" table:style-name="ce2">
            <text:p>Артикул</text:p>
          </table:table-cell>
          <table:table-cell office:value-type="string" table:style-name="ce2">
            <text:p>Тип операции</text:p>
          </table:table-cell>
          <table:table-cell office:value-type="string" table:style-name="ce2">
            <text:p>Количество упаковок</text:p>
          </table:table-cell>
          <table:table-cell office:value-type="string" table:style-name="ce2">
            <text:p>Це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" table:style-name="ce3">
            <text:p>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" table:style-name="ce3">
            <text:p>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родажа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" table:style-name="ce3">
            <text:p>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" table:style-name="ce3">
            <text:p>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родажа</text:p>
          </table:table-cell>
          <table:table-cell office:value-type="float" office:value="170" table:style-name="ce3">
            <text:p>17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" table:style-name="ce3">
            <text:p>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" table:style-name="ce3">
            <text:p>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родажа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" table:style-name="ce3">
            <text:p>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" table:style-name="ce3">
            <text:p>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родажа</text:p>
          </table:table-cell>
          <table:table-cell office:value-type="float" office:value="150" table:style-name="ce3">
            <text:p>15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" table:style-name="ce3">
            <text:p>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" table:style-name="ce3">
            <text:p>1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родажа</text:p>
          </table:table-cell>
          <table:table-cell office:value-type="float" office:value="150" table:style-name="ce3">
            <text:p>15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" table:style-name="ce3">
            <text:p>1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" table:style-name="ce3">
            <text:p>1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" table:style-name="ce3">
            <text:p>1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9" table:style-name="ce3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" table:style-name="ce3">
            <text:p>1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49" table:style-name="ce3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" table:style-name="ce3">
            <text:p>1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" table:style-name="ce3">
            <text:p>1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Продажа</text:p>
          </table:table-cell>
          <table:table-cell office:value-type="float" office:value="159" table:style-name="ce3">
            <text:p>159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" table:style-name="ce3">
            <text:p>1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2" table:style-name="ce3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" table:style-name="ce3">
            <text:p>1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Продажа</text:p>
          </table:table-cell>
          <table:table-cell office:value-type="float" office:value="159" table:style-name="ce3">
            <text:p>159</text:p>
          </table:table-cell>
          <table:table-cell office:value-type="float" office:value="52" table:style-name="ce3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" table:style-name="ce3">
            <text:p>1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7" table:style-name="ce3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" table:style-name="ce3">
            <text:p>2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Продажа</text:p>
          </table:table-cell>
          <table:table-cell office:value-type="float" office:value="159" table:style-name="ce3">
            <text:p>159</text:p>
          </table:table-cell>
          <table:table-cell office:value-type="float" office:value="47" table:style-name="ce3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" table:style-name="ce3">
            <text:p>2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5" table:style-name="ce3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" table:style-name="ce3">
            <text:p>2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Продажа</text:p>
          </table:table-cell>
          <table:table-cell office:value-type="float" office:value="159" table:style-name="ce3">
            <text:p>159</text:p>
          </table:table-cell>
          <table:table-cell office:value-type="float" office:value="45" table:style-name="ce3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" table:style-name="ce3">
            <text:p>2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" table:style-name="ce3">
            <text:p>2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Продажа</text:p>
          </table:table-cell>
          <table:table-cell office:value-type="float" office:value="133" table:style-name="ce3">
            <text:p>133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" table:style-name="ce3">
            <text:p>2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" table:style-name="ce3">
            <text:p>2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Продажа</text:p>
          </table:table-cell>
          <table:table-cell office:value-type="float" office:value="27" table:style-name="ce3">
            <text:p>27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" table:style-name="ce3">
            <text:p>2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44" table:style-name="ce3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" table:style-name="ce3">
            <text:p>2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Продажа</text:p>
          </table:table-cell>
          <table:table-cell office:value-type="float" office:value="106" table:style-name="ce3">
            <text:p>106</text:p>
          </table:table-cell>
          <table:table-cell office:value-type="float" office:value="44" table:style-name="ce3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" table:style-name="ce3">
            <text:p>2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" table:style-name="ce3">
            <text:p>3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Продажа</text:p>
          </table:table-cell>
          <table:table-cell office:value-type="float" office:value="106" table:style-name="ce3">
            <text:p>106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" table:style-name="ce3">
            <text:p>3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65" table:style-name="ce3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" table:style-name="ce3">
            <text:p>3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Продажа</text:p>
          </table:table-cell>
          <table:table-cell office:value-type="float" office:value="53" table:style-name="ce3">
            <text:p>53</text:p>
          </table:table-cell>
          <table:table-cell office:value-type="float" office:value="65" table:style-name="ce3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" table:style-name="ce3">
            <text:p>3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" table:style-name="ce3">
            <text:p>3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" table:style-name="ce3">
            <text:p>3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" table:style-name="ce3">
            <text:p>3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Продажа</text:p>
          </table:table-cell>
          <table:table-cell office:value-type="float" office:value="53" table:style-name="ce3">
            <text:p>53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" table:style-name="ce3">
            <text:p>3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30" table:style-name="ce3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" table:style-name="ce3">
            <text:p>3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Продажа</text:p>
          </table:table-cell>
          <table:table-cell office:value-type="float" office:value="106" table:style-name="ce3">
            <text:p>106</text:p>
          </table:table-cell>
          <table:table-cell office:value-type="float" office:value="330" table:style-name="ce3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" table:style-name="ce3">
            <text:p>3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70" table:style-name="ce3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" table:style-name="ce3">
            <text:p>4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Продажа</text:p>
          </table:table-cell>
          <table:table-cell office:value-type="float" office:value="32" table:style-name="ce3">
            <text:p>32</text:p>
          </table:table-cell>
          <table:table-cell office:value-type="float" office:value="370" table:style-name="ce3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" table:style-name="ce3">
            <text:p>4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" table:style-name="ce3">
            <text:p>4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" table:style-name="ce3">
            <text:p>4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0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" table:style-name="ce3">
            <text:p>4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0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родажа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" table:style-name="ce3">
            <text:p>4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" table:style-name="ce3">
            <text:p>4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родажа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" table:style-name="ce3">
            <text:p>4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0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" table:style-name="ce3">
            <text:p>4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0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родажа</text:p>
          </table:table-cell>
          <table:table-cell office:value-type="float" office:value="165" table:style-name="ce3">
            <text:p>165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" table:style-name="ce3">
            <text:p>4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0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" table:style-name="ce3">
            <text:p>5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0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родажа</text:p>
          </table:table-cell>
          <table:table-cell office:value-type="float" office:value="150" table:style-name="ce3">
            <text:p>15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" table:style-name="ce3">
            <text:p>5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" table:style-name="ce3">
            <text:p>5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родажа</text:p>
          </table:table-cell>
          <table:table-cell office:value-type="float" office:value="150" table:style-name="ce3">
            <text:p>15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" table:style-name="ce3">
            <text:p>5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0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" table:style-name="ce3">
            <text:p>5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0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" table:style-name="ce3">
            <text:p>5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0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9" table:style-name="ce3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" table:style-name="ce3">
            <text:p>5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0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49" table:style-name="ce3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" table:style-name="ce3">
            <text:p>5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0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" table:style-name="ce3">
            <text:p>5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0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Продажа</text:p>
          </table:table-cell>
          <table:table-cell office:value-type="float" office:value="159" table:style-name="ce3">
            <text:p>159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" table:style-name="ce3">
            <text:p>5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0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2" table:style-name="ce3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" table:style-name="ce3">
            <text:p>6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0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Продажа</text:p>
          </table:table-cell>
          <table:table-cell office:value-type="float" office:value="159" table:style-name="ce3">
            <text:p>159</text:p>
          </table:table-cell>
          <table:table-cell office:value-type="float" office:value="52" table:style-name="ce3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" table:style-name="ce3">
            <text:p>6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0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7" table:style-name="ce3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" table:style-name="ce3">
            <text:p>6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0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Продажа</text:p>
          </table:table-cell>
          <table:table-cell office:value-type="float" office:value="159" table:style-name="ce3">
            <text:p>159</text:p>
          </table:table-cell>
          <table:table-cell office:value-type="float" office:value="47" table:style-name="ce3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" table:style-name="ce3">
            <text:p>6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0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5" table:style-name="ce3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" table:style-name="ce3">
            <text:p>6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0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Продажа</text:p>
          </table:table-cell>
          <table:table-cell office:value-type="float" office:value="159" table:style-name="ce3">
            <text:p>159</text:p>
          </table:table-cell>
          <table:table-cell office:value-type="float" office:value="45" table:style-name="ce3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" table:style-name="ce3">
            <text:p>6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0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" table:style-name="ce3">
            <text:p>6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0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Продажа</text:p>
          </table:table-cell>
          <table:table-cell office:value-type="float" office:value="133" table:style-name="ce3">
            <text:p>133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" table:style-name="ce3">
            <text:p>6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0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" table:style-name="ce3">
            <text:p>6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0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Продажа</text:p>
          </table:table-cell>
          <table:table-cell office:value-type="float" office:value="27" table:style-name="ce3">
            <text:p>27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" table:style-name="ce3">
            <text:p>6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0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4" table:style-name="ce3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" table:style-name="ce3">
            <text:p>7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0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Продажа</text:p>
          </table:table-cell>
          <table:table-cell office:value-type="float" office:value="106" table:style-name="ce3">
            <text:p>106</text:p>
          </table:table-cell>
          <table:table-cell office:value-type="float" office:value="44" table:style-name="ce3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" table:style-name="ce3">
            <text:p>7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0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" table:style-name="ce3">
            <text:p>7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0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Продажа</text:p>
          </table:table-cell>
          <table:table-cell office:value-type="float" office:value="106" table:style-name="ce3">
            <text:p>106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" table:style-name="ce3">
            <text:p>7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0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65" table:style-name="ce3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" table:style-name="ce3">
            <text:p>7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0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Продажа</text:p>
          </table:table-cell>
          <table:table-cell office:value-type="float" office:value="53" table:style-name="ce3">
            <text:p>53</text:p>
          </table:table-cell>
          <table:table-cell office:value-type="float" office:value="65" table:style-name="ce3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" table:style-name="ce3">
            <text:p>7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0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" table:style-name="ce3">
            <text:p>7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0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" table:style-name="ce3">
            <text:p>7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0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" table:style-name="ce3">
            <text:p>7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0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Продажа</text:p>
          </table:table-cell>
          <table:table-cell office:value-type="float" office:value="53" table:style-name="ce3">
            <text:p>53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" table:style-name="ce3">
            <text:p>7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0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30" table:style-name="ce3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" table:style-name="ce3">
            <text:p>8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0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Продажа</text:p>
          </table:table-cell>
          <table:table-cell office:value-type="float" office:value="106" table:style-name="ce3">
            <text:p>106</text:p>
          </table:table-cell>
          <table:table-cell office:value-type="float" office:value="330" table:style-name="ce3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" table:style-name="ce3">
            <text:p>8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0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370" table:style-name="ce3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" table:style-name="ce3">
            <text:p>8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0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Продажа</text:p>
          </table:table-cell>
          <table:table-cell office:value-type="float" office:value="32" table:style-name="ce3">
            <text:p>32</text:p>
          </table:table-cell>
          <table:table-cell office:value-type="float" office:value="370" table:style-name="ce3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" table:style-name="ce3">
            <text:p>8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0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" table:style-name="ce3">
            <text:p>8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0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" table:style-name="ce3">
            <text:p>8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1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" table:style-name="ce3">
            <text:p>8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1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родажа</text:p>
          </table:table-cell>
          <table:table-cell office:value-type="float" office:value="115" table:style-name="ce3">
            <text:p>115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" table:style-name="ce3">
            <text:p>8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1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" table:style-name="ce3">
            <text:p>8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1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родажа</text:p>
          </table:table-cell>
          <table:table-cell office:value-type="float" office:value="60" table:style-name="ce3">
            <text:p>6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" table:style-name="ce3">
            <text:p>8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1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" table:style-name="ce3">
            <text:p>9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1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родажа</text:p>
          </table:table-cell>
          <table:table-cell office:value-type="float" office:value="72" table:style-name="ce3">
            <text:p>72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" table:style-name="ce3">
            <text:p>9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1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" table:style-name="ce3">
            <text:p>9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1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родажа</text:p>
          </table:table-cell>
          <table:table-cell office:value-type="float" office:value="90" table:style-name="ce3">
            <text:p>9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" table:style-name="ce3">
            <text:p>9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1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" table:style-name="ce3">
            <text:p>9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1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родажа</text:p>
          </table:table-cell>
          <table:table-cell office:value-type="float" office:value="90" table:style-name="ce3">
            <text:p>9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" table:style-name="ce3">
            <text:p>9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1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" table:style-name="ce3">
            <text:p>9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1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" table:style-name="ce3">
            <text:p>9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1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49" table:style-name="ce3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" table:style-name="ce3">
            <text:p>9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1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Продажа</text:p>
          </table:table-cell>
          <table:table-cell office:value-type="float" office:value="56" table:style-name="ce3">
            <text:p>56</text:p>
          </table:table-cell>
          <table:table-cell office:value-type="float" office:value="49" table:style-name="ce3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" table:style-name="ce3">
            <text:p>9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1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" table:style-name="ce3">
            <text:p>10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1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Продажа</text:p>
          </table:table-cell>
          <table:table-cell office:value-type="float" office:value="111" table:style-name="ce3">
            <text:p>111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" table:style-name="ce3">
            <text:p>10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1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2" table:style-name="ce3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" table:style-name="ce3">
            <text:p>10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1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Продажа</text:p>
          </table:table-cell>
          <table:table-cell office:value-type="float" office:value="109" table:style-name="ce3">
            <text:p>109</text:p>
          </table:table-cell>
          <table:table-cell office:value-type="float" office:value="52" table:style-name="ce3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" table:style-name="ce3">
            <text:p>10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1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7" table:style-name="ce3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" table:style-name="ce3">
            <text:p>10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1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Продажа</text:p>
          </table:table-cell>
          <table:table-cell office:value-type="float" office:value="114" table:style-name="ce3">
            <text:p>114</text:p>
          </table:table-cell>
          <table:table-cell office:value-type="float" office:value="47" table:style-name="ce3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" table:style-name="ce3">
            <text:p>10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1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5" table:style-name="ce3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" table:style-name="ce3">
            <text:p>10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1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Продажа</text:p>
          </table:table-cell>
          <table:table-cell office:value-type="float" office:value="112" table:style-name="ce3">
            <text:p>112</text:p>
          </table:table-cell>
          <table:table-cell office:value-type="float" office:value="45" table:style-name="ce3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" table:style-name="ce3">
            <text:p>10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1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" table:style-name="ce3">
            <text:p>10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1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Продажа</text:p>
          </table:table-cell>
          <table:table-cell office:value-type="float" office:value="93" table:style-name="ce3">
            <text:p>93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" table:style-name="ce3">
            <text:p>10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1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" table:style-name="ce3">
            <text:p>11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1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Продажа</text:p>
          </table:table-cell>
          <table:table-cell office:value-type="float" office:value="19" table:style-name="ce3">
            <text:p>19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" table:style-name="ce3">
            <text:p>11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1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4" table:style-name="ce3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" table:style-name="ce3">
            <text:p>11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1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Продажа</text:p>
          </table:table-cell>
          <table:table-cell office:value-type="float" office:value="74" table:style-name="ce3">
            <text:p>74</text:p>
          </table:table-cell>
          <table:table-cell office:value-type="float" office:value="44" table:style-name="ce3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" table:style-name="ce3">
            <text:p>11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1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" table:style-name="ce3">
            <text:p>11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1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Продажа</text:p>
          </table:table-cell>
          <table:table-cell office:value-type="float" office:value="74" table:style-name="ce3">
            <text:p>74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" table:style-name="ce3">
            <text:p>11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1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65" table:style-name="ce3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" table:style-name="ce3">
            <text:p>11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1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Продажа</text:p>
          </table:table-cell>
          <table:table-cell office:value-type="float" office:value="37" table:style-name="ce3">
            <text:p>37</text:p>
          </table:table-cell>
          <table:table-cell office:value-type="float" office:value="65" table:style-name="ce3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" table:style-name="ce3">
            <text:p>11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1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" table:style-name="ce3">
            <text:p>11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1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Продажа</text:p>
          </table:table-cell>
          <table:table-cell office:value-type="float" office:value="56" table:style-name="ce3">
            <text:p>56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" table:style-name="ce3">
            <text:p>11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1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" table:style-name="ce3">
            <text:p>12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1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Продажа</text:p>
          </table:table-cell>
          <table:table-cell office:value-type="float" office:value="37" table:style-name="ce3">
            <text:p>37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" table:style-name="ce3">
            <text:p>12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1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30" table:style-name="ce3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" table:style-name="ce3">
            <text:p>12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1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Продажа</text:p>
          </table:table-cell>
          <table:table-cell office:value-type="float" office:value="74" table:style-name="ce3">
            <text:p>74</text:p>
          </table:table-cell>
          <table:table-cell office:value-type="float" office:value="330" table:style-name="ce3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" table:style-name="ce3">
            <text:p>12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1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370" table:style-name="ce3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" table:style-name="ce3">
            <text:p>12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1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Продажа</text:p>
          </table:table-cell>
          <table:table-cell office:value-type="float" office:value="23" table:style-name="ce3">
            <text:p>23</text:p>
          </table:table-cell>
          <table:table-cell office:value-type="float" office:value="370" table:style-name="ce3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" table:style-name="ce3">
            <text:p>12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1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" table:style-name="ce3">
            <text:p>12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1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Продажа</text:p>
          </table:table-cell>
          <table:table-cell office:value-type="float" office:value="56" table:style-name="ce3">
            <text:p>56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" table:style-name="ce3">
            <text:p>12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2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" table:style-name="ce3">
            <text:p>12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2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родажа</text:p>
          </table:table-cell>
          <table:table-cell office:value-type="float" office:value="170" table:style-name="ce3">
            <text:p>17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" table:style-name="ce3">
            <text:p>12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2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" table:style-name="ce3">
            <text:p>13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2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" table:style-name="ce3">
            <text:p>13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2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" table:style-name="ce3">
            <text:p>13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2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родажа</text:p>
          </table:table-cell>
          <table:table-cell office:value-type="float" office:value="90" table:style-name="ce3">
            <text:p>9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" table:style-name="ce3">
            <text:p>13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2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" table:style-name="ce3">
            <text:p>13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2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родажа</text:p>
          </table:table-cell>
          <table:table-cell office:value-type="float" office:value="150" table:style-name="ce3">
            <text:p>15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" table:style-name="ce3">
            <text:p>13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2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" table:style-name="ce3">
            <text:p>13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2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родажа</text:p>
          </table:table-cell>
          <table:table-cell office:value-type="float" office:value="90" table:style-name="ce3">
            <text:p>9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" table:style-name="ce3">
            <text:p>13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2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" table:style-name="ce3">
            <text:p>13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2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родажа</text:p>
          </table:table-cell>
          <table:table-cell office:value-type="float" office:value="100" table:style-name="ce3">
            <text:p>10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" table:style-name="ce3">
            <text:p>13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2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49" table:style-name="ce3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" table:style-name="ce3">
            <text:p>14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2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Продажа</text:p>
          </table:table-cell>
          <table:table-cell office:value-type="float" office:value="60" table:style-name="ce3">
            <text:p>60</text:p>
          </table:table-cell>
          <table:table-cell office:value-type="float" office:value="49" table:style-name="ce3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" table:style-name="ce3">
            <text:p>14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2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" table:style-name="ce3">
            <text:p>14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2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" table:style-name="ce3">
            <text:p>14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2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2" table:style-name="ce3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" table:style-name="ce3">
            <text:p>14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2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52" table:style-name="ce3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" table:style-name="ce3">
            <text:p>14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2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47" table:style-name="ce3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" table:style-name="ce3">
            <text:p>14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2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47" table:style-name="ce3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" table:style-name="ce3">
            <text:p>14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2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5" table:style-name="ce3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" table:style-name="ce3">
            <text:p>14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2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45" table:style-name="ce3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" table:style-name="ce3">
            <text:p>14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2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" table:style-name="ce3">
            <text:p>15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2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Продажа</text:p>
          </table:table-cell>
          <table:table-cell office:value-type="float" office:value="100" table:style-name="ce3">
            <text:p>10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" table:style-name="ce3">
            <text:p>15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2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" table:style-name="ce3">
            <text:p>15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2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Продажа</text:p>
          </table:table-cell>
          <table:table-cell office:value-type="float" office:value="20" table:style-name="ce3">
            <text:p>20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" table:style-name="ce3">
            <text:p>15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2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4" table:style-name="ce3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" table:style-name="ce3">
            <text:p>15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2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44" table:style-name="ce3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" table:style-name="ce3">
            <text:p>15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2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" table:style-name="ce3">
            <text:p>15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2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" table:style-name="ce3">
            <text:p>15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2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65" table:style-name="ce3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" table:style-name="ce3">
            <text:p>15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2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Продажа</text:p>
          </table:table-cell>
          <table:table-cell office:value-type="float" office:value="40" table:style-name="ce3">
            <text:p>40</text:p>
          </table:table-cell>
          <table:table-cell office:value-type="float" office:value="65" table:style-name="ce3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" table:style-name="ce3">
            <text:p>15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2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" table:style-name="ce3">
            <text:p>16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2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Продажа</text:p>
          </table:table-cell>
          <table:table-cell office:value-type="float" office:value="60" table:style-name="ce3">
            <text:p>6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" table:style-name="ce3">
            <text:p>16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2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" table:style-name="ce3">
            <text:p>16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2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Продажа</text:p>
          </table:table-cell>
          <table:table-cell office:value-type="float" office:value="40" table:style-name="ce3">
            <text:p>40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" table:style-name="ce3">
            <text:p>16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2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30" table:style-name="ce3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" table:style-name="ce3">
            <text:p>16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2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330" table:style-name="ce3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" table:style-name="ce3">
            <text:p>16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2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70" table:style-name="ce3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" table:style-name="ce3">
            <text:p>16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2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Продажа</text:p>
          </table:table-cell>
          <table:table-cell office:value-type="float" office:value="24" table:style-name="ce3">
            <text:p>24</text:p>
          </table:table-cell>
          <table:table-cell office:value-type="float" office:value="370" table:style-name="ce3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" table:style-name="ce3">
            <text:p>16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2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" table:style-name="ce3">
            <text:p>16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2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Продажа</text:p>
          </table:table-cell>
          <table:table-cell office:value-type="float" office:value="60" table:style-name="ce3">
            <text:p>6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" table:style-name="ce3">
            <text:p>16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3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" table:style-name="ce3">
            <text:p>17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3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родажа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" table:style-name="ce3">
            <text:p>17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" table:style-name="ce3">
            <text:p>17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родажа</text:p>
          </table:table-cell>
          <table:table-cell office:value-type="float" office:value="110" table:style-name="ce3">
            <text:p>11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" table:style-name="ce3">
            <text:p>17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3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" table:style-name="ce3">
            <text:p>17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3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родажа</text:p>
          </table:table-cell>
          <table:table-cell office:value-type="float" office:value="90" table:style-name="ce3">
            <text:p>9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" table:style-name="ce3">
            <text:p>17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3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" table:style-name="ce3">
            <text:p>17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3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родажа</text:p>
          </table:table-cell>
          <table:table-cell office:value-type="float" office:value="150" table:style-name="ce3">
            <text:p>15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" table:style-name="ce3">
            <text:p>17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3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" table:style-name="ce3">
            <text:p>17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3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родажа</text:p>
          </table:table-cell>
          <table:table-cell office:value-type="float" office:value="90" table:style-name="ce3">
            <text:p>9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" table:style-name="ce3">
            <text:p>17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3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" table:style-name="ce3">
            <text:p>18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3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родажа</text:p>
          </table:table-cell>
          <table:table-cell office:value-type="float" office:value="100" table:style-name="ce3">
            <text:p>10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" table:style-name="ce3">
            <text:p>18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3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9" table:style-name="ce3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" table:style-name="ce3">
            <text:p>18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3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Продажа</text:p>
          </table:table-cell>
          <table:table-cell office:value-type="float" office:value="60" table:style-name="ce3">
            <text:p>60</text:p>
          </table:table-cell>
          <table:table-cell office:value-type="float" office:value="49" table:style-name="ce3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" table:style-name="ce3">
            <text:p>18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3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" table:style-name="ce3">
            <text:p>18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3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" table:style-name="ce3">
            <text:p>18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3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2" table:style-name="ce3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" table:style-name="ce3">
            <text:p>18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3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52" table:style-name="ce3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" table:style-name="ce3">
            <text:p>18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3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47" table:style-name="ce3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" table:style-name="ce3">
            <text:p>18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3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47" table:style-name="ce3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" table:style-name="ce3">
            <text:p>18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3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5" table:style-name="ce3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" table:style-name="ce3">
            <text:p>19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3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45" table:style-name="ce3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" table:style-name="ce3">
            <text:p>19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3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" table:style-name="ce3">
            <text:p>19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3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Продажа</text:p>
          </table:table-cell>
          <table:table-cell office:value-type="float" office:value="100" table:style-name="ce3">
            <text:p>10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" table:style-name="ce3">
            <text:p>19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3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" table:style-name="ce3">
            <text:p>19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3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Продажа</text:p>
          </table:table-cell>
          <table:table-cell office:value-type="float" office:value="20" table:style-name="ce3">
            <text:p>20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" table:style-name="ce3">
            <text:p>19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3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4" table:style-name="ce3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" table:style-name="ce3">
            <text:p>19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3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44" table:style-name="ce3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" table:style-name="ce3">
            <text:p>19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3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" table:style-name="ce3">
            <text:p>19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3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" table:style-name="ce3">
            <text:p>19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3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65" table:style-name="ce3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" table:style-name="ce3">
            <text:p>20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3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Продажа</text:p>
          </table:table-cell>
          <table:table-cell office:value-type="float" office:value="40" table:style-name="ce3">
            <text:p>40</text:p>
          </table:table-cell>
          <table:table-cell office:value-type="float" office:value="65" table:style-name="ce3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" table:style-name="ce3">
            <text:p>20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3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" table:style-name="ce3">
            <text:p>20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3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Продажа</text:p>
          </table:table-cell>
          <table:table-cell office:value-type="float" office:value="60" table:style-name="ce3">
            <text:p>6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" table:style-name="ce3">
            <text:p>20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3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" table:style-name="ce3">
            <text:p>20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3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Продажа</text:p>
          </table:table-cell>
          <table:table-cell office:value-type="float" office:value="40" table:style-name="ce3">
            <text:p>40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" table:style-name="ce3">
            <text:p>20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3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30" table:style-name="ce3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" table:style-name="ce3">
            <text:p>20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3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330" table:style-name="ce3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" table:style-name="ce3">
            <text:p>20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3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70" table:style-name="ce3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" table:style-name="ce3">
            <text:p>20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3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Продажа</text:p>
          </table:table-cell>
          <table:table-cell office:value-type="float" office:value="24" table:style-name="ce3">
            <text:p>24</text:p>
          </table:table-cell>
          <table:table-cell office:value-type="float" office:value="370" table:style-name="ce3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" table:style-name="ce3">
            <text:p>20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3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" table:style-name="ce3">
            <text:p>21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3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Продажа</text:p>
          </table:table-cell>
          <table:table-cell office:value-type="float" office:value="60" table:style-name="ce3">
            <text:p>6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" table:style-name="ce3">
            <text:p>21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" table:style-name="ce3">
            <text:p>21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" table:style-name="ce3">
            <text:p>21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4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" table:style-name="ce3">
            <text:p>21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4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родажа</text:p>
          </table:table-cell>
          <table:table-cell office:value-type="float" office:value="49" table:style-name="ce3">
            <text:p>49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" table:style-name="ce3">
            <text:p>21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4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" table:style-name="ce3">
            <text:p>21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4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родажа</text:p>
          </table:table-cell>
          <table:table-cell office:value-type="float" office:value="72" table:style-name="ce3">
            <text:p>72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" table:style-name="ce3">
            <text:p>21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4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" table:style-name="ce3">
            <text:p>21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4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родажа</text:p>
          </table:table-cell>
          <table:table-cell office:value-type="float" office:value="90" table:style-name="ce3">
            <text:p>9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" table:style-name="ce3">
            <text:p>21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4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" table:style-name="ce3">
            <text:p>22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4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родажа</text:p>
          </table:table-cell>
          <table:table-cell office:value-type="float" office:value="90" table:style-name="ce3">
            <text:p>9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" table:style-name="ce3">
            <text:p>22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4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" table:style-name="ce3">
            <text:p>22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4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" table:style-name="ce3">
            <text:p>22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4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9" table:style-name="ce3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" table:style-name="ce3">
            <text:p>22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4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Продажа</text:p>
          </table:table-cell>
          <table:table-cell office:value-type="float" office:value="57" table:style-name="ce3">
            <text:p>57</text:p>
          </table:table-cell>
          <table:table-cell office:value-type="float" office:value="49" table:style-name="ce3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" table:style-name="ce3">
            <text:p>22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4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" table:style-name="ce3">
            <text:p>22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4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Продажа</text:p>
          </table:table-cell>
          <table:table-cell office:value-type="float" office:value="108" table:style-name="ce3">
            <text:p>108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7" table:style-name="ce3">
            <text:p>22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4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2" table:style-name="ce3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8" table:style-name="ce3">
            <text:p>22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4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Продажа</text:p>
          </table:table-cell>
          <table:table-cell office:value-type="float" office:value="115" table:style-name="ce3">
            <text:p>115</text:p>
          </table:table-cell>
          <table:table-cell office:value-type="float" office:value="52" table:style-name="ce3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9" table:style-name="ce3">
            <text:p>22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4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7" table:style-name="ce3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0" table:style-name="ce3">
            <text:p>23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4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Продажа</text:p>
          </table:table-cell>
          <table:table-cell office:value-type="float" office:value="116" table:style-name="ce3">
            <text:p>116</text:p>
          </table:table-cell>
          <table:table-cell office:value-type="float" office:value="47" table:style-name="ce3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1" table:style-name="ce3">
            <text:p>23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4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5" table:style-name="ce3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2" table:style-name="ce3">
            <text:p>23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4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Продажа</text:p>
          </table:table-cell>
          <table:table-cell office:value-type="float" office:value="105" table:style-name="ce3">
            <text:p>105</text:p>
          </table:table-cell>
          <table:table-cell office:value-type="float" office:value="45" table:style-name="ce3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3" table:style-name="ce3">
            <text:p>23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4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4" table:style-name="ce3">
            <text:p>23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4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Продажа</text:p>
          </table:table-cell>
          <table:table-cell office:value-type="float" office:value="93" table:style-name="ce3">
            <text:p>93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5" table:style-name="ce3">
            <text:p>23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4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6" table:style-name="ce3">
            <text:p>23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4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Продажа</text:p>
          </table:table-cell>
          <table:table-cell office:value-type="float" office:value="19" table:style-name="ce3">
            <text:p>19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7" table:style-name="ce3">
            <text:p>23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4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4" table:style-name="ce3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8" table:style-name="ce3">
            <text:p>23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4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Продажа</text:p>
          </table:table-cell>
          <table:table-cell office:value-type="float" office:value="74" table:style-name="ce3">
            <text:p>74</text:p>
          </table:table-cell>
          <table:table-cell office:value-type="float" office:value="44" table:style-name="ce3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9" table:style-name="ce3">
            <text:p>23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4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0" table:style-name="ce3">
            <text:p>24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4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Продажа</text:p>
          </table:table-cell>
          <table:table-cell office:value-type="float" office:value="74" table:style-name="ce3">
            <text:p>74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1" table:style-name="ce3">
            <text:p>24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4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65" table:style-name="ce3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2" table:style-name="ce3">
            <text:p>24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4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Продажа</text:p>
          </table:table-cell>
          <table:table-cell office:value-type="float" office:value="37" table:style-name="ce3">
            <text:p>37</text:p>
          </table:table-cell>
          <table:table-cell office:value-type="float" office:value="65" table:style-name="ce3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3" table:style-name="ce3">
            <text:p>24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4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4" table:style-name="ce3">
            <text:p>24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4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Продажа</text:p>
          </table:table-cell>
          <table:table-cell office:value-type="float" office:value="56" table:style-name="ce3">
            <text:p>56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5" table:style-name="ce3">
            <text:p>24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4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6" table:style-name="ce3">
            <text:p>24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4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Продажа</text:p>
          </table:table-cell>
          <table:table-cell office:value-type="float" office:value="37" table:style-name="ce3">
            <text:p>37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7" table:style-name="ce3">
            <text:p>24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4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30" table:style-name="ce3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8" table:style-name="ce3">
            <text:p>24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4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Продажа</text:p>
          </table:table-cell>
          <table:table-cell office:value-type="float" office:value="74" table:style-name="ce3">
            <text:p>74</text:p>
          </table:table-cell>
          <table:table-cell office:value-type="float" office:value="330" table:style-name="ce3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9" table:style-name="ce3">
            <text:p>24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4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70" table:style-name="ce3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0" table:style-name="ce3">
            <text:p>25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4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Продажа</text:p>
          </table:table-cell>
          <table:table-cell office:value-type="float" office:value="23" table:style-name="ce3">
            <text:p>23</text:p>
          </table:table-cell>
          <table:table-cell office:value-type="float" office:value="370" table:style-name="ce3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1" table:style-name="ce3">
            <text:p>25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4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2" table:style-name="ce3">
            <text:p>25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4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Продажа</text:p>
          </table:table-cell>
          <table:table-cell office:value-type="float" office:value="56" table:style-name="ce3">
            <text:p>56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3" table:style-name="ce3">
            <text:p>25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4" table:style-name="ce3">
            <text:p>25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родажа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5" table:style-name="ce3">
            <text:p>25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6" table:style-name="ce3">
            <text:p>25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родажа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7" table:style-name="ce3">
            <text:p>25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5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8" table:style-name="ce3">
            <text:p>25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5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родажа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9" table:style-name="ce3">
            <text:p>25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5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0" table:style-name="ce3">
            <text:p>26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5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родажа</text:p>
          </table:table-cell>
          <table:table-cell office:value-type="float" office:value="145" table:style-name="ce3">
            <text:p>145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1" table:style-name="ce3">
            <text:p>26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5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2" table:style-name="ce3">
            <text:p>26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5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родажа</text:p>
          </table:table-cell>
          <table:table-cell office:value-type="float" office:value="150" table:style-name="ce3">
            <text:p>15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3" table:style-name="ce3">
            <text:p>26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5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4" table:style-name="ce3">
            <text:p>26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5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5" table:style-name="ce3">
            <text:p>26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5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9" table:style-name="ce3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6" table:style-name="ce3">
            <text:p>26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5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49" table:style-name="ce3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7" table:style-name="ce3">
            <text:p>26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5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8" table:style-name="ce3">
            <text:p>26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5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Продажа</text:p>
          </table:table-cell>
          <table:table-cell office:value-type="float" office:value="159" table:style-name="ce3">
            <text:p>159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9" table:style-name="ce3">
            <text:p>26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5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2" table:style-name="ce3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0" table:style-name="ce3">
            <text:p>27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5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Продажа</text:p>
          </table:table-cell>
          <table:table-cell office:value-type="float" office:value="159" table:style-name="ce3">
            <text:p>159</text:p>
          </table:table-cell>
          <table:table-cell office:value-type="float" office:value="52" table:style-name="ce3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1" table:style-name="ce3">
            <text:p>27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5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7" table:style-name="ce3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2" table:style-name="ce3">
            <text:p>27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5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Продажа</text:p>
          </table:table-cell>
          <table:table-cell office:value-type="float" office:value="159" table:style-name="ce3">
            <text:p>159</text:p>
          </table:table-cell>
          <table:table-cell office:value-type="float" office:value="47" table:style-name="ce3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3" table:style-name="ce3">
            <text:p>27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5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45" table:style-name="ce3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4" table:style-name="ce3">
            <text:p>27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5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Продажа</text:p>
          </table:table-cell>
          <table:table-cell office:value-type="float" office:value="159" table:style-name="ce3">
            <text:p>159</text:p>
          </table:table-cell>
          <table:table-cell office:value-type="float" office:value="45" table:style-name="ce3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5" table:style-name="ce3">
            <text:p>27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5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6" table:style-name="ce3">
            <text:p>27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5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Продажа</text:p>
          </table:table-cell>
          <table:table-cell office:value-type="float" office:value="133" table:style-name="ce3">
            <text:p>133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7" table:style-name="ce3">
            <text:p>27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5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8" table:style-name="ce3">
            <text:p>27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5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Продажа</text:p>
          </table:table-cell>
          <table:table-cell office:value-type="float" office:value="27" table:style-name="ce3">
            <text:p>27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9" table:style-name="ce3">
            <text:p>27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5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4" table:style-name="ce3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0" table:style-name="ce3">
            <text:p>28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5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Продажа</text:p>
          </table:table-cell>
          <table:table-cell office:value-type="float" office:value="106" table:style-name="ce3">
            <text:p>106</text:p>
          </table:table-cell>
          <table:table-cell office:value-type="float" office:value="44" table:style-name="ce3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1" table:style-name="ce3">
            <text:p>28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5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2" table:style-name="ce3">
            <text:p>28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5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Продажа</text:p>
          </table:table-cell>
          <table:table-cell office:value-type="float" office:value="106" table:style-name="ce3">
            <text:p>106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3" table:style-name="ce3">
            <text:p>28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5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65" table:style-name="ce3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4" table:style-name="ce3">
            <text:p>28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5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Продажа</text:p>
          </table:table-cell>
          <table:table-cell office:value-type="float" office:value="53" table:style-name="ce3">
            <text:p>53</text:p>
          </table:table-cell>
          <table:table-cell office:value-type="float" office:value="65" table:style-name="ce3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5" table:style-name="ce3">
            <text:p>28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5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6" table:style-name="ce3">
            <text:p>28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5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7" table:style-name="ce3">
            <text:p>28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5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8" table:style-name="ce3">
            <text:p>28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5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Продажа</text:p>
          </table:table-cell>
          <table:table-cell office:value-type="float" office:value="53" table:style-name="ce3">
            <text:p>53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9" table:style-name="ce3">
            <text:p>28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5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330" table:style-name="ce3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0" table:style-name="ce3">
            <text:p>29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5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Продажа</text:p>
          </table:table-cell>
          <table:table-cell office:value-type="float" office:value="106" table:style-name="ce3">
            <text:p>106</text:p>
          </table:table-cell>
          <table:table-cell office:value-type="float" office:value="330" table:style-name="ce3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1" table:style-name="ce3">
            <text:p>29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5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70" table:style-name="ce3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2" table:style-name="ce3">
            <text:p>29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5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Продажа</text:p>
          </table:table-cell>
          <table:table-cell office:value-type="float" office:value="32" table:style-name="ce3">
            <text:p>32</text:p>
          </table:table-cell>
          <table:table-cell office:value-type="float" office:value="370" table:style-name="ce3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3" table:style-name="ce3">
            <text:p>29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5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4" table:style-name="ce3">
            <text:p>29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5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5" table:style-name="ce3">
            <text:p>29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6" table:style-name="ce3">
            <text:p>29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родажа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7" table:style-name="ce3">
            <text:p>29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6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8" table:style-name="ce3">
            <text:p>29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6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9" table:style-name="ce3">
            <text:p>29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6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0" table:style-name="ce3">
            <text:p>30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6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1" table:style-name="ce3">
            <text:p>30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6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3" table:visibility="filter">
          <table:table-cell office:value-type="float" office:value="302" table:style-name="ce3">
            <text:p>30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6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родажа</text:p>
          </table:table-cell>
          <table:table-cell office:value-type="float" office:value="150" table:style-name="ce3">
            <text:p>15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3" table:visibility="filter">
          <table:table-cell office:value-type="float" office:value="303" table:style-name="ce3">
            <text:p>30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6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4" table:style-name="ce3">
            <text:p>30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6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родажа</text:p>
          </table:table-cell>
          <table:table-cell office:value-type="float" office:value="90" table:style-name="ce3">
            <text:p>9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5" table:style-name="ce3">
            <text:p>30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6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6" table:style-name="ce3">
            <text:p>30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6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родажа</text:p>
          </table:table-cell>
          <table:table-cell office:value-type="float" office:value="100" table:style-name="ce3">
            <text:p>10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7" table:style-name="ce3">
            <text:p>30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6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9" table:style-name="ce3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8" table:style-name="ce3">
            <text:p>30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6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Продажа</text:p>
          </table:table-cell>
          <table:table-cell office:value-type="float" office:value="60" table:style-name="ce3">
            <text:p>60</text:p>
          </table:table-cell>
          <table:table-cell office:value-type="float" office:value="49" table:style-name="ce3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9" table:style-name="ce3">
            <text:p>30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6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0" table:style-name="ce3">
            <text:p>31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6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1" table:style-name="ce3">
            <text:p>31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6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2" table:style-name="ce3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2" table:style-name="ce3">
            <text:p>31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6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52" table:style-name="ce3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3" table:style-name="ce3">
            <text:p>31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6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7" table:style-name="ce3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4" table:style-name="ce3">
            <text:p>31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6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47" table:style-name="ce3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5" table:style-name="ce3">
            <text:p>31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6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45" table:style-name="ce3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6" table:style-name="ce3">
            <text:p>31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6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45" table:style-name="ce3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7" table:style-name="ce3">
            <text:p>31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6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8" table:style-name="ce3">
            <text:p>31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6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Продажа</text:p>
          </table:table-cell>
          <table:table-cell office:value-type="float" office:value="100" table:style-name="ce3">
            <text:p>10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9" table:style-name="ce3">
            <text:p>31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6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0" table:style-name="ce3">
            <text:p>32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6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Продажа</text:p>
          </table:table-cell>
          <table:table-cell office:value-type="float" office:value="20" table:style-name="ce3">
            <text:p>20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1" table:style-name="ce3">
            <text:p>32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6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44" table:style-name="ce3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2" table:style-name="ce3">
            <text:p>32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6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44" table:style-name="ce3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3" table:style-name="ce3">
            <text:p>32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6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4" table:style-name="ce3">
            <text:p>32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6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5" table:style-name="ce3">
            <text:p>32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6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65" table:style-name="ce3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6" table:style-name="ce3">
            <text:p>32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6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Продажа</text:p>
          </table:table-cell>
          <table:table-cell office:value-type="float" office:value="40" table:style-name="ce3">
            <text:p>40</text:p>
          </table:table-cell>
          <table:table-cell office:value-type="float" office:value="65" table:style-name="ce3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7" table:style-name="ce3">
            <text:p>32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6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8" table:style-name="ce3">
            <text:p>32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6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Продажа</text:p>
          </table:table-cell>
          <table:table-cell office:value-type="float" office:value="60" table:style-name="ce3">
            <text:p>6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9" table:style-name="ce3">
            <text:p>32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6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0" table:style-name="ce3">
            <text:p>33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6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Продажа</text:p>
          </table:table-cell>
          <table:table-cell office:value-type="float" office:value="40" table:style-name="ce3">
            <text:p>40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1" table:style-name="ce3">
            <text:p>33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6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330" table:style-name="ce3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2" table:style-name="ce3">
            <text:p>33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6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330" table:style-name="ce3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3" table:style-name="ce3">
            <text:p>33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6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70" table:style-name="ce3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4" table:style-name="ce3">
            <text:p>33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6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Продажа</text:p>
          </table:table-cell>
          <table:table-cell office:value-type="float" office:value="24" table:style-name="ce3">
            <text:p>24</text:p>
          </table:table-cell>
          <table:table-cell office:value-type="float" office:value="370" table:style-name="ce3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5" table:style-name="ce3">
            <text:p>33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6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6" table:style-name="ce3">
            <text:p>33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16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Продажа</text:p>
          </table:table-cell>
          <table:table-cell office:value-type="float" office:value="60" table:style-name="ce3">
            <text:p>6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7" table:style-name="ce3">
            <text:p>33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2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8" table:style-name="ce3">
            <text:p>33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2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родажа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9" table:style-name="ce3">
            <text:p>33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2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0" table:style-name="ce3">
            <text:p>34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2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1" table:style-name="ce3">
            <text:p>34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2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2" table:style-name="ce3">
            <text:p>34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2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родажа</text:p>
          </table:table-cell>
          <table:table-cell office:value-type="float" office:value="90" table:style-name="ce3">
            <text:p>9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3" table:style-name="ce3">
            <text:p>34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2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4" table:style-name="ce3">
            <text:p>34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2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родажа</text:p>
          </table:table-cell>
          <table:table-cell office:value-type="float" office:value="140" table:style-name="ce3">
            <text:p>14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5" table:style-name="ce3">
            <text:p>34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2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6" table:style-name="ce3">
            <text:p>34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2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родажа</text:p>
          </table:table-cell>
          <table:table-cell office:value-type="float" office:value="90" table:style-name="ce3">
            <text:p>9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7" table:style-name="ce3">
            <text:p>34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2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8" table:style-name="ce3">
            <text:p>34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2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родажа</text:p>
          </table:table-cell>
          <table:table-cell office:value-type="float" office:value="100" table:style-name="ce3">
            <text:p>10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9" table:style-name="ce3">
            <text:p>34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2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9" table:style-name="ce3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0" table:style-name="ce3">
            <text:p>35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2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Продажа</text:p>
          </table:table-cell>
          <table:table-cell office:value-type="float" office:value="60" table:style-name="ce3">
            <text:p>60</text:p>
          </table:table-cell>
          <table:table-cell office:value-type="float" office:value="49" table:style-name="ce3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1" table:style-name="ce3">
            <text:p>35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2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2" table:style-name="ce3">
            <text:p>35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2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3" table:style-name="ce3">
            <text:p>35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2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2" table:style-name="ce3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4" table:style-name="ce3">
            <text:p>35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2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52" table:style-name="ce3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5" table:style-name="ce3">
            <text:p>35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2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7" table:style-name="ce3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6" table:style-name="ce3">
            <text:p>35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2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47" table:style-name="ce3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7" table:style-name="ce3">
            <text:p>35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2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5" table:style-name="ce3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8" table:style-name="ce3">
            <text:p>35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2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45" table:style-name="ce3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9" table:style-name="ce3">
            <text:p>35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2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0" table:style-name="ce3">
            <text:p>36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2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Продажа</text:p>
          </table:table-cell>
          <table:table-cell office:value-type="float" office:value="100" table:style-name="ce3">
            <text:p>10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1" table:style-name="ce3">
            <text:p>36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2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2" table:style-name="ce3">
            <text:p>36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2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Продажа</text:p>
          </table:table-cell>
          <table:table-cell office:value-type="float" office:value="20" table:style-name="ce3">
            <text:p>20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3" table:style-name="ce3">
            <text:p>36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2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44" table:style-name="ce3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4" table:style-name="ce3">
            <text:p>36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2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44" table:style-name="ce3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5" table:style-name="ce3">
            <text:p>36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2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6" table:style-name="ce3">
            <text:p>36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2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7" table:style-name="ce3">
            <text:p>36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2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65" table:style-name="ce3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8" table:style-name="ce3">
            <text:p>36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2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Продажа</text:p>
          </table:table-cell>
          <table:table-cell office:value-type="float" office:value="40" table:style-name="ce3">
            <text:p>40</text:p>
          </table:table-cell>
          <table:table-cell office:value-type="float" office:value="65" table:style-name="ce3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9" table:style-name="ce3">
            <text:p>36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2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0" table:style-name="ce3">
            <text:p>37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2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Продажа</text:p>
          </table:table-cell>
          <table:table-cell office:value-type="float" office:value="60" table:style-name="ce3">
            <text:p>6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1" table:style-name="ce3">
            <text:p>37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2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2" table:style-name="ce3">
            <text:p>37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2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Продажа</text:p>
          </table:table-cell>
          <table:table-cell office:value-type="float" office:value="40" table:style-name="ce3">
            <text:p>40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3" table:style-name="ce3">
            <text:p>37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2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30" table:style-name="ce3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4" table:style-name="ce3">
            <text:p>37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2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330" table:style-name="ce3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5" table:style-name="ce3">
            <text:p>37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2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70" table:style-name="ce3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6" table:style-name="ce3">
            <text:p>37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2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Продажа</text:p>
          </table:table-cell>
          <table:table-cell office:value-type="float" office:value="24" table:style-name="ce3">
            <text:p>24</text:p>
          </table:table-cell>
          <table:table-cell office:value-type="float" office:value="370" table:style-name="ce3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7" table:style-name="ce3">
            <text:p>37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2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8" table:style-name="ce3">
            <text:p>37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2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Продажа</text:p>
          </table:table-cell>
          <table:table-cell office:value-type="float" office:value="60" table:style-name="ce3">
            <text:p>6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9" table:style-name="ce3">
            <text:p>37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3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0" table:style-name="ce3">
            <text:p>38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3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1" table:style-name="ce3">
            <text:p>38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2" table:style-name="ce3">
            <text:p>38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родажа</text:p>
          </table:table-cell>
          <table:table-cell office:value-type="float" office:value="60" table:style-name="ce3">
            <text:p>6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3" table:style-name="ce3">
            <text:p>38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3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4" table:style-name="ce3">
            <text:p>38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3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родажа</text:p>
          </table:table-cell>
          <table:table-cell office:value-type="float" office:value="70" table:style-name="ce3">
            <text:p>7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5" table:style-name="ce3">
            <text:p>38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3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6" table:style-name="ce3">
            <text:p>38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3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родажа</text:p>
          </table:table-cell>
          <table:table-cell office:value-type="float" office:value="90" table:style-name="ce3">
            <text:p>9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7" table:style-name="ce3">
            <text:p>38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3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8" table:style-name="ce3">
            <text:p>38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3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родажа</text:p>
          </table:table-cell>
          <table:table-cell office:value-type="float" office:value="90" table:style-name="ce3">
            <text:p>9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9" table:style-name="ce3">
            <text:p>38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3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0" table:style-name="ce3">
            <text:p>39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3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1" table:style-name="ce3">
            <text:p>39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3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9" table:style-name="ce3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2" table:style-name="ce3">
            <text:p>39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3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Продажа</text:p>
          </table:table-cell>
          <table:table-cell office:value-type="float" office:value="59" table:style-name="ce3">
            <text:p>59</text:p>
          </table:table-cell>
          <table:table-cell office:value-type="float" office:value="49" table:style-name="ce3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3" table:style-name="ce3">
            <text:p>39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3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4" table:style-name="ce3">
            <text:p>39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3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Продажа</text:p>
          </table:table-cell>
          <table:table-cell office:value-type="float" office:value="111" table:style-name="ce3">
            <text:p>111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5" table:style-name="ce3">
            <text:p>39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3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2" table:style-name="ce3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6" table:style-name="ce3">
            <text:p>39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3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Продажа</text:p>
          </table:table-cell>
          <table:table-cell office:value-type="float" office:value="119" table:style-name="ce3">
            <text:p>119</text:p>
          </table:table-cell>
          <table:table-cell office:value-type="float" office:value="52" table:style-name="ce3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7" table:style-name="ce3">
            <text:p>39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3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7" table:style-name="ce3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8" table:style-name="ce3">
            <text:p>39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3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Продажа</text:p>
          </table:table-cell>
          <table:table-cell office:value-type="float" office:value="105" table:style-name="ce3">
            <text:p>105</text:p>
          </table:table-cell>
          <table:table-cell office:value-type="float" office:value="47" table:style-name="ce3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9" table:style-name="ce3">
            <text:p>39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3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5" table:style-name="ce3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0" table:style-name="ce3">
            <text:p>40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3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Продажа</text:p>
          </table:table-cell>
          <table:table-cell office:value-type="float" office:value="114" table:style-name="ce3">
            <text:p>114</text:p>
          </table:table-cell>
          <table:table-cell office:value-type="float" office:value="45" table:style-name="ce3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1" table:style-name="ce3">
            <text:p>40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3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2" table:style-name="ce3">
            <text:p>40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3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Продажа</text:p>
          </table:table-cell>
          <table:table-cell office:value-type="float" office:value="93" table:style-name="ce3">
            <text:p>93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3" table:style-name="ce3">
            <text:p>40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3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4" table:style-name="ce3">
            <text:p>40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3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Продажа</text:p>
          </table:table-cell>
          <table:table-cell office:value-type="float" office:value="19" table:style-name="ce3">
            <text:p>19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5" table:style-name="ce3">
            <text:p>40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3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4" table:style-name="ce3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6" table:style-name="ce3">
            <text:p>40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3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Продажа</text:p>
          </table:table-cell>
          <table:table-cell office:value-type="float" office:value="74" table:style-name="ce3">
            <text:p>74</text:p>
          </table:table-cell>
          <table:table-cell office:value-type="float" office:value="44" table:style-name="ce3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7" table:style-name="ce3">
            <text:p>40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3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8" table:style-name="ce3">
            <text:p>40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3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Продажа</text:p>
          </table:table-cell>
          <table:table-cell office:value-type="float" office:value="74" table:style-name="ce3">
            <text:p>74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9" table:style-name="ce3">
            <text:p>40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3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65" table:style-name="ce3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0" table:style-name="ce3">
            <text:p>41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3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Продажа</text:p>
          </table:table-cell>
          <table:table-cell office:value-type="float" office:value="37" table:style-name="ce3">
            <text:p>37</text:p>
          </table:table-cell>
          <table:table-cell office:value-type="float" office:value="65" table:style-name="ce3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1" table:style-name="ce3">
            <text:p>41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3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2" table:style-name="ce3">
            <text:p>41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3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Продажа</text:p>
          </table:table-cell>
          <table:table-cell office:value-type="float" office:value="56" table:style-name="ce3">
            <text:p>56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3" table:style-name="ce3">
            <text:p>41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3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4" table:style-name="ce3">
            <text:p>41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3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Продажа</text:p>
          </table:table-cell>
          <table:table-cell office:value-type="float" office:value="37" table:style-name="ce3">
            <text:p>37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5" table:style-name="ce3">
            <text:p>41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3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30" table:style-name="ce3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6" table:style-name="ce3">
            <text:p>41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3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Продажа</text:p>
          </table:table-cell>
          <table:table-cell office:value-type="float" office:value="74" table:style-name="ce3">
            <text:p>74</text:p>
          </table:table-cell>
          <table:table-cell office:value-type="float" office:value="330" table:style-name="ce3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7" table:style-name="ce3">
            <text:p>41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3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370" table:style-name="ce3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8" table:style-name="ce3">
            <text:p>41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3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Продажа</text:p>
          </table:table-cell>
          <table:table-cell office:value-type="float" office:value="23" table:style-name="ce3">
            <text:p>23</text:p>
          </table:table-cell>
          <table:table-cell office:value-type="float" office:value="370" table:style-name="ce3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9" table:style-name="ce3">
            <text:p>41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3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0" table:style-name="ce3">
            <text:p>42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3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Продажа</text:p>
          </table:table-cell>
          <table:table-cell office:value-type="float" office:value="61" table:style-name="ce3">
            <text:p>61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1" table:style-name="ce3">
            <text:p>42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2" table:style-name="ce3">
            <text:p>42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родажа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3" table:style-name="ce3">
            <text:p>42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4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4" table:style-name="ce3">
            <text:p>42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4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5" table:style-name="ce3">
            <text:p>42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4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6" table:style-name="ce3">
            <text:p>42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4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родажа</text:p>
          </table:table-cell>
          <table:table-cell office:value-type="float" office:value="90" table:style-name="ce3">
            <text:p>9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7" table:style-name="ce3">
            <text:p>42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4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8" table:style-name="ce3">
            <text:p>42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4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родажа</text:p>
          </table:table-cell>
          <table:table-cell office:value-type="float" office:value="150" table:style-name="ce3">
            <text:p>15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9" table:style-name="ce3">
            <text:p>42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4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0" table:style-name="ce3">
            <text:p>43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4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1" table:style-name="ce3">
            <text:p>43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4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2" table:style-name="ce3">
            <text:p>43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4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родажа</text:p>
          </table:table-cell>
          <table:table-cell office:value-type="float" office:value="100" table:style-name="ce3">
            <text:p>10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3" table:style-name="ce3">
            <text:p>43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4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49" table:style-name="ce3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4" table:style-name="ce3">
            <text:p>43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4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Продажа</text:p>
          </table:table-cell>
          <table:table-cell office:value-type="float" office:value="60" table:style-name="ce3">
            <text:p>60</text:p>
          </table:table-cell>
          <table:table-cell office:value-type="float" office:value="49" table:style-name="ce3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5" table:style-name="ce3">
            <text:p>43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4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6" table:style-name="ce3">
            <text:p>43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4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7" table:style-name="ce3">
            <text:p>43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4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2" table:style-name="ce3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8" table:style-name="ce3">
            <text:p>43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4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52" table:style-name="ce3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9" table:style-name="ce3">
            <text:p>43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4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7" table:style-name="ce3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0" table:style-name="ce3">
            <text:p>44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4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47" table:style-name="ce3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1" table:style-name="ce3">
            <text:p>44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4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5" table:style-name="ce3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2" table:style-name="ce3">
            <text:p>44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4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45" table:style-name="ce3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3" table:style-name="ce3">
            <text:p>44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4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4" table:style-name="ce3">
            <text:p>44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4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Продажа</text:p>
          </table:table-cell>
          <table:table-cell office:value-type="float" office:value="100" table:style-name="ce3">
            <text:p>10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5" table:style-name="ce3">
            <text:p>44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4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6" table:style-name="ce3">
            <text:p>44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4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Продажа</text:p>
          </table:table-cell>
          <table:table-cell office:value-type="float" office:value="20" table:style-name="ce3">
            <text:p>20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7" table:style-name="ce3">
            <text:p>44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4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4" table:style-name="ce3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8" table:style-name="ce3">
            <text:p>44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4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44" table:style-name="ce3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9" table:style-name="ce3">
            <text:p>44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4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0" table:style-name="ce3">
            <text:p>45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4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1" table:style-name="ce3">
            <text:p>45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4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65" table:style-name="ce3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2" table:style-name="ce3">
            <text:p>45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4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Продажа</text:p>
          </table:table-cell>
          <table:table-cell office:value-type="float" office:value="40" table:style-name="ce3">
            <text:p>40</text:p>
          </table:table-cell>
          <table:table-cell office:value-type="float" office:value="65" table:style-name="ce3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3" table:style-name="ce3">
            <text:p>45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4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4" table:style-name="ce3">
            <text:p>45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4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Продажа</text:p>
          </table:table-cell>
          <table:table-cell office:value-type="float" office:value="60" table:style-name="ce3">
            <text:p>6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5" table:style-name="ce3">
            <text:p>45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4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6" table:style-name="ce3">
            <text:p>45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4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Продажа</text:p>
          </table:table-cell>
          <table:table-cell office:value-type="float" office:value="40" table:style-name="ce3">
            <text:p>40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7" table:style-name="ce3">
            <text:p>45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4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30" table:style-name="ce3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8" table:style-name="ce3">
            <text:p>45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4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330" table:style-name="ce3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9" table:style-name="ce3">
            <text:p>45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4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370" table:style-name="ce3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0" table:style-name="ce3">
            <text:p>46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4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Продажа</text:p>
          </table:table-cell>
          <table:table-cell office:value-type="float" office:value="24" table:style-name="ce3">
            <text:p>24</text:p>
          </table:table-cell>
          <table:table-cell office:value-type="float" office:value="370" table:style-name="ce3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1" table:style-name="ce3">
            <text:p>46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4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2" table:style-name="ce3">
            <text:p>46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4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Продажа</text:p>
          </table:table-cell>
          <table:table-cell office:value-type="float" office:value="60" table:style-name="ce3">
            <text:p>6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3" table:style-name="ce3">
            <text:p>46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4" table:style-name="ce3">
            <text:p>46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родажа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5" table:style-name="ce3">
            <text:p>46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6" table:style-name="ce3">
            <text:p>46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родажа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7" table:style-name="ce3">
            <text:p>46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5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8" table:style-name="ce3">
            <text:p>46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5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родажа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9" table:style-name="ce3">
            <text:p>46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5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0" table:style-name="ce3">
            <text:p>47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5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родажа</text:p>
          </table:table-cell>
          <table:table-cell office:value-type="float" office:value="150" table:style-name="ce3">
            <text:p>15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1" table:style-name="ce3">
            <text:p>47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5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2" table:style-name="ce3">
            <text:p>47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5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родажа</text:p>
          </table:table-cell>
          <table:table-cell office:value-type="float" office:value="138" table:style-name="ce3">
            <text:p>138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3" table:style-name="ce3">
            <text:p>47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5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4" table:style-name="ce3">
            <text:p>47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5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5" table:style-name="ce3">
            <text:p>47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5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49" table:style-name="ce3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6" table:style-name="ce3">
            <text:p>47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5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49" table:style-name="ce3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7" table:style-name="ce3">
            <text:p>47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5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8" table:style-name="ce3">
            <text:p>47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5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Продажа</text:p>
          </table:table-cell>
          <table:table-cell office:value-type="float" office:value="159" table:style-name="ce3">
            <text:p>159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9" table:style-name="ce3">
            <text:p>47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5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2" table:style-name="ce3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0" table:style-name="ce3">
            <text:p>48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5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Продажа</text:p>
          </table:table-cell>
          <table:table-cell office:value-type="float" office:value="159" table:style-name="ce3">
            <text:p>159</text:p>
          </table:table-cell>
          <table:table-cell office:value-type="float" office:value="52" table:style-name="ce3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1" table:style-name="ce3">
            <text:p>48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5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47" table:style-name="ce3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2" table:style-name="ce3">
            <text:p>48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5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Продажа</text:p>
          </table:table-cell>
          <table:table-cell office:value-type="float" office:value="159" table:style-name="ce3">
            <text:p>159</text:p>
          </table:table-cell>
          <table:table-cell office:value-type="float" office:value="47" table:style-name="ce3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3" table:style-name="ce3">
            <text:p>48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5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5" table:style-name="ce3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4" table:style-name="ce3">
            <text:p>48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5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Продажа</text:p>
          </table:table-cell>
          <table:table-cell office:value-type="float" office:value="159" table:style-name="ce3">
            <text:p>159</text:p>
          </table:table-cell>
          <table:table-cell office:value-type="float" office:value="45" table:style-name="ce3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5" table:style-name="ce3">
            <text:p>48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5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6" table:style-name="ce3">
            <text:p>48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5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Продажа</text:p>
          </table:table-cell>
          <table:table-cell office:value-type="float" office:value="133" table:style-name="ce3">
            <text:p>133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7" table:style-name="ce3">
            <text:p>48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5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4" table:visibility="filter">
          <table:table-cell office:value-type="float" office:value="488" table:style-name="ce3">
            <text:p>48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5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Продажа</text:p>
          </table:table-cell>
          <table:table-cell office:value-type="float" office:value="27" table:style-name="ce3">
            <text:p>27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4" table:visibility="filter">
          <table:table-cell office:value-type="float" office:value="489" table:style-name="ce3">
            <text:p>48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5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4" table:style-name="ce3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0" table:style-name="ce3">
            <text:p>49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5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Продажа</text:p>
          </table:table-cell>
          <table:table-cell office:value-type="float" office:value="106" table:style-name="ce3">
            <text:p>106</text:p>
          </table:table-cell>
          <table:table-cell office:value-type="float" office:value="44" table:style-name="ce3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1" table:style-name="ce3">
            <text:p>49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5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2" table:style-name="ce3">
            <text:p>49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5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Продажа</text:p>
          </table:table-cell>
          <table:table-cell office:value-type="float" office:value="106" table:style-name="ce3">
            <text:p>106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3" table:style-name="ce3">
            <text:p>49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5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65" table:style-name="ce3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4" table:style-name="ce3">
            <text:p>49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5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Продажа</text:p>
          </table:table-cell>
          <table:table-cell office:value-type="float" office:value="53" table:style-name="ce3">
            <text:p>53</text:p>
          </table:table-cell>
          <table:table-cell office:value-type="float" office:value="65" table:style-name="ce3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5" table:style-name="ce3">
            <text:p>49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5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6" table:style-name="ce3">
            <text:p>49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5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7" table:style-name="ce3">
            <text:p>49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5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8" table:style-name="ce3">
            <text:p>49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5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Продажа</text:p>
          </table:table-cell>
          <table:table-cell office:value-type="float" office:value="53" table:style-name="ce3">
            <text:p>53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9" table:style-name="ce3">
            <text:p>49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5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30" table:style-name="ce3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0" table:style-name="ce3">
            <text:p>50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5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Продажа</text:p>
          </table:table-cell>
          <table:table-cell office:value-type="float" office:value="106" table:style-name="ce3">
            <text:p>106</text:p>
          </table:table-cell>
          <table:table-cell office:value-type="float" office:value="330" table:style-name="ce3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1" table:style-name="ce3">
            <text:p>50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5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70" table:style-name="ce3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2" table:style-name="ce3">
            <text:p>50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5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Продажа</text:p>
          </table:table-cell>
          <table:table-cell office:value-type="float" office:value="32" table:style-name="ce3">
            <text:p>32</text:p>
          </table:table-cell>
          <table:table-cell office:value-type="float" office:value="370" table:style-name="ce3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3" table:style-name="ce3">
            <text:p>50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5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4" table:style-name="ce3">
            <text:p>50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5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5" table:style-name="ce3">
            <text:p>50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6" table:style-name="ce3">
            <text:p>50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родажа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7" table:style-name="ce3">
            <text:p>50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6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8" table:style-name="ce3">
            <text:p>50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6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родажа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9" table:style-name="ce3">
            <text:p>50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6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0" table:style-name="ce3">
            <text:p>51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6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родажа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1" table:style-name="ce3">
            <text:p>51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6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2" table:style-name="ce3">
            <text:p>51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6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родажа</text:p>
          </table:table-cell>
          <table:table-cell office:value-type="float" office:value="150" table:style-name="ce3">
            <text:p>15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3" table:style-name="ce3">
            <text:p>51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6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4" table:style-name="ce3">
            <text:p>51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6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родажа</text:p>
          </table:table-cell>
          <table:table-cell office:value-type="float" office:value="150" table:style-name="ce3">
            <text:p>15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5" table:style-name="ce3">
            <text:p>51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6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6" table:style-name="ce3">
            <text:p>51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6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родажа</text:p>
          </table:table-cell>
          <table:table-cell office:value-type="float" office:value="115" table:style-name="ce3">
            <text:p>115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7" table:style-name="ce3">
            <text:p>51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6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9" table:style-name="ce3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8" table:style-name="ce3">
            <text:p>51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6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49" table:style-name="ce3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9" table:style-name="ce3">
            <text:p>51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6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0" table:style-name="ce3">
            <text:p>52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6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Продажа</text:p>
          </table:table-cell>
          <table:table-cell office:value-type="float" office:value="159" table:style-name="ce3">
            <text:p>159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1" table:style-name="ce3">
            <text:p>52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6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2" table:style-name="ce3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2" table:style-name="ce3">
            <text:p>52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6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Продажа</text:p>
          </table:table-cell>
          <table:table-cell office:value-type="float" office:value="159" table:style-name="ce3">
            <text:p>159</text:p>
          </table:table-cell>
          <table:table-cell office:value-type="float" office:value="52" table:style-name="ce3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3" table:style-name="ce3">
            <text:p>52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6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47" table:style-name="ce3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4" table:style-name="ce3">
            <text:p>52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6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Продажа</text:p>
          </table:table-cell>
          <table:table-cell office:value-type="float" office:value="159" table:style-name="ce3">
            <text:p>159</text:p>
          </table:table-cell>
          <table:table-cell office:value-type="float" office:value="47" table:style-name="ce3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5" table:style-name="ce3">
            <text:p>52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6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5" table:style-name="ce3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6" table:style-name="ce3">
            <text:p>52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6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Продажа</text:p>
          </table:table-cell>
          <table:table-cell office:value-type="float" office:value="159" table:style-name="ce3">
            <text:p>159</text:p>
          </table:table-cell>
          <table:table-cell office:value-type="float" office:value="45" table:style-name="ce3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7" table:style-name="ce3">
            <text:p>52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6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8" table:style-name="ce3">
            <text:p>52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6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Продажа</text:p>
          </table:table-cell>
          <table:table-cell office:value-type="float" office:value="133" table:style-name="ce3">
            <text:p>133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9" table:style-name="ce3">
            <text:p>52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6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0" table:style-name="ce3">
            <text:p>53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6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Продажа</text:p>
          </table:table-cell>
          <table:table-cell office:value-type="float" office:value="27" table:style-name="ce3">
            <text:p>27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1" table:style-name="ce3">
            <text:p>53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6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4" table:style-name="ce3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2" table:style-name="ce3">
            <text:p>53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6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Продажа</text:p>
          </table:table-cell>
          <table:table-cell office:value-type="float" office:value="106" table:style-name="ce3">
            <text:p>106</text:p>
          </table:table-cell>
          <table:table-cell office:value-type="float" office:value="44" table:style-name="ce3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3" table:style-name="ce3">
            <text:p>53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6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4" table:style-name="ce3">
            <text:p>53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6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Продажа</text:p>
          </table:table-cell>
          <table:table-cell office:value-type="float" office:value="106" table:style-name="ce3">
            <text:p>106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5" table:style-name="ce3">
            <text:p>53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6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65" table:style-name="ce3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6" table:style-name="ce3">
            <text:p>53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6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Продажа</text:p>
          </table:table-cell>
          <table:table-cell office:value-type="float" office:value="53" table:style-name="ce3">
            <text:p>53</text:p>
          </table:table-cell>
          <table:table-cell office:value-type="float" office:value="65" table:style-name="ce3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7" table:style-name="ce3">
            <text:p>53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6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8" table:style-name="ce3">
            <text:p>53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6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9" table:style-name="ce3">
            <text:p>53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6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0" table:style-name="ce3">
            <text:p>54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6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Продажа</text:p>
          </table:table-cell>
          <table:table-cell office:value-type="float" office:value="53" table:style-name="ce3">
            <text:p>53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1" table:style-name="ce3">
            <text:p>54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6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30" table:style-name="ce3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2" table:style-name="ce3">
            <text:p>54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6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Продажа</text:p>
          </table:table-cell>
          <table:table-cell office:value-type="float" office:value="106" table:style-name="ce3">
            <text:p>106</text:p>
          </table:table-cell>
          <table:table-cell office:value-type="float" office:value="330" table:style-name="ce3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3" table:style-name="ce3">
            <text:p>54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6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70" table:style-name="ce3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4" table:style-name="ce3">
            <text:p>54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6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Продажа</text:p>
          </table:table-cell>
          <table:table-cell office:value-type="float" office:value="32" table:style-name="ce3">
            <text:p>32</text:p>
          </table:table-cell>
          <table:table-cell office:value-type="float" office:value="370" table:style-name="ce3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5" table:style-name="ce3">
            <text:p>54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6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6" table:style-name="ce3">
            <text:p>54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6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7" table:style-name="ce3">
            <text:p>54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7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8" table:style-name="ce3">
            <text:p>54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7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родажа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9" table:style-name="ce3">
            <text:p>54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7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0" table:style-name="ce3">
            <text:p>55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7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1" table:style-name="ce3">
            <text:p>55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7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2" table:style-name="ce3">
            <text:p>55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7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родажа</text:p>
          </table:table-cell>
          <table:table-cell office:value-type="float" office:value="90" table:style-name="ce3">
            <text:p>9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3" table:style-name="ce3">
            <text:p>55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7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4" table:style-name="ce3">
            <text:p>55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7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родажа</text:p>
          </table:table-cell>
          <table:table-cell office:value-type="float" office:value="150" table:style-name="ce3">
            <text:p>15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5" table:style-name="ce3">
            <text:p>55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7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6" table:style-name="ce3">
            <text:p>55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7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родажа</text:p>
          </table:table-cell>
          <table:table-cell office:value-type="float" office:value="90" table:style-name="ce3">
            <text:p>9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7" table:style-name="ce3">
            <text:p>55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7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8" table:style-name="ce3">
            <text:p>55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7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родажа</text:p>
          </table:table-cell>
          <table:table-cell office:value-type="float" office:value="90" table:style-name="ce3">
            <text:p>9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9" table:style-name="ce3">
            <text:p>55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7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9" table:style-name="ce3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0" table:style-name="ce3">
            <text:p>56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7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Продажа</text:p>
          </table:table-cell>
          <table:table-cell office:value-type="float" office:value="60" table:style-name="ce3">
            <text:p>60</text:p>
          </table:table-cell>
          <table:table-cell office:value-type="float" office:value="49" table:style-name="ce3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1" table:style-name="ce3">
            <text:p>56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7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2" table:style-name="ce3">
            <text:p>56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7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3" table:style-name="ce3">
            <text:p>56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7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2" table:style-name="ce3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4" table:style-name="ce3">
            <text:p>56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7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52" table:style-name="ce3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5" table:style-name="ce3">
            <text:p>56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7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7" table:style-name="ce3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6" table:style-name="ce3">
            <text:p>56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7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47" table:style-name="ce3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7" table:style-name="ce3">
            <text:p>56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7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5" table:style-name="ce3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8" table:style-name="ce3">
            <text:p>56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7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45" table:style-name="ce3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9" table:style-name="ce3">
            <text:p>56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7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0" table:style-name="ce3">
            <text:p>57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7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Продажа</text:p>
          </table:table-cell>
          <table:table-cell office:value-type="float" office:value="100" table:style-name="ce3">
            <text:p>10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1" table:style-name="ce3">
            <text:p>57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7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2" table:style-name="ce3">
            <text:p>57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7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Продажа</text:p>
          </table:table-cell>
          <table:table-cell office:value-type="float" office:value="20" table:style-name="ce3">
            <text:p>20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3" table:style-name="ce3">
            <text:p>57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7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4" table:style-name="ce3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4" table:style-name="ce3">
            <text:p>57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7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44" table:style-name="ce3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5" table:style-name="ce3">
            <text:p>57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7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6" table:style-name="ce3">
            <text:p>57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7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7" table:style-name="ce3">
            <text:p>57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7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65" table:style-name="ce3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8" table:style-name="ce3">
            <text:p>57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7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Продажа</text:p>
          </table:table-cell>
          <table:table-cell office:value-type="float" office:value="40" table:style-name="ce3">
            <text:p>40</text:p>
          </table:table-cell>
          <table:table-cell office:value-type="float" office:value="65" table:style-name="ce3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9" table:style-name="ce3">
            <text:p>57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7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0" table:style-name="ce3">
            <text:p>58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7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Продажа</text:p>
          </table:table-cell>
          <table:table-cell office:value-type="float" office:value="60" table:style-name="ce3">
            <text:p>6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1" table:style-name="ce3">
            <text:p>58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7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2" table:style-name="ce3">
            <text:p>58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7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Продажа</text:p>
          </table:table-cell>
          <table:table-cell office:value-type="float" office:value="40" table:style-name="ce3">
            <text:p>40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3" table:style-name="ce3">
            <text:p>58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7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30" table:style-name="ce3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4" table:style-name="ce3">
            <text:p>58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7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330" table:style-name="ce3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5" table:style-name="ce3">
            <text:p>58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7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70" table:style-name="ce3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6" table:style-name="ce3">
            <text:p>58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7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Продажа</text:p>
          </table:table-cell>
          <table:table-cell office:value-type="float" office:value="24" table:style-name="ce3">
            <text:p>24</text:p>
          </table:table-cell>
          <table:table-cell office:value-type="float" office:value="370" table:style-name="ce3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7" table:style-name="ce3">
            <text:p>58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7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8" table:style-name="ce3">
            <text:p>58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7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Продажа</text:p>
          </table:table-cell>
          <table:table-cell office:value-type="float" office:value="60" table:style-name="ce3">
            <text:p>6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9" table:style-name="ce3">
            <text:p>58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8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0" table:style-name="ce3">
            <text:p>59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8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родажа</text:p>
          </table:table-cell>
          <table:table-cell office:value-type="float" office:value="170" table:style-name="ce3">
            <text:p>17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1" table:style-name="ce3">
            <text:p>59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8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2" table:style-name="ce3">
            <text:p>59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8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3" table:style-name="ce3">
            <text:p>59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8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4" table:style-name="ce3">
            <text:p>59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8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родажа</text:p>
          </table:table-cell>
          <table:table-cell office:value-type="float" office:value="90" table:style-name="ce3">
            <text:p>9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5" table:style-name="ce3">
            <text:p>59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8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6" table:style-name="ce3">
            <text:p>59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8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родажа</text:p>
          </table:table-cell>
          <table:table-cell office:value-type="float" office:value="150" table:style-name="ce3">
            <text:p>15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7" table:style-name="ce3">
            <text:p>59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8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8" table:style-name="ce3">
            <text:p>59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8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родажа</text:p>
          </table:table-cell>
          <table:table-cell office:value-type="float" office:value="90" table:style-name="ce3">
            <text:p>9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9" table:style-name="ce3">
            <text:p>59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8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0" table:style-name="ce3">
            <text:p>60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8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родажа</text:p>
          </table:table-cell>
          <table:table-cell office:value-type="float" office:value="100" table:style-name="ce3">
            <text:p>10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1" table:style-name="ce3">
            <text:p>60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8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9" table:style-name="ce3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2" table:style-name="ce3">
            <text:p>60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8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Продажа</text:p>
          </table:table-cell>
          <table:table-cell office:value-type="float" office:value="60" table:style-name="ce3">
            <text:p>60</text:p>
          </table:table-cell>
          <table:table-cell office:value-type="float" office:value="49" table:style-name="ce3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3" table:style-name="ce3">
            <text:p>60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8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4" table:style-name="ce3">
            <text:p>60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8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5" table:style-name="ce3">
            <text:p>60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8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2" table:style-name="ce3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6" table:style-name="ce3">
            <text:p>60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8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52" table:style-name="ce3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7" table:style-name="ce3">
            <text:p>60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8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7" table:style-name="ce3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8" table:style-name="ce3">
            <text:p>60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8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47" table:style-name="ce3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9" table:style-name="ce3">
            <text:p>60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8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45" table:style-name="ce3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0" table:style-name="ce3">
            <text:p>61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8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45" table:style-name="ce3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1" table:style-name="ce3">
            <text:p>61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8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2" table:style-name="ce3">
            <text:p>61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8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Продажа</text:p>
          </table:table-cell>
          <table:table-cell office:value-type="float" office:value="100" table:style-name="ce3">
            <text:p>10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3" table:style-name="ce3">
            <text:p>61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8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4" table:style-name="ce3">
            <text:p>61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8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Продажа</text:p>
          </table:table-cell>
          <table:table-cell office:value-type="float" office:value="20" table:style-name="ce3">
            <text:p>20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5" table:style-name="ce3">
            <text:p>61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8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4" table:style-name="ce3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6" table:style-name="ce3">
            <text:p>61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8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44" table:style-name="ce3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7" table:style-name="ce3">
            <text:p>61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8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8" table:style-name="ce3">
            <text:p>61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8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9" table:style-name="ce3">
            <text:p>61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8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65" table:style-name="ce3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0" table:style-name="ce3">
            <text:p>62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8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Продажа</text:p>
          </table:table-cell>
          <table:table-cell office:value-type="float" office:value="40" table:style-name="ce3">
            <text:p>40</text:p>
          </table:table-cell>
          <table:table-cell office:value-type="float" office:value="65" table:style-name="ce3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1" table:style-name="ce3">
            <text:p>62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8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2" table:style-name="ce3">
            <text:p>62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8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Продажа</text:p>
          </table:table-cell>
          <table:table-cell office:value-type="float" office:value="60" table:style-name="ce3">
            <text:p>6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3" table:style-name="ce3">
            <text:p>62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8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4" table:style-name="ce3">
            <text:p>62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8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Продажа</text:p>
          </table:table-cell>
          <table:table-cell office:value-type="float" office:value="40" table:style-name="ce3">
            <text:p>40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5" table:style-name="ce3">
            <text:p>62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8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330" table:style-name="ce3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6" table:style-name="ce3">
            <text:p>62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8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330" table:style-name="ce3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7" table:style-name="ce3">
            <text:p>62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8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70" table:style-name="ce3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8" table:style-name="ce3">
            <text:p>62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8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Продажа</text:p>
          </table:table-cell>
          <table:table-cell office:value-type="float" office:value="24" table:style-name="ce3">
            <text:p>24</text:p>
          </table:table-cell>
          <table:table-cell office:value-type="float" office:value="370" table:style-name="ce3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9" table:style-name="ce3">
            <text:p>62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8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0" table:style-name="ce3">
            <text:p>63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8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Продажа</text:p>
          </table:table-cell>
          <table:table-cell office:value-type="float" office:value="60" table:style-name="ce3">
            <text:p>6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1" table:style-name="ce3">
            <text:p>63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9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2" table:style-name="ce3">
            <text:p>63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9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3" table:style-name="ce3">
            <text:p>63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9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4" table:style-name="ce3">
            <text:p>63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9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родажа</text:p>
          </table:table-cell>
          <table:table-cell office:value-type="float" office:value="60" table:style-name="ce3">
            <text:p>6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5" table:style-name="ce3">
            <text:p>63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9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6" table:style-name="ce3">
            <text:p>63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9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родажа</text:p>
          </table:table-cell>
          <table:table-cell office:value-type="float" office:value="72" table:style-name="ce3">
            <text:p>72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7" table:style-name="ce3">
            <text:p>63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9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8" table:style-name="ce3">
            <text:p>63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9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родажа</text:p>
          </table:table-cell>
          <table:table-cell office:value-type="float" office:value="87" table:style-name="ce3">
            <text:p>87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9" table:style-name="ce3">
            <text:p>63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9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0" table:style-name="ce3">
            <text:p>64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9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родажа</text:p>
          </table:table-cell>
          <table:table-cell office:value-type="float" office:value="90" table:style-name="ce3">
            <text:p>9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1" table:style-name="ce3">
            <text:p>64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9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2" table:style-name="ce3">
            <text:p>64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9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3" table:style-name="ce3">
            <text:p>64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9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9" table:style-name="ce3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4" table:style-name="ce3">
            <text:p>64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9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Продажа</text:p>
          </table:table-cell>
          <table:table-cell office:value-type="float" office:value="56" table:style-name="ce3">
            <text:p>56</text:p>
          </table:table-cell>
          <table:table-cell office:value-type="float" office:value="49" table:style-name="ce3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5" table:style-name="ce3">
            <text:p>64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9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6" table:style-name="ce3">
            <text:p>64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9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Продажа</text:p>
          </table:table-cell>
          <table:table-cell office:value-type="float" office:value="103" table:style-name="ce3">
            <text:p>103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7" table:style-name="ce3">
            <text:p>64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9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2" table:style-name="ce3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8" table:style-name="ce3">
            <text:p>64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9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Продажа</text:p>
          </table:table-cell>
          <table:table-cell office:value-type="float" office:value="111" table:style-name="ce3">
            <text:p>111</text:p>
          </table:table-cell>
          <table:table-cell office:value-type="float" office:value="52" table:style-name="ce3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9" table:style-name="ce3">
            <text:p>64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9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7" table:style-name="ce3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0" table:style-name="ce3">
            <text:p>65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9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Продажа</text:p>
          </table:table-cell>
          <table:table-cell office:value-type="float" office:value="124" table:style-name="ce3">
            <text:p>124</text:p>
          </table:table-cell>
          <table:table-cell office:value-type="float" office:value="47" table:style-name="ce3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1" table:style-name="ce3">
            <text:p>65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9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45" table:style-name="ce3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2" table:style-name="ce3">
            <text:p>65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9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Продажа</text:p>
          </table:table-cell>
          <table:table-cell office:value-type="float" office:value="103" table:style-name="ce3">
            <text:p>103</text:p>
          </table:table-cell>
          <table:table-cell office:value-type="float" office:value="45" table:style-name="ce3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3" table:style-name="ce3">
            <text:p>65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9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4" table:style-name="ce3">
            <text:p>65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9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Продажа</text:p>
          </table:table-cell>
          <table:table-cell office:value-type="float" office:value="93" table:style-name="ce3">
            <text:p>93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5" table:style-name="ce3">
            <text:p>65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9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6" table:style-name="ce3">
            <text:p>65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9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Продажа</text:p>
          </table:table-cell>
          <table:table-cell office:value-type="float" office:value="19" table:style-name="ce3">
            <text:p>19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7" table:style-name="ce3">
            <text:p>65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9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44" table:style-name="ce3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8" table:style-name="ce3">
            <text:p>65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9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Продажа</text:p>
          </table:table-cell>
          <table:table-cell office:value-type="float" office:value="74" table:style-name="ce3">
            <text:p>74</text:p>
          </table:table-cell>
          <table:table-cell office:value-type="float" office:value="44" table:style-name="ce3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9" table:style-name="ce3">
            <text:p>65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9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0" table:style-name="ce3">
            <text:p>66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9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Продажа</text:p>
          </table:table-cell>
          <table:table-cell office:value-type="float" office:value="74" table:style-name="ce3">
            <text:p>74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1" table:style-name="ce3">
            <text:p>66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9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65" table:style-name="ce3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2" table:style-name="ce3">
            <text:p>66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9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Продажа</text:p>
          </table:table-cell>
          <table:table-cell office:value-type="float" office:value="37" table:style-name="ce3">
            <text:p>37</text:p>
          </table:table-cell>
          <table:table-cell office:value-type="float" office:value="65" table:style-name="ce3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3" table:style-name="ce3">
            <text:p>663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9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4" table:style-name="ce3">
            <text:p>664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9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Продажа</text:p>
          </table:table-cell>
          <table:table-cell office:value-type="float" office:value="56" table:style-name="ce3">
            <text:p>56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5" table:style-name="ce3">
            <text:p>665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9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6" table:style-name="ce3">
            <text:p>666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9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Продажа</text:p>
          </table:table-cell>
          <table:table-cell office:value-type="float" office:value="37" table:style-name="ce3">
            <text:p>37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7" table:style-name="ce3">
            <text:p>667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9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330" table:style-name="ce3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8" table:style-name="ce3">
            <text:p>668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9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Продажа</text:p>
          </table:table-cell>
          <table:table-cell office:value-type="float" office:value="74" table:style-name="ce3">
            <text:p>74</text:p>
          </table:table-cell>
          <table:table-cell office:value-type="float" office:value="330" table:style-name="ce3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9" table:style-name="ce3">
            <text:p>669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9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70" table:style-name="ce3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0" table:style-name="ce3">
            <text:p>670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9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Продажа</text:p>
          </table:table-cell>
          <table:table-cell office:value-type="float" office:value="23" table:style-name="ce3">
            <text:p>23</text:p>
          </table:table-cell>
          <table:table-cell office:value-type="float" office:value="370" table:style-name="ce3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1" table:style-name="ce3">
            <text:p>671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9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2" table:style-name="ce3">
            <text:p>672</text:p>
          </table:table-cell>
          <table:table-cell office:value-type="date" office:date-value="2021-06-01T00:00:00" table:style-name="ce4">
            <text:p>01.06.2021</text:p>
          </table:table-cell>
          <table:table-cell office:value-type="string" table:style-name="ce3">
            <text:p>M9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Продажа</text:p>
          </table:table-cell>
          <table:table-cell office:value-type="float" office:value="56" table:style-name="ce3">
            <text:p>56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3" table:style-name="ce3">
            <text:p>673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7" table:style-name="ce3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4" table:style-name="ce3">
            <text:p>674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Продажа</text:p>
          </table:table-cell>
          <table:table-cell office:value-type="float" office:value="192" table:style-name="ce3">
            <text:p>192</text:p>
          </table:table-cell>
          <table:table-cell office:value-type="float" office:value="57" table:style-name="ce3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5" table:style-name="ce3">
            <text:p>675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6" table:style-name="ce3">
            <text:p>676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Продажа</text:p>
          </table:table-cell>
          <table:table-cell office:value-type="float" office:value="192" table:style-name="ce3">
            <text:p>192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7" table:style-name="ce3">
            <text:p>677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8" table:style-name="ce3">
            <text:p>678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9" table:style-name="ce3">
            <text:p>679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0" table:style-name="ce3">
            <text:p>680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Продажа</text:p>
          </table:table-cell>
          <table:table-cell office:value-type="float" office:value="48" table:style-name="ce3">
            <text:p>48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1" table:style-name="ce3">
            <text:p>681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0" table:style-name="ce3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2" table:style-name="ce3">
            <text:p>682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Продажа</text:p>
          </table:table-cell>
          <table:table-cell office:value-type="float" office:value="240" table:style-name="ce3">
            <text:p>240</text:p>
          </table:table-cell>
          <table:table-cell office:value-type="float" office:value="30" table:style-name="ce3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3" table:style-name="ce3">
            <text:p>683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4" table:style-name="ce3">
            <text:p>684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Продажа</text:p>
          </table:table-cell>
          <table:table-cell office:value-type="float" office:value="240" table:style-name="ce3">
            <text:p>24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5" table:style-name="ce3">
            <text:p>685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7" table:style-name="ce3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6" table:style-name="ce3">
            <text:p>686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Продажа</text:p>
          </table:table-cell>
          <table:table-cell office:value-type="float" office:value="192" table:style-name="ce3">
            <text:p>192</text:p>
          </table:table-cell>
          <table:table-cell office:value-type="float" office:value="57" table:style-name="ce3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7" table:style-name="ce3">
            <text:p>687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0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8" table:style-name="ce3">
            <text:p>688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0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Продажа</text:p>
          </table:table-cell>
          <table:table-cell office:value-type="float" office:value="192" table:style-name="ce3">
            <text:p>192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9" table:style-name="ce3">
            <text:p>689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0" table:style-name="ce3">
            <text:p>690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1" table:style-name="ce3">
            <text:p>691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2" table:style-name="ce3">
            <text:p>692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Продажа</text:p>
          </table:table-cell>
          <table:table-cell office:value-type="float" office:value="48" table:style-name="ce3">
            <text:p>48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3" table:style-name="ce3">
            <text:p>693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0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0" table:style-name="ce3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4" table:style-name="ce3">
            <text:p>694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0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Продажа</text:p>
          </table:table-cell>
          <table:table-cell office:value-type="float" office:value="250" table:style-name="ce3">
            <text:p>250</text:p>
          </table:table-cell>
          <table:table-cell office:value-type="float" office:value="30" table:style-name="ce3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5" table:style-name="ce3">
            <text:p>695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0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6" table:style-name="ce3">
            <text:p>696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0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Продажа</text:p>
          </table:table-cell>
          <table:table-cell office:value-type="float" office:value="240" table:style-name="ce3">
            <text:p>24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7" table:style-name="ce3">
            <text:p>697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7" table:style-name="ce3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8" table:style-name="ce3">
            <text:p>698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Продажа</text:p>
          </table:table-cell>
          <table:table-cell office:value-type="float" office:value="96" table:style-name="ce3">
            <text:p>96</text:p>
          </table:table-cell>
          <table:table-cell office:value-type="float" office:value="57" table:style-name="ce3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9" table:style-name="ce3">
            <text:p>699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1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0" table:style-name="ce3">
            <text:p>700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1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Продажа</text:p>
          </table:table-cell>
          <table:table-cell office:value-type="float" office:value="128" table:style-name="ce3">
            <text:p>128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1" table:style-name="ce3">
            <text:p>701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1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2" table:style-name="ce3">
            <text:p>702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1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Продажа</text:p>
          </table:table-cell>
          <table:table-cell office:value-type="float" office:value="48" table:style-name="ce3">
            <text:p>48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3" table:style-name="ce3">
            <text:p>703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1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4" table:style-name="ce3">
            <text:p>704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1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Продажа</text:p>
          </table:table-cell>
          <table:table-cell office:value-type="float" office:value="29" table:style-name="ce3">
            <text:p>29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5" table:style-name="ce3">
            <text:p>705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1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30" table:style-name="ce3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6" table:style-name="ce3">
            <text:p>706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1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30" table:style-name="ce3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7" table:style-name="ce3">
            <text:p>707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1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8" table:style-name="ce3">
            <text:p>708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1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Продажа</text:p>
          </table:table-cell>
          <table:table-cell office:value-type="float" office:value="160" table:style-name="ce3">
            <text:p>16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9" table:style-name="ce3">
            <text:p>709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7" table:style-name="ce3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0" table:style-name="ce3">
            <text:p>710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Продажа</text:p>
          </table:table-cell>
          <table:table-cell office:value-type="float" office:value="144" table:style-name="ce3">
            <text:p>144</text:p>
          </table:table-cell>
          <table:table-cell office:value-type="float" office:value="57" table:style-name="ce3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1" table:style-name="ce3">
            <text:p>711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2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2" table:style-name="ce3">
            <text:p>712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2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Продажа</text:p>
          </table:table-cell>
          <table:table-cell office:value-type="float" office:value="160" table:style-name="ce3">
            <text:p>160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3" table:style-name="ce3">
            <text:p>713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2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4" table:style-name="ce3">
            <text:p>714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2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5" table:style-name="ce3">
            <text:p>715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2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6" table:style-name="ce3">
            <text:p>716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2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Продажа</text:p>
          </table:table-cell>
          <table:table-cell office:value-type="float" office:value="39" table:style-name="ce3">
            <text:p>39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7" table:style-name="ce3">
            <text:p>717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2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0" table:style-name="ce3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8" table:style-name="ce3">
            <text:p>718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2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Продажа</text:p>
          </table:table-cell>
          <table:table-cell office:value-type="float" office:value="200" table:style-name="ce3">
            <text:p>200</text:p>
          </table:table-cell>
          <table:table-cell office:value-type="float" office:value="30" table:style-name="ce3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9" table:style-name="ce3">
            <text:p>719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2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0" table:style-name="ce3">
            <text:p>720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2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Продажа</text:p>
          </table:table-cell>
          <table:table-cell office:value-type="float" office:value="160" table:style-name="ce3">
            <text:p>16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1" table:style-name="ce3">
            <text:p>721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7" table:style-name="ce3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2" table:style-name="ce3">
            <text:p>722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Продажа</text:p>
          </table:table-cell>
          <table:table-cell office:value-type="float" office:value="144" table:style-name="ce3">
            <text:p>144</text:p>
          </table:table-cell>
          <table:table-cell office:value-type="float" office:value="57" table:style-name="ce3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3" table:style-name="ce3">
            <text:p>723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4" table:style-name="ce3">
            <text:p>724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Продажа</text:p>
          </table:table-cell>
          <table:table-cell office:value-type="float" office:value="160" table:style-name="ce3">
            <text:p>160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5" table:style-name="ce3">
            <text:p>725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3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6" table:style-name="ce3">
            <text:p>726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3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7" table:style-name="ce3">
            <text:p>727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3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8" table:style-name="ce3">
            <text:p>728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3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Продажа</text:p>
          </table:table-cell>
          <table:table-cell office:value-type="float" office:value="39" table:style-name="ce3">
            <text:p>39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9" table:style-name="ce3">
            <text:p>729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3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0" table:style-name="ce3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0" table:style-name="ce3">
            <text:p>730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3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Продажа</text:p>
          </table:table-cell>
          <table:table-cell office:value-type="float" office:value="200" table:style-name="ce3">
            <text:p>200</text:p>
          </table:table-cell>
          <table:table-cell office:value-type="float" office:value="30" table:style-name="ce3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1" table:style-name="ce3">
            <text:p>731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3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2" table:style-name="ce3">
            <text:p>732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3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Продажа</text:p>
          </table:table-cell>
          <table:table-cell office:value-type="float" office:value="160" table:style-name="ce3">
            <text:p>16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3" table:style-name="ce3">
            <text:p>733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7" table:style-name="ce3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4" table:style-name="ce3">
            <text:p>734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Продажа</text:p>
          </table:table-cell>
          <table:table-cell office:value-type="float" office:value="96" table:style-name="ce3">
            <text:p>96</text:p>
          </table:table-cell>
          <table:table-cell office:value-type="float" office:value="57" table:style-name="ce3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5" table:style-name="ce3">
            <text:p>735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4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6" table:style-name="ce3">
            <text:p>736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4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Продажа</text:p>
          </table:table-cell>
          <table:table-cell office:value-type="float" office:value="128" table:style-name="ce3">
            <text:p>128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7" table:style-name="ce3">
            <text:p>737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4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8" table:style-name="ce3">
            <text:p>738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4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Продажа</text:p>
          </table:table-cell>
          <table:table-cell office:value-type="float" office:value="48" table:style-name="ce3">
            <text:p>48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9" table:style-name="ce3">
            <text:p>739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4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0" table:style-name="ce3">
            <text:p>740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4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Продажа</text:p>
          </table:table-cell>
          <table:table-cell office:value-type="float" office:value="29" table:style-name="ce3">
            <text:p>29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1" table:style-name="ce3">
            <text:p>741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4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0" table:style-name="ce3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2" table:style-name="ce3">
            <text:p>742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4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30" table:style-name="ce3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3" table:style-name="ce3">
            <text:p>743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4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4" table:style-name="ce3">
            <text:p>744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4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Продажа</text:p>
          </table:table-cell>
          <table:table-cell office:value-type="float" office:value="160" table:style-name="ce3">
            <text:p>16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5" table:style-name="ce3">
            <text:p>745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7" table:style-name="ce3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6" table:style-name="ce3">
            <text:p>746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Продажа</text:p>
          </table:table-cell>
          <table:table-cell office:value-type="float" office:value="192" table:style-name="ce3">
            <text:p>192</text:p>
          </table:table-cell>
          <table:table-cell office:value-type="float" office:value="57" table:style-name="ce3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7" table:style-name="ce3">
            <text:p>747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8" table:style-name="ce3">
            <text:p>748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Продажа</text:p>
          </table:table-cell>
          <table:table-cell office:value-type="float" office:value="192" table:style-name="ce3">
            <text:p>192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9" table:style-name="ce3">
            <text:p>749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5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0" table:style-name="ce3">
            <text:p>750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5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1" table:style-name="ce3">
            <text:p>751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5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2" table:style-name="ce3">
            <text:p>752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5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Продажа</text:p>
          </table:table-cell>
          <table:table-cell office:value-type="float" office:value="48" table:style-name="ce3">
            <text:p>48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3" table:style-name="ce3">
            <text:p>753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5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30" table:style-name="ce3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4" table:style-name="ce3">
            <text:p>754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5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Продажа</text:p>
          </table:table-cell>
          <table:table-cell office:value-type="float" office:value="240" table:style-name="ce3">
            <text:p>240</text:p>
          </table:table-cell>
          <table:table-cell office:value-type="float" office:value="30" table:style-name="ce3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5" table:style-name="ce3">
            <text:p>755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5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6" table:style-name="ce3">
            <text:p>756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5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Продажа</text:p>
          </table:table-cell>
          <table:table-cell office:value-type="float" office:value="230" table:style-name="ce3">
            <text:p>23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7" table:style-name="ce3">
            <text:p>757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7" table:style-name="ce3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8" table:style-name="ce3">
            <text:p>758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Продажа</text:p>
          </table:table-cell>
          <table:table-cell office:value-type="float" office:value="144" table:style-name="ce3">
            <text:p>144</text:p>
          </table:table-cell>
          <table:table-cell office:value-type="float" office:value="57" table:style-name="ce3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9" table:style-name="ce3">
            <text:p>759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6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0" table:style-name="ce3">
            <text:p>760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6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Продажа</text:p>
          </table:table-cell>
          <table:table-cell office:value-type="float" office:value="160" table:style-name="ce3">
            <text:p>160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1" table:style-name="ce3">
            <text:p>761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6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2" table:style-name="ce3">
            <text:p>762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6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3" table:style-name="ce3">
            <text:p>763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6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4" table:style-name="ce3">
            <text:p>764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6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Продажа</text:p>
          </table:table-cell>
          <table:table-cell office:value-type="float" office:value="39" table:style-name="ce3">
            <text:p>39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5" table:style-name="ce3">
            <text:p>765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6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0" table:style-name="ce3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6" table:style-name="ce3">
            <text:p>766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6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Продажа</text:p>
          </table:table-cell>
          <table:table-cell office:value-type="float" office:value="200" table:style-name="ce3">
            <text:p>200</text:p>
          </table:table-cell>
          <table:table-cell office:value-type="float" office:value="30" table:style-name="ce3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7" table:style-name="ce3">
            <text:p>767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6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8" table:style-name="ce3">
            <text:p>768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16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Продажа</text:p>
          </table:table-cell>
          <table:table-cell office:value-type="float" office:value="160" table:style-name="ce3">
            <text:p>16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9" table:style-name="ce3">
            <text:p>769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7" table:style-name="ce3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0" table:style-name="ce3">
            <text:p>770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Продажа</text:p>
          </table:table-cell>
          <table:table-cell office:value-type="float" office:value="144" table:style-name="ce3">
            <text:p>144</text:p>
          </table:table-cell>
          <table:table-cell office:value-type="float" office:value="57" table:style-name="ce3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1" table:style-name="ce3">
            <text:p>771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2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2" table:style-name="ce3">
            <text:p>772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2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Продажа</text:p>
          </table:table-cell>
          <table:table-cell office:value-type="float" office:value="160" table:style-name="ce3">
            <text:p>160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3" table:style-name="ce3">
            <text:p>773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2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4" table:style-name="ce3">
            <text:p>774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2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3" table:visibility="filter">
          <table:table-cell office:value-type="float" office:value="775" table:style-name="ce3">
            <text:p>775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2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3" table:visibility="filter">
          <table:table-cell office:value-type="float" office:value="776" table:style-name="ce3">
            <text:p>776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2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Продажа</text:p>
          </table:table-cell>
          <table:table-cell office:value-type="float" office:value="39" table:style-name="ce3">
            <text:p>39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7" table:style-name="ce3">
            <text:p>777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2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0" table:style-name="ce3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8" table:style-name="ce3">
            <text:p>778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2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Продажа</text:p>
          </table:table-cell>
          <table:table-cell office:value-type="float" office:value="200" table:style-name="ce3">
            <text:p>200</text:p>
          </table:table-cell>
          <table:table-cell office:value-type="float" office:value="30" table:style-name="ce3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9" table:style-name="ce3">
            <text:p>779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2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0" table:style-name="ce3">
            <text:p>780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2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Продажа</text:p>
          </table:table-cell>
          <table:table-cell office:value-type="float" office:value="160" table:style-name="ce3">
            <text:p>16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1" table:style-name="ce3">
            <text:p>781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7" table:style-name="ce3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2" table:style-name="ce3">
            <text:p>782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Продажа</text:p>
          </table:table-cell>
          <table:table-cell office:value-type="float" office:value="96" table:style-name="ce3">
            <text:p>96</text:p>
          </table:table-cell>
          <table:table-cell office:value-type="float" office:value="57" table:style-name="ce3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3" table:style-name="ce3">
            <text:p>783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4" table:style-name="ce3">
            <text:p>784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Продажа</text:p>
          </table:table-cell>
          <table:table-cell office:value-type="float" office:value="128" table:style-name="ce3">
            <text:p>128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5" table:style-name="ce3">
            <text:p>785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3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6" table:style-name="ce3">
            <text:p>786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3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Продажа</text:p>
          </table:table-cell>
          <table:table-cell office:value-type="float" office:value="48" table:style-name="ce3">
            <text:p>48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7" table:style-name="ce3">
            <text:p>787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3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8" table:style-name="ce3">
            <text:p>788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3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Продажа</text:p>
          </table:table-cell>
          <table:table-cell office:value-type="float" office:value="29" table:style-name="ce3">
            <text:p>29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9" table:style-name="ce3">
            <text:p>789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3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0" table:style-name="ce3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0" table:style-name="ce3">
            <text:p>790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3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30" table:style-name="ce3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1" table:style-name="ce3">
            <text:p>791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3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2" table:style-name="ce3">
            <text:p>792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3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Продажа</text:p>
          </table:table-cell>
          <table:table-cell office:value-type="float" office:value="160" table:style-name="ce3">
            <text:p>16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3" table:style-name="ce3">
            <text:p>793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7" table:style-name="ce3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4" table:style-name="ce3">
            <text:p>794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Продажа</text:p>
          </table:table-cell>
          <table:table-cell office:value-type="float" office:value="144" table:style-name="ce3">
            <text:p>144</text:p>
          </table:table-cell>
          <table:table-cell office:value-type="float" office:value="57" table:style-name="ce3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5" table:style-name="ce3">
            <text:p>795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4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6" table:style-name="ce3">
            <text:p>796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4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Продажа</text:p>
          </table:table-cell>
          <table:table-cell office:value-type="float" office:value="160" table:style-name="ce3">
            <text:p>160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7" table:style-name="ce3">
            <text:p>797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4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8" table:style-name="ce3">
            <text:p>798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4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9" table:style-name="ce3">
            <text:p>799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4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0" table:style-name="ce3">
            <text:p>800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4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Продажа</text:p>
          </table:table-cell>
          <table:table-cell office:value-type="float" office:value="39" table:style-name="ce3">
            <text:p>39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1" table:style-name="ce3">
            <text:p>801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4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30" table:style-name="ce3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2" table:style-name="ce3">
            <text:p>802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4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Продажа</text:p>
          </table:table-cell>
          <table:table-cell office:value-type="float" office:value="200" table:style-name="ce3">
            <text:p>200</text:p>
          </table:table-cell>
          <table:table-cell office:value-type="float" office:value="30" table:style-name="ce3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3" table:style-name="ce3">
            <text:p>803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4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4" table:style-name="ce3">
            <text:p>804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4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Продажа</text:p>
          </table:table-cell>
          <table:table-cell office:value-type="float" office:value="160" table:style-name="ce3">
            <text:p>16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5" table:style-name="ce3">
            <text:p>805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7" table:style-name="ce3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6" table:style-name="ce3">
            <text:p>806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Продажа</text:p>
          </table:table-cell>
          <table:table-cell office:value-type="float" office:value="192" table:style-name="ce3">
            <text:p>192</text:p>
          </table:table-cell>
          <table:table-cell office:value-type="float" office:value="57" table:style-name="ce3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7" table:style-name="ce3">
            <text:p>807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8" table:style-name="ce3">
            <text:p>808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Продажа</text:p>
          </table:table-cell>
          <table:table-cell office:value-type="float" office:value="192" table:style-name="ce3">
            <text:p>192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9" table:style-name="ce3">
            <text:p>809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5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0" table:style-name="ce3">
            <text:p>810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5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1" table:style-name="ce3">
            <text:p>811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5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2" table:style-name="ce3">
            <text:p>812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5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Продажа</text:p>
          </table:table-cell>
          <table:table-cell office:value-type="float" office:value="48" table:style-name="ce3">
            <text:p>48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3" table:style-name="ce3">
            <text:p>813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5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0" table:style-name="ce3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4" table:style-name="ce3">
            <text:p>814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5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Продажа</text:p>
          </table:table-cell>
          <table:table-cell office:value-type="float" office:value="242" table:style-name="ce3">
            <text:p>242</text:p>
          </table:table-cell>
          <table:table-cell office:value-type="float" office:value="30" table:style-name="ce3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5" table:style-name="ce3">
            <text:p>815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5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6" table:style-name="ce3">
            <text:p>816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5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Продажа</text:p>
          </table:table-cell>
          <table:table-cell office:value-type="float" office:value="240" table:style-name="ce3">
            <text:p>24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7" table:style-name="ce3">
            <text:p>817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7" table:style-name="ce3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8" table:style-name="ce3">
            <text:p>818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Продажа</text:p>
          </table:table-cell>
          <table:table-cell office:value-type="float" office:value="192" table:style-name="ce3">
            <text:p>192</text:p>
          </table:table-cell>
          <table:table-cell office:value-type="float" office:value="57" table:style-name="ce3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9" table:style-name="ce3">
            <text:p>819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6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0" table:style-name="ce3">
            <text:p>820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6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Продажа</text:p>
          </table:table-cell>
          <table:table-cell office:value-type="float" office:value="192" table:style-name="ce3">
            <text:p>192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1" table:style-name="ce3">
            <text:p>821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6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2" table:style-name="ce3">
            <text:p>822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6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3" table:style-name="ce3">
            <text:p>823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6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4" table:style-name="ce3">
            <text:p>824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6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Продажа</text:p>
          </table:table-cell>
          <table:table-cell office:value-type="float" office:value="48" table:style-name="ce3">
            <text:p>48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5" table:style-name="ce3">
            <text:p>825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6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0" table:style-name="ce3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6" table:style-name="ce3">
            <text:p>826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6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Продажа</text:p>
          </table:table-cell>
          <table:table-cell office:value-type="float" office:value="240" table:style-name="ce3">
            <text:p>240</text:p>
          </table:table-cell>
          <table:table-cell office:value-type="float" office:value="30" table:style-name="ce3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7" table:style-name="ce3">
            <text:p>827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6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8" table:style-name="ce3">
            <text:p>828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6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Продажа</text:p>
          </table:table-cell>
          <table:table-cell office:value-type="float" office:value="238" table:style-name="ce3">
            <text:p>238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9" table:style-name="ce3">
            <text:p>829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7" table:style-name="ce3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0" table:style-name="ce3">
            <text:p>830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Продажа</text:p>
          </table:table-cell>
          <table:table-cell office:value-type="float" office:value="144" table:style-name="ce3">
            <text:p>144</text:p>
          </table:table-cell>
          <table:table-cell office:value-type="float" office:value="57" table:style-name="ce3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1" table:style-name="ce3">
            <text:p>831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7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2" table:style-name="ce3">
            <text:p>832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7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Продажа</text:p>
          </table:table-cell>
          <table:table-cell office:value-type="float" office:value="160" table:style-name="ce3">
            <text:p>160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3" table:style-name="ce3">
            <text:p>833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7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4" table:style-name="ce3">
            <text:p>834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7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5" table:style-name="ce3">
            <text:p>835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7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6" table:style-name="ce3">
            <text:p>836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7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Продажа</text:p>
          </table:table-cell>
          <table:table-cell office:value-type="float" office:value="39" table:style-name="ce3">
            <text:p>39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7" table:style-name="ce3">
            <text:p>837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7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0" table:style-name="ce3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8" table:style-name="ce3">
            <text:p>838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7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Продажа</text:p>
          </table:table-cell>
          <table:table-cell office:value-type="float" office:value="200" table:style-name="ce3">
            <text:p>200</text:p>
          </table:table-cell>
          <table:table-cell office:value-type="float" office:value="30" table:style-name="ce3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9" table:style-name="ce3">
            <text:p>839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7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0" table:style-name="ce3">
            <text:p>840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7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Продажа</text:p>
          </table:table-cell>
          <table:table-cell office:value-type="float" office:value="160" table:style-name="ce3">
            <text:p>16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4" table:visibility="filter">
          <table:table-cell office:value-type="float" office:value="841" table:style-name="ce3">
            <text:p>841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8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7" table:style-name="ce3">
            <text:p>57</text:p>
          </table:table-cell>
          <table:table-cell table:number-columns-repeated="16377"/>
        </table:table-row>
        <table:table-row table:style-name="ro4" table:visibility="filter">
          <table:table-cell office:value-type="float" office:value="842" table:style-name="ce3">
            <text:p>842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8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Продажа</text:p>
          </table:table-cell>
          <table:table-cell office:value-type="float" office:value="144" table:style-name="ce3">
            <text:p>144</text:p>
          </table:table-cell>
          <table:table-cell office:value-type="float" office:value="57" table:style-name="ce3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3" table:style-name="ce3">
            <text:p>843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8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4" table:style-name="ce3">
            <text:p>844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8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Продажа</text:p>
          </table:table-cell>
          <table:table-cell office:value-type="float" office:value="160" table:style-name="ce3">
            <text:p>160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5" table:style-name="ce3">
            <text:p>845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8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6" table:style-name="ce3">
            <text:p>846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8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7" table:style-name="ce3">
            <text:p>847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8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8" table:style-name="ce3">
            <text:p>848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8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Продажа</text:p>
          </table:table-cell>
          <table:table-cell office:value-type="float" office:value="39" table:style-name="ce3">
            <text:p>39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9" table:style-name="ce3">
            <text:p>849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8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30" table:style-name="ce3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0" table:style-name="ce3">
            <text:p>850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8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Продажа</text:p>
          </table:table-cell>
          <table:table-cell office:value-type="float" office:value="200" table:style-name="ce3">
            <text:p>200</text:p>
          </table:table-cell>
          <table:table-cell office:value-type="float" office:value="30" table:style-name="ce3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1" table:style-name="ce3">
            <text:p>851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8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2" table:style-name="ce3">
            <text:p>852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8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Продажа</text:p>
          </table:table-cell>
          <table:table-cell office:value-type="float" office:value="160" table:style-name="ce3">
            <text:p>16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3" table:style-name="ce3">
            <text:p>853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7" table:style-name="ce3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4" table:style-name="ce3">
            <text:p>854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Продажа</text:p>
          </table:table-cell>
          <table:table-cell office:value-type="float" office:value="96" table:style-name="ce3">
            <text:p>96</text:p>
          </table:table-cell>
          <table:table-cell office:value-type="float" office:value="57" table:style-name="ce3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5" table:style-name="ce3">
            <text:p>855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9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6" table:style-name="ce3">
            <text:p>856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9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Продажа</text:p>
          </table:table-cell>
          <table:table-cell office:value-type="float" office:value="128" table:style-name="ce3">
            <text:p>128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7" table:style-name="ce3">
            <text:p>857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9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8" table:style-name="ce3">
            <text:p>858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9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Продажа</text:p>
          </table:table-cell>
          <table:table-cell office:value-type="float" office:value="48" table:style-name="ce3">
            <text:p>48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9" table:style-name="ce3">
            <text:p>859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9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0" table:style-name="ce3">
            <text:p>860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9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Продажа</text:p>
          </table:table-cell>
          <table:table-cell office:value-type="float" office:value="29" table:style-name="ce3">
            <text:p>29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1" table:style-name="ce3">
            <text:p>861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9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0" table:style-name="ce3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2" table:style-name="ce3">
            <text:p>862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9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30" table:style-name="ce3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3" table:style-name="ce3">
            <text:p>863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9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4" table:style-name="ce3">
            <text:p>864</text:p>
          </table:table-cell>
          <table:table-cell office:value-type="date" office:date-value="2021-06-02T00:00:00" table:style-name="ce4">
            <text:p>02.06.2021</text:p>
          </table:table-cell>
          <table:table-cell office:value-type="string" table:style-name="ce3">
            <text:p>M9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Продажа</text:p>
          </table:table-cell>
          <table:table-cell office:value-type="float" office:value="160" table:style-name="ce3">
            <text:p>16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5" table:style-name="ce3">
            <text:p>86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6" table:style-name="ce3">
            <text:p>86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Продажа</text:p>
          </table:table-cell>
          <table:table-cell office:value-type="float" office:value="85" table:style-name="ce3">
            <text:p>85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7" table:style-name="ce3">
            <text:p>86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8" table:style-name="ce3">
            <text:p>86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Продажа</text:p>
          </table:table-cell>
          <table:table-cell office:value-type="float" office:value="50" table:style-name="ce3">
            <text:p>5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9" table:style-name="ce3">
            <text:p>86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80" table:style-name="ce3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0" table:style-name="ce3">
            <text:p>87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Продажа</text:p>
          </table:table-cell>
          <table:table-cell office:value-type="float" office:value="35" table:style-name="ce3">
            <text:p>35</text:p>
          </table:table-cell>
          <table:table-cell office:value-type="float" office:value="80" table:style-name="ce3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1" table:style-name="ce3">
            <text:p>87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05" table:style-name="ce3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2" table:style-name="ce3">
            <text:p>87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Продажа</text:p>
          </table:table-cell>
          <table:table-cell office:value-type="float" office:value="95" table:style-name="ce3">
            <text:p>95</text:p>
          </table:table-cell>
          <table:table-cell office:value-type="float" office:value="105" table:style-name="ce3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3" table:style-name="ce3">
            <text:p>87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15" table:style-name="ce3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4" table:style-name="ce3">
            <text:p>87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Продажа</text:p>
          </table:table-cell>
          <table:table-cell office:value-type="float" office:value="98" table:style-name="ce3">
            <text:p>98</text:p>
          </table:table-cell>
          <table:table-cell office:value-type="float" office:value="115" table:style-name="ce3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5" table:style-name="ce3">
            <text:p>87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6" table:style-name="ce3">
            <text:p>87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Продажа</text:p>
          </table:table-cell>
          <table:table-cell office:value-type="float" office:value="47" table:style-name="ce3">
            <text:p>47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7" table:style-name="ce3">
            <text:p>87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8" table:style-name="ce3">
            <text:p>87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Продажа</text:p>
          </table:table-cell>
          <table:table-cell office:value-type="float" office:value="34" table:style-name="ce3">
            <text:p>34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9" table:style-name="ce3">
            <text:p>87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0" table:style-name="ce3">
            <text:p>88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Продажа</text:p>
          </table:table-cell>
          <table:table-cell office:value-type="float" office:value="85" table:style-name="ce3">
            <text:p>85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1" table:style-name="ce3">
            <text:p>88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2" table:style-name="ce3">
            <text:p>88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Продажа</text:p>
          </table:table-cell>
          <table:table-cell office:value-type="float" office:value="100" table:style-name="ce3">
            <text:p>10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3" table:style-name="ce3">
            <text:p>88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4" table:style-name="ce3">
            <text:p>88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Продажа</text:p>
          </table:table-cell>
          <table:table-cell office:value-type="float" office:value="144" table:style-name="ce3">
            <text:p>144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5" table:style-name="ce3">
            <text:p>88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5" table:style-name="ce3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6" table:style-name="ce3">
            <text:p>88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Продажа</text:p>
          </table:table-cell>
          <table:table-cell office:value-type="float" office:value="23" table:style-name="ce3">
            <text:p>23</text:p>
          </table:table-cell>
          <table:table-cell office:value-type="float" office:value="15" table:style-name="ce3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7" table:style-name="ce3">
            <text:p>88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8" table:style-name="ce3">
            <text:p>88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Продажа</text:p>
          </table:table-cell>
          <table:table-cell office:value-type="float" office:value="44" table:style-name="ce3">
            <text:p>44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9" table:style-name="ce3">
            <text:p>88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0" table:style-name="ce3">
            <text:p>89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родажа</text:p>
          </table:table-cell>
          <table:table-cell office:value-type="float" office:value="35" table:style-name="ce3">
            <text:p>35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1" table:style-name="ce3">
            <text:p>89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40" table:style-name="ce3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2" table:style-name="ce3">
            <text:p>89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Продажа</text:p>
          </table:table-cell>
          <table:table-cell office:value-type="float" office:value="24" table:style-name="ce3">
            <text:p>24</text:p>
          </table:table-cell>
          <table:table-cell office:value-type="float" office:value="40" table:style-name="ce3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3" table:style-name="ce3">
            <text:p>89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0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4" table:style-name="ce3">
            <text:p>89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0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Продажа</text:p>
          </table:table-cell>
          <table:table-cell office:value-type="float" office:value="91" table:style-name="ce3">
            <text:p>91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5" table:style-name="ce3">
            <text:p>89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0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6" table:style-name="ce3">
            <text:p>89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0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Продажа</text:p>
          </table:table-cell>
          <table:table-cell office:value-type="float" office:value="51" table:style-name="ce3">
            <text:p>51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7" table:style-name="ce3">
            <text:p>89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0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80" table:style-name="ce3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8" table:style-name="ce3">
            <text:p>89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0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Продажа</text:p>
          </table:table-cell>
          <table:table-cell office:value-type="float" office:value="48" table:style-name="ce3">
            <text:p>48</text:p>
          </table:table-cell>
          <table:table-cell office:value-type="float" office:value="80" table:style-name="ce3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9" table:style-name="ce3">
            <text:p>89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0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05" table:style-name="ce3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0" table:style-name="ce3">
            <text:p>90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0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Продажа</text:p>
          </table:table-cell>
          <table:table-cell office:value-type="float" office:value="84" table:style-name="ce3">
            <text:p>84</text:p>
          </table:table-cell>
          <table:table-cell office:value-type="float" office:value="105" table:style-name="ce3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1" table:style-name="ce3">
            <text:p>90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0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15" table:style-name="ce3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2" table:style-name="ce3">
            <text:p>90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0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Продажа</text:p>
          </table:table-cell>
          <table:table-cell office:value-type="float" office:value="96" table:style-name="ce3">
            <text:p>96</text:p>
          </table:table-cell>
          <table:table-cell office:value-type="float" office:value="115" table:style-name="ce3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3" table:style-name="ce3">
            <text:p>90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0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4" table:style-name="ce3">
            <text:p>90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0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Продажа</text:p>
          </table:table-cell>
          <table:table-cell office:value-type="float" office:value="47" table:style-name="ce3">
            <text:p>47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5" table:style-name="ce3">
            <text:p>90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0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6" table:style-name="ce3">
            <text:p>90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0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Продажа</text:p>
          </table:table-cell>
          <table:table-cell office:value-type="float" office:value="34" table:style-name="ce3">
            <text:p>34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7" table:style-name="ce3">
            <text:p>90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0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8" table:style-name="ce3">
            <text:p>90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0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9" table:style-name="ce3">
            <text:p>90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0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0" table:style-name="ce3">
            <text:p>91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0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Продажа</text:p>
          </table:table-cell>
          <table:table-cell office:value-type="float" office:value="114" table:style-name="ce3">
            <text:p>114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1" table:style-name="ce3">
            <text:p>91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0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2" table:style-name="ce3">
            <text:p>91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0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Продажа</text:p>
          </table:table-cell>
          <table:table-cell office:value-type="float" office:value="135" table:style-name="ce3">
            <text:p>135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3" table:style-name="ce3">
            <text:p>91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0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5" table:style-name="ce3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4" table:style-name="ce3">
            <text:p>91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0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Продажа</text:p>
          </table:table-cell>
          <table:table-cell office:value-type="float" office:value="20" table:style-name="ce3">
            <text:p>20</text:p>
          </table:table-cell>
          <table:table-cell office:value-type="float" office:value="15" table:style-name="ce3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5" table:style-name="ce3">
            <text:p>91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0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6" table:style-name="ce3">
            <text:p>91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0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Продажа</text:p>
          </table:table-cell>
          <table:table-cell office:value-type="float" office:value="42" table:style-name="ce3">
            <text:p>42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7" table:style-name="ce3">
            <text:p>91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0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8" table:style-name="ce3">
            <text:p>91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0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родажа</text:p>
          </table:table-cell>
          <table:table-cell office:value-type="float" office:value="26" table:style-name="ce3">
            <text:p>26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9" table:style-name="ce3">
            <text:p>91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0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0" table:style-name="ce3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0" table:style-name="ce3">
            <text:p>92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0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Продажа</text:p>
          </table:table-cell>
          <table:table-cell office:value-type="float" office:value="28" table:style-name="ce3">
            <text:p>28</text:p>
          </table:table-cell>
          <table:table-cell office:value-type="float" office:value="40" table:style-name="ce3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1" table:style-name="ce3">
            <text:p>92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1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2" table:style-name="ce3">
            <text:p>92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1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Продажа</text:p>
          </table:table-cell>
          <table:table-cell office:value-type="float" office:value="71" table:style-name="ce3">
            <text:p>71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3" table:style-name="ce3">
            <text:p>92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1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4" table:style-name="ce3">
            <text:p>92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1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Продажа</text:p>
          </table:table-cell>
          <table:table-cell office:value-type="float" office:value="42" table:style-name="ce3">
            <text:p>42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5" table:style-name="ce3">
            <text:p>92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1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80" table:style-name="ce3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6" table:style-name="ce3">
            <text:p>92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1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Продажа</text:p>
          </table:table-cell>
          <table:table-cell office:value-type="float" office:value="52" table:style-name="ce3">
            <text:p>52</text:p>
          </table:table-cell>
          <table:table-cell office:value-type="float" office:value="80" table:style-name="ce3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7" table:style-name="ce3">
            <text:p>92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1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05" table:style-name="ce3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8" table:style-name="ce3">
            <text:p>92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1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Продажа</text:p>
          </table:table-cell>
          <table:table-cell office:value-type="float" office:value="64" table:style-name="ce3">
            <text:p>64</text:p>
          </table:table-cell>
          <table:table-cell office:value-type="float" office:value="105" table:style-name="ce3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9" table:style-name="ce3">
            <text:p>92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1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15" table:style-name="ce3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0" table:style-name="ce3">
            <text:p>93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1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Продажа</text:p>
          </table:table-cell>
          <table:table-cell office:value-type="float" office:value="57" table:style-name="ce3">
            <text:p>57</text:p>
          </table:table-cell>
          <table:table-cell office:value-type="float" office:value="115" table:style-name="ce3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1" table:style-name="ce3">
            <text:p>93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1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2" table:style-name="ce3">
            <text:p>93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1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Продажа</text:p>
          </table:table-cell>
          <table:table-cell office:value-type="float" office:value="14" table:style-name="ce3">
            <text:p>14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4" table:visibility="filter">
          <table:table-cell office:value-type="float" office:value="933" table:style-name="ce3">
            <text:p>93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1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4" table:visibility="filter">
          <table:table-cell office:value-type="float" office:value="934" table:style-name="ce3">
            <text:p>93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1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Продажа</text:p>
          </table:table-cell>
          <table:table-cell office:value-type="float" office:value="55" table:style-name="ce3">
            <text:p>55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5" table:style-name="ce3">
            <text:p>93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1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6" table:style-name="ce3">
            <text:p>93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1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Продажа</text:p>
          </table:table-cell>
          <table:table-cell office:value-type="float" office:value="138" table:style-name="ce3">
            <text:p>138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7" table:style-name="ce3">
            <text:p>93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1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8" table:style-name="ce3">
            <text:p>93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1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Продажа</text:p>
          </table:table-cell>
          <table:table-cell office:value-type="float" office:value="115" table:style-name="ce3">
            <text:p>115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9" table:style-name="ce3">
            <text:p>93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1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0" table:style-name="ce3">
            <text:p>94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1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Продажа</text:p>
          </table:table-cell>
          <table:table-cell office:value-type="float" office:value="107" table:style-name="ce3">
            <text:p>107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1" table:style-name="ce3">
            <text:p>94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1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5" table:style-name="ce3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2" table:style-name="ce3">
            <text:p>94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1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Продажа</text:p>
          </table:table-cell>
          <table:table-cell office:value-type="float" office:value="45" table:style-name="ce3">
            <text:p>45</text:p>
          </table:table-cell>
          <table:table-cell office:value-type="float" office:value="15" table:style-name="ce3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3" table:style-name="ce3">
            <text:p>94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1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4" table:style-name="ce3">
            <text:p>94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1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Продажа</text:p>
          </table:table-cell>
          <table:table-cell office:value-type="float" office:value="12" table:style-name="ce3">
            <text:p>12</text:p>
          </table:table-cell>
          <table:table-cell office:value-type="float" office:value="35" table:style-name="ce3">
            <text:p>35</text:p>
          </table:table-cell>
          <table:table-cell table:number-columns-repeated="16377" table:style-name="ce3"/>
        </table:table-row>
        <table:table-row table:style-name="ro2" table:visibility="filter">
          <table:table-cell office:value-type="float" office:value="945" table:style-name="ce3">
            <text:p>94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1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90" table:style-name="ce3">
            <text:p>90</text:p>
          </table:table-cell>
          <table:table-cell table:number-columns-repeated="16377" table:style-name="ce3"/>
        </table:table-row>
        <table:table-row table:style-name="ro2" table:visibility="filter">
          <table:table-cell office:value-type="float" office:value="946" table:style-name="ce3">
            <text:p>94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1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родажа</text:p>
          </table:table-cell>
          <table:table-cell office:value-type="float" office:value="18" table:style-name="ce3">
            <text:p>18</text:p>
          </table:table-cell>
          <table:table-cell office:value-type="float" office:value="90" table:style-name="ce3">
            <text:p>90</text:p>
          </table:table-cell>
          <table:table-cell table:number-columns-repeated="16377" table:style-name="ce3"/>
        </table:table-row>
        <table:table-row table:style-name="ro2" table:visibility="filter">
          <table:table-cell office:value-type="float" office:value="947" table:style-name="ce3">
            <text:p>94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1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0" table:style-name="ce3">
            <text:p>40</text:p>
          </table:table-cell>
          <table:table-cell table:number-columns-repeated="16377" table:style-name="ce3"/>
        </table:table-row>
        <table:table-row table:style-name="ro2" table:visibility="filter">
          <table:table-cell office:value-type="float" office:value="948" table:style-name="ce3">
            <text:p>94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1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Продажа</text:p>
          </table:table-cell>
          <table:table-cell office:value-type="float" office:value="21" table:style-name="ce3">
            <text:p>21</text:p>
          </table:table-cell>
          <table:table-cell office:value-type="float" office:value="40" table:style-name="ce3">
            <text:p>40</text:p>
          </table:table-cell>
          <table:table-cell table:number-columns-repeated="16377" table:style-name="ce3"/>
        </table:table-row>
        <table:table-row table:style-name="ro2" table:visibility="filter">
          <table:table-cell office:value-type="float" office:value="949" table:style-name="ce3">
            <text:p>94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2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5" table:style-name="ce3">
            <text:p>95</text:p>
          </table:table-cell>
          <table:table-cell table:number-columns-repeated="16377" table:style-name="ce3"/>
        </table:table-row>
        <table:table-row table:style-name="ro2" table:visibility="filter">
          <table:table-cell office:value-type="float" office:value="950" table:style-name="ce3">
            <text:p>95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2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Продажа</text:p>
          </table:table-cell>
          <table:table-cell office:value-type="float" office:value="88" table:style-name="ce3">
            <text:p>88</text:p>
          </table:table-cell>
          <table:table-cell office:value-type="float" office:value="95" table:style-name="ce3">
            <text:p>95</text:p>
          </table:table-cell>
          <table:table-cell table:number-columns-repeated="16377" table:style-name="ce3"/>
        </table:table-row>
        <table:table-row table:style-name="ro2" table:visibility="filter">
          <table:table-cell office:value-type="float" office:value="951" table:style-name="ce3">
            <text:p>95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2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0" table:style-name="ce3">
            <text:p>90</text:p>
          </table:table-cell>
          <table:table-cell table:number-columns-repeated="16377" table:style-name="ce3"/>
        </table:table-row>
        <table:table-row table:style-name="ro2" table:visibility="filter">
          <table:table-cell office:value-type="float" office:value="952" table:style-name="ce3">
            <text:p>95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2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Продажа</text:p>
          </table:table-cell>
          <table:table-cell office:value-type="float" office:value="57" table:style-name="ce3">
            <text:p>57</text:p>
          </table:table-cell>
          <table:table-cell office:value-type="float" office:value="90" table:style-name="ce3">
            <text:p>90</text:p>
          </table:table-cell>
          <table:table-cell table:number-columns-repeated="16377" table:style-name="ce3"/>
        </table:table-row>
        <table:table-row table:style-name="ro2" table:visibility="filter">
          <table:table-cell office:value-type="float" office:value="953" table:style-name="ce3">
            <text:p>95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2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80" table:style-name="ce3">
            <text:p>80</text:p>
          </table:table-cell>
          <table:table-cell table:number-columns-repeated="16377" table:style-name="ce3"/>
        </table:table-row>
        <table:table-row table:style-name="ro2" table:visibility="filter">
          <table:table-cell office:value-type="float" office:value="954" table:style-name="ce3">
            <text:p>95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2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Продажа</text:p>
          </table:table-cell>
          <table:table-cell office:value-type="float" office:value="58" table:style-name="ce3">
            <text:p>58</text:p>
          </table:table-cell>
          <table:table-cell office:value-type="float" office:value="80" table:style-name="ce3">
            <text:p>80</text:p>
          </table:table-cell>
          <table:table-cell table:number-columns-repeated="16377" table:style-name="ce3"/>
        </table:table-row>
        <table:table-row table:style-name="ro2">
          <table:table-cell office:value-type="float" office:value="1095" table:style-name="ce3">
            <text:p>109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2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05" table:style-name="ce3">
            <text:p>105</text:p>
          </table:table-cell>
          <table:table-cell table:number-columns-repeated="3" table:style-name="ce3"/>
          <table:table-cell office:value-type="float" office:value="2120000" table:formula="of:=2120*1000" table:style-name="ce3">
            <text:p>2120000</text:p>
          </table:table-cell>
          <table:table-cell table:number-columns-repeated="16373"/>
        </table:table-row>
        <table:table-row table:style-name="ro2">
          <table:table-cell office:value-type="float" office:value="1097" table:style-name="ce3">
            <text:p>109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2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15" table:style-name="ce3">
            <text:p>115</text:p>
          </table:table-cell>
          <table:table-cell table:number-columns-repeated="16377" table:style-name="ce3"/>
        </table:table-row>
        <table:table-row table:style-name="ro2">
          <table:table-cell office:value-type="float" office:value="1099" table:style-name="ce3">
            <text:p>109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2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20" table:style-name="ce3">
            <text:p>120</text:p>
          </table:table-cell>
          <table:table-cell table:number-columns-repeated="16377" table:style-name="ce3"/>
        </table:table-row>
        <table:table-row table:style-name="ro2" table:visibility="filter">
          <table:table-cell office:value-type="float" office:value="1096" table:style-name="ce3">
            <text:p>109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2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Продажа</text:p>
          </table:table-cell>
          <table:table-cell office:value-type="float" office:value="84" table:style-name="ce3">
            <text:p>84</text:p>
          </table:table-cell>
          <table:table-cell office:value-type="float" office:value="105" table:style-name="ce3">
            <text:p>105</text:p>
          </table:table-cell>
          <table:table-cell table:number-columns-repeated="16377" table:style-name="ce3"/>
        </table:table-row>
        <table:table-row table:style-name="ro2" table:visibility="filter">
          <table:table-cell office:value-type="float" office:value="1098" table:style-name="ce3">
            <text:p>109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2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Продажа</text:p>
          </table:table-cell>
          <table:table-cell office:value-type="float" office:value="82" table:style-name="ce3">
            <text:p>82</text:p>
          </table:table-cell>
          <table:table-cell office:value-type="float" office:value="115" table:style-name="ce3">
            <text:p>115</text:p>
          </table:table-cell>
          <table:table-cell table:number-columns-repeated="16377" table:style-name="ce3"/>
        </table:table-row>
        <table:table-row table:style-name="ro2" table:visibility="filter">
          <table:table-cell office:value-type="float" office:value="1100" table:style-name="ce3">
            <text:p>110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2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Продажа</text:p>
          </table:table-cell>
          <table:table-cell office:value-type="float" office:value="40" table:style-name="ce3">
            <text:p>40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1" table:style-name="ce3">
            <text:p>96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2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2" table:style-name="ce3">
            <text:p>96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2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Продажа</text:p>
          </table:table-cell>
          <table:table-cell office:value-type="float" office:value="52" table:style-name="ce3">
            <text:p>52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3" table:style-name="ce3">
            <text:p>96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2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4" table:style-name="ce3">
            <text:p>96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2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Продажа</text:p>
          </table:table-cell>
          <table:table-cell office:value-type="float" office:value="127" table:style-name="ce3">
            <text:p>127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5" table:style-name="ce3">
            <text:p>96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2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6" table:style-name="ce3">
            <text:p>96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2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Продажа</text:p>
          </table:table-cell>
          <table:table-cell office:value-type="float" office:value="115" table:style-name="ce3">
            <text:p>115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7" table:style-name="ce3">
            <text:p>96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2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8" table:style-name="ce3">
            <text:p>96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2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Продажа</text:p>
          </table:table-cell>
          <table:table-cell office:value-type="float" office:value="149" table:style-name="ce3">
            <text:p>149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9" table:style-name="ce3">
            <text:p>96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2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5" table:style-name="ce3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0" table:style-name="ce3">
            <text:p>97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2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Продажа</text:p>
          </table:table-cell>
          <table:table-cell office:value-type="float" office:value="37" table:style-name="ce3">
            <text:p>37</text:p>
          </table:table-cell>
          <table:table-cell office:value-type="float" office:value="15" table:style-name="ce3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1" table:style-name="ce3">
            <text:p>97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2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2" table:style-name="ce3">
            <text:p>97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2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Продажа</text:p>
          </table:table-cell>
          <table:table-cell office:value-type="float" office:value="30" table:style-name="ce3">
            <text:p>30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3" table:style-name="ce3">
            <text:p>97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2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4" table:style-name="ce3">
            <text:p>97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2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родажа</text:p>
          </table:table-cell>
          <table:table-cell office:value-type="float" office:value="20" table:style-name="ce3">
            <text:p>2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5" table:style-name="ce3">
            <text:p>97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2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0" table:style-name="ce3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6" table:style-name="ce3">
            <text:p>97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2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Продажа</text:p>
          </table:table-cell>
          <table:table-cell office:value-type="float" office:value="22" table:style-name="ce3">
            <text:p>22</text:p>
          </table:table-cell>
          <table:table-cell office:value-type="float" office:value="40" table:style-name="ce3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7" table:style-name="ce3">
            <text:p>97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3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8" table:style-name="ce3">
            <text:p>97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3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Продажа</text:p>
          </table:table-cell>
          <table:table-cell office:value-type="float" office:value="85" table:style-name="ce3">
            <text:p>85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9" table:style-name="ce3">
            <text:p>97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3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0" table:style-name="ce3">
            <text:p>98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3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Продажа</text:p>
          </table:table-cell>
          <table:table-cell office:value-type="float" office:value="50" table:style-name="ce3">
            <text:p>5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1" table:style-name="ce3">
            <text:p>98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3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80" table:style-name="ce3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2" table:style-name="ce3">
            <text:p>98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3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Продажа</text:p>
          </table:table-cell>
          <table:table-cell office:value-type="float" office:value="55" table:style-name="ce3">
            <text:p>55</text:p>
          </table:table-cell>
          <table:table-cell office:value-type="float" office:value="80" table:style-name="ce3">
            <text:p>80</text:p>
          </table:table-cell>
          <table:table-cell table:number-columns-repeated="16377"/>
        </table:table-row>
        <table:table-row table:style-name="ro2">
          <table:table-cell office:value-type="float" office:value="1067" table:style-name="ce3">
            <text:p>106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6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05" table:style-name="ce3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69" table:style-name="ce3">
            <text:p>106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6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15" table:style-name="ce3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71" table:style-name="ce3">
            <text:p>107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6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8" table:style-name="ce3">
            <text:p>106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6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Продажа</text:p>
          </table:table-cell>
          <table:table-cell office:value-type="float" office:value="90" table:style-name="ce3">
            <text:p>90</text:p>
          </table:table-cell>
          <table:table-cell office:value-type="float" office:value="105" table:style-name="ce3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0" table:style-name="ce3">
            <text:p>107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6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Продажа</text:p>
          </table:table-cell>
          <table:table-cell office:value-type="float" office:value="87" table:style-name="ce3">
            <text:p>87</text:p>
          </table:table-cell>
          <table:table-cell office:value-type="float" office:value="115" table:style-name="ce3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2" table:style-name="ce3">
            <text:p>107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6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Продажа</text:p>
          </table:table-cell>
          <table:table-cell office:value-type="float" office:value="40" table:style-name="ce3">
            <text:p>40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9" table:style-name="ce3">
            <text:p>98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3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0" table:style-name="ce3">
            <text:p>99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3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Продажа</text:p>
          </table:table-cell>
          <table:table-cell office:value-type="float" office:value="56" table:style-name="ce3">
            <text:p>56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1" table:style-name="ce3">
            <text:p>99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3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2" table:style-name="ce3">
            <text:p>99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3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3" table:style-name="ce3">
            <text:p>99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3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4" table:style-name="ce3">
            <text:p>99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3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Продажа</text:p>
          </table:table-cell>
          <table:table-cell office:value-type="float" office:value="110" table:style-name="ce3">
            <text:p>11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5" table:style-name="ce3">
            <text:p>99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3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6" table:style-name="ce3">
            <text:p>99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3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Продажа</text:p>
          </table:table-cell>
          <table:table-cell office:value-type="float" office:value="155" table:style-name="ce3">
            <text:p>155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7" table:style-name="ce3">
            <text:p>99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3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5" table:style-name="ce3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8" table:style-name="ce3">
            <text:p>99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3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Продажа</text:p>
          </table:table-cell>
          <table:table-cell office:value-type="float" office:value="30" table:style-name="ce3">
            <text:p>30</text:p>
          </table:table-cell>
          <table:table-cell office:value-type="float" office:value="15" table:style-name="ce3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9" table:style-name="ce3">
            <text:p>99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3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0" table:style-name="ce3">
            <text:p>100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3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Продажа</text:p>
          </table:table-cell>
          <table:table-cell office:value-type="float" office:value="20" table:style-name="ce3">
            <text:p>20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1" table:style-name="ce3">
            <text:p>100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3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2" table:style-name="ce3">
            <text:p>100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3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родажа</text:p>
          </table:table-cell>
          <table:table-cell office:value-type="float" office:value="21" table:style-name="ce3">
            <text:p>21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3" table:style-name="ce3">
            <text:p>100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3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40" table:style-name="ce3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4" table:style-name="ce3">
            <text:p>100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3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Продажа</text:p>
          </table:table-cell>
          <table:table-cell office:value-type="float" office:value="18" table:style-name="ce3">
            <text:p>18</text:p>
          </table:table-cell>
          <table:table-cell office:value-type="float" office:value="40" table:style-name="ce3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5" table:style-name="ce3">
            <text:p>100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4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6" table:style-name="ce3">
            <text:p>100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4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Продажа</text:p>
          </table:table-cell>
          <table:table-cell office:value-type="float" office:value="82" table:style-name="ce3">
            <text:p>82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7" table:style-name="ce3">
            <text:p>100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4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8" table:style-name="ce3">
            <text:p>100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4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Продажа</text:p>
          </table:table-cell>
          <table:table-cell office:value-type="float" office:value="54" table:style-name="ce3">
            <text:p>54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9" table:style-name="ce3">
            <text:p>100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4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80" table:style-name="ce3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0" table:style-name="ce3">
            <text:p>101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4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Продажа</text:p>
          </table:table-cell>
          <table:table-cell office:value-type="float" office:value="57" table:style-name="ce3">
            <text:p>57</text:p>
          </table:table-cell>
          <table:table-cell office:value-type="float" office:value="80" table:style-name="ce3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1" table:style-name="ce3">
            <text:p>101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4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05" table:style-name="ce3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2" table:style-name="ce3">
            <text:p>101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4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Продажа</text:p>
          </table:table-cell>
          <table:table-cell office:value-type="float" office:value="67" table:style-name="ce3">
            <text:p>67</text:p>
          </table:table-cell>
          <table:table-cell office:value-type="float" office:value="105" table:style-name="ce3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3" table:style-name="ce3">
            <text:p>101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4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15" table:style-name="ce3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4" table:style-name="ce3">
            <text:p>101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4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Продажа</text:p>
          </table:table-cell>
          <table:table-cell office:value-type="float" office:value="51" table:style-name="ce3">
            <text:p>51</text:p>
          </table:table-cell>
          <table:table-cell office:value-type="float" office:value="115" table:style-name="ce3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5" table:style-name="ce3">
            <text:p>101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4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6" table:style-name="ce3">
            <text:p>101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4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Продажа</text:p>
          </table:table-cell>
          <table:table-cell office:value-type="float" office:value="12" table:style-name="ce3">
            <text:p>12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7" table:style-name="ce3">
            <text:p>101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4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8" table:style-name="ce3">
            <text:p>101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4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Продажа</text:p>
          </table:table-cell>
          <table:table-cell office:value-type="float" office:value="58" table:style-name="ce3">
            <text:p>58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9" table:style-name="ce3">
            <text:p>101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4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0" table:style-name="ce3">
            <text:p>102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4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Продажа</text:p>
          </table:table-cell>
          <table:table-cell office:value-type="float" office:value="135" table:style-name="ce3">
            <text:p>135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1" table:style-name="ce3">
            <text:p>102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4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2" table:style-name="ce3">
            <text:p>102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4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Продажа</text:p>
          </table:table-cell>
          <table:table-cell office:value-type="float" office:value="104" table:style-name="ce3">
            <text:p>104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3" table:style-name="ce3">
            <text:p>102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4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4" table:style-name="ce3">
            <text:p>102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4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Продажа</text:p>
          </table:table-cell>
          <table:table-cell office:value-type="float" office:value="160" table:style-name="ce3">
            <text:p>160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5" table:style-name="ce3">
            <text:p>102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4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5" table:style-name="ce3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6" table:style-name="ce3">
            <text:p>102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4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Продажа</text:p>
          </table:table-cell>
          <table:table-cell office:value-type="float" office:value="48" table:style-name="ce3">
            <text:p>48</text:p>
          </table:table-cell>
          <table:table-cell office:value-type="float" office:value="15" table:style-name="ce3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7" table:style-name="ce3">
            <text:p>102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4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8" table:style-name="ce3">
            <text:p>102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4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Продажа</text:p>
          </table:table-cell>
          <table:table-cell office:value-type="float" office:value="19" table:style-name="ce3">
            <text:p>19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9" table:style-name="ce3">
            <text:p>102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4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0" table:style-name="ce3">
            <text:p>103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4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родажа</text:p>
          </table:table-cell>
          <table:table-cell office:value-type="float" office:value="20" table:style-name="ce3">
            <text:p>2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1" table:style-name="ce3">
            <text:p>103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4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0" table:style-name="ce3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2" table:style-name="ce3">
            <text:p>103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4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Продажа</text:p>
          </table:table-cell>
          <table:table-cell office:value-type="float" office:value="10" table:style-name="ce3">
            <text:p>10</text:p>
          </table:table-cell>
          <table:table-cell office:value-type="float" office:value="40" table:style-name="ce3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3" table:style-name="ce3">
            <text:p>103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5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4" table:style-name="ce3">
            <text:p>103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5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Продажа</text:p>
          </table:table-cell>
          <table:table-cell office:value-type="float" office:value="94" table:style-name="ce3">
            <text:p>94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5" table:style-name="ce3">
            <text:p>103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5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6" table:style-name="ce3">
            <text:p>103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5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Продажа</text:p>
          </table:table-cell>
          <table:table-cell office:value-type="float" office:value="58" table:style-name="ce3">
            <text:p>58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7" table:style-name="ce3">
            <text:p>103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5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80" table:style-name="ce3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8" table:style-name="ce3">
            <text:p>103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5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Продажа</text:p>
          </table:table-cell>
          <table:table-cell office:value-type="float" office:value="55" table:style-name="ce3">
            <text:p>55</text:p>
          </table:table-cell>
          <table:table-cell office:value-type="float" office:value="80" table:style-name="ce3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9" table:style-name="ce3">
            <text:p>103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5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05" table:style-name="ce3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0" table:style-name="ce3">
            <text:p>104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5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Продажа</text:p>
          </table:table-cell>
          <table:table-cell office:value-type="float" office:value="89" table:style-name="ce3">
            <text:p>89</text:p>
          </table:table-cell>
          <table:table-cell office:value-type="float" office:value="105" table:style-name="ce3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1" table:style-name="ce3">
            <text:p>104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5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15" table:style-name="ce3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2" table:style-name="ce3">
            <text:p>104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5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Продажа</text:p>
          </table:table-cell>
          <table:table-cell office:value-type="float" office:value="93" table:style-name="ce3">
            <text:p>93</text:p>
          </table:table-cell>
          <table:table-cell office:value-type="float" office:value="115" table:style-name="ce3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3" table:style-name="ce3">
            <text:p>104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5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4" table:style-name="ce3">
            <text:p>104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5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Продажа</text:p>
          </table:table-cell>
          <table:table-cell office:value-type="float" office:value="45" table:style-name="ce3">
            <text:p>45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5" table:style-name="ce3">
            <text:p>104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5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6" table:style-name="ce3">
            <text:p>104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5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Продажа</text:p>
          </table:table-cell>
          <table:table-cell office:value-type="float" office:value="51" table:style-name="ce3">
            <text:p>51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7" table:style-name="ce3">
            <text:p>104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5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8" table:style-name="ce3">
            <text:p>104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5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Продажа</text:p>
          </table:table-cell>
          <table:table-cell office:value-type="float" office:value="124" table:style-name="ce3">
            <text:p>124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9" table:style-name="ce3">
            <text:p>104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5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0" table:style-name="ce3">
            <text:p>105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5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Продажа</text:p>
          </table:table-cell>
          <table:table-cell office:value-type="float" office:value="115" table:style-name="ce3">
            <text:p>115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1" table:style-name="ce3">
            <text:p>105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5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2" table:style-name="ce3">
            <text:p>105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5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Продажа</text:p>
          </table:table-cell>
          <table:table-cell office:value-type="float" office:value="147" table:style-name="ce3">
            <text:p>147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3" table:style-name="ce3">
            <text:p>105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5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5" table:style-name="ce3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4" table:style-name="ce3">
            <text:p>105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5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Продажа</text:p>
          </table:table-cell>
          <table:table-cell office:value-type="float" office:value="42" table:style-name="ce3">
            <text:p>42</text:p>
          </table:table-cell>
          <table:table-cell office:value-type="float" office:value="15" table:style-name="ce3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5" table:style-name="ce3">
            <text:p>105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5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6" table:style-name="ce3">
            <text:p>105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5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Продажа</text:p>
          </table:table-cell>
          <table:table-cell office:value-type="float" office:value="48" table:style-name="ce3">
            <text:p>48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7" table:style-name="ce3">
            <text:p>105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5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5" table:visibility="filter">
          <table:table-cell office:value-type="float" office:value="1058" table:style-name="ce3">
            <text:p>105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5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родажа</text:p>
          </table:table-cell>
          <table:table-cell office:value-type="float" office:value="24" table:style-name="ce3">
            <text:p>24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5" table:visibility="filter">
          <table:table-cell office:value-type="float" office:value="1059" table:style-name="ce3">
            <text:p>105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5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0" table:style-name="ce3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0" table:style-name="ce3">
            <text:p>106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5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Продажа</text:p>
          </table:table-cell>
          <table:table-cell office:value-type="float" office:value="12" table:style-name="ce3">
            <text:p>12</text:p>
          </table:table-cell>
          <table:table-cell office:value-type="float" office:value="40" table:style-name="ce3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1" table:style-name="ce3">
            <text:p>106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6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2" table:style-name="ce3">
            <text:p>106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6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3" table:style-name="ce3">
            <text:p>106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6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4" table:style-name="ce3">
            <text:p>106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6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Продажа</text:p>
          </table:table-cell>
          <table:table-cell office:value-type="float" office:value="50" table:style-name="ce3">
            <text:p>5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5" table:style-name="ce3">
            <text:p>106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6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80" table:style-name="ce3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6" table:style-name="ce3">
            <text:p>106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6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Продажа</text:p>
          </table:table-cell>
          <table:table-cell office:value-type="float" office:value="45" table:style-name="ce3">
            <text:p>45</text:p>
          </table:table-cell>
          <table:table-cell office:value-type="float" office:value="80" table:style-name="ce3">
            <text:p>80</text:p>
          </table:table-cell>
          <table:table-cell table:number-columns-repeated="16377"/>
        </table:table-row>
        <table:table-row table:style-name="ro2">
          <table:table-cell office:value-type="float" office:value="983" table:style-name="ce3">
            <text:p>98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3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05" table:style-name="ce3">
            <text:p>105</text:p>
          </table:table-cell>
          <table:table-cell table:number-columns-repeated="16377"/>
        </table:table-row>
        <table:table-row table:style-name="ro2">
          <table:table-cell office:value-type="float" office:value="985" table:style-name="ce3">
            <text:p>98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3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15" table:style-name="ce3">
            <text:p>115</text:p>
          </table:table-cell>
          <table:table-cell table:number-columns-repeated="16377"/>
        </table:table-row>
        <table:table-row table:style-name="ro2">
          <table:table-cell office:value-type="float" office:value="987" table:style-name="ce3">
            <text:p>98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3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4" table:style-name="ce3">
            <text:p>98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3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Продажа</text:p>
          </table:table-cell>
          <table:table-cell office:value-type="float" office:value="60" table:style-name="ce3">
            <text:p>60</text:p>
          </table:table-cell>
          <table:table-cell office:value-type="float" office:value="105" table:style-name="ce3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6" table:style-name="ce3">
            <text:p>98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3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Продажа</text:p>
          </table:table-cell>
          <table:table-cell office:value-type="float" office:value="75" table:style-name="ce3">
            <text:p>75</text:p>
          </table:table-cell>
          <table:table-cell office:value-type="float" office:value="115" table:style-name="ce3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8" table:style-name="ce3">
            <text:p>98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3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Продажа</text:p>
          </table:table-cell>
          <table:table-cell office:value-type="float" office:value="35" table:style-name="ce3">
            <text:p>35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3" table:style-name="ce3">
            <text:p>107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6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4" table:style-name="ce3">
            <text:p>107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6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Продажа</text:p>
          </table:table-cell>
          <table:table-cell office:value-type="float" office:value="58" table:style-name="ce3">
            <text:p>58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5" table:style-name="ce3">
            <text:p>107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6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6" table:style-name="ce3">
            <text:p>107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6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Продажа</text:p>
          </table:table-cell>
          <table:table-cell office:value-type="float" office:value="123" table:style-name="ce3">
            <text:p>123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7" table:style-name="ce3">
            <text:p>107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6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8" table:style-name="ce3">
            <text:p>107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6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Продажа</text:p>
          </table:table-cell>
          <table:table-cell office:value-type="float" office:value="105" table:style-name="ce3">
            <text:p>105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9" table:style-name="ce3">
            <text:p>107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6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0" table:style-name="ce3">
            <text:p>108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6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Продажа</text:p>
          </table:table-cell>
          <table:table-cell office:value-type="float" office:value="150" table:style-name="ce3">
            <text:p>150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1" table:style-name="ce3">
            <text:p>108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6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5" table:style-name="ce3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2" table:style-name="ce3">
            <text:p>108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6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Продажа</text:p>
          </table:table-cell>
          <table:table-cell office:value-type="float" office:value="30" table:style-name="ce3">
            <text:p>30</text:p>
          </table:table-cell>
          <table:table-cell office:value-type="float" office:value="15" table:style-name="ce3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3" table:style-name="ce3">
            <text:p>108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6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4" table:style-name="ce3">
            <text:p>108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6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Продажа</text:p>
          </table:table-cell>
          <table:table-cell office:value-type="float" office:value="15" table:style-name="ce3">
            <text:p>15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5" table:style-name="ce3">
            <text:p>108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6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6" table:style-name="ce3">
            <text:p>108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6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родажа</text:p>
          </table:table-cell>
          <table:table-cell office:value-type="float" office:value="10" table:style-name="ce3">
            <text:p>1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7" table:style-name="ce3">
            <text:p>108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6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0" table:style-name="ce3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8" table:style-name="ce3">
            <text:p>108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6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Продажа</text:p>
          </table:table-cell>
          <table:table-cell office:value-type="float" office:value="23" table:style-name="ce3">
            <text:p>23</text:p>
          </table:table-cell>
          <table:table-cell office:value-type="float" office:value="40" table:style-name="ce3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9" table:style-name="ce3">
            <text:p>108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2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0" table:style-name="ce3">
            <text:p>109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2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Продажа</text:p>
          </table:table-cell>
          <table:table-cell office:value-type="float" office:value="85" table:style-name="ce3">
            <text:p>85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1" table:style-name="ce3">
            <text:p>109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2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2" table:style-name="ce3">
            <text:p>109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2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Продажа</text:p>
          </table:table-cell>
          <table:table-cell office:value-type="float" office:value="49" table:style-name="ce3">
            <text:p>49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3" table:style-name="ce3">
            <text:p>109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2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80" table:style-name="ce3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4" table:style-name="ce3">
            <text:p>109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2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Продажа</text:p>
          </table:table-cell>
          <table:table-cell office:value-type="float" office:value="52" table:style-name="ce3">
            <text:p>52</text:p>
          </table:table-cell>
          <table:table-cell office:value-type="float" office:value="80" table:style-name="ce3">
            <text:p>80</text:p>
          </table:table-cell>
          <table:table-cell table:number-columns-repeated="16377"/>
        </table:table-row>
        <table:table-row table:style-name="ro2">
          <table:table-cell office:value-type="float" office:value="955" table:style-name="ce3">
            <text:p>95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2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05" table:style-name="ce3">
            <text:p>105</text:p>
          </table:table-cell>
          <table:table-cell table:number-columns-repeated="16377"/>
        </table:table-row>
        <table:table-row table:style-name="ro2">
          <table:table-cell office:value-type="float" office:value="957" table:style-name="ce3">
            <text:p>95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2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15" table:style-name="ce3">
            <text:p>115</text:p>
          </table:table-cell>
          <table:table-cell table:number-columns-repeated="16377"/>
        </table:table-row>
        <table:table-row table:style-name="ro2">
          <table:table-cell office:value-type="float" office:value="959" table:style-name="ce3">
            <text:p>95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2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6" table:style-name="ce3">
            <text:p>95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2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Продажа</text:p>
          </table:table-cell>
          <table:table-cell office:value-type="float" office:value="95" table:style-name="ce3">
            <text:p>95</text:p>
          </table:table-cell>
          <table:table-cell office:value-type="float" office:value="105" table:style-name="ce3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8" table:style-name="ce3">
            <text:p>95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2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Продажа</text:p>
          </table:table-cell>
          <table:table-cell office:value-type="float" office:value="82" table:style-name="ce3">
            <text:p>82</text:p>
          </table:table-cell>
          <table:table-cell office:value-type="float" office:value="115" table:style-name="ce3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0" table:style-name="ce3">
            <text:p>96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12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Продажа</text:p>
          </table:table-cell>
          <table:table-cell office:value-type="float" office:value="30" table:style-name="ce3">
            <text:p>30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1" table:style-name="ce3">
            <text:p>110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2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2" table:style-name="ce3">
            <text:p>110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2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Продажа</text:p>
          </table:table-cell>
          <table:table-cell office:value-type="float" office:value="53" table:style-name="ce3">
            <text:p>53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3" table:style-name="ce3">
            <text:p>110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2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4" table:style-name="ce3">
            <text:p>110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2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Продажа</text:p>
          </table:table-cell>
          <table:table-cell office:value-type="float" office:value="119" table:style-name="ce3">
            <text:p>119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5" table:style-name="ce3">
            <text:p>110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2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6" table:style-name="ce3">
            <text:p>110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2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Продажа</text:p>
          </table:table-cell>
          <table:table-cell office:value-type="float" office:value="107" table:style-name="ce3">
            <text:p>107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7" table:style-name="ce3">
            <text:p>110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2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8" table:style-name="ce3">
            <text:p>110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2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Продажа</text:p>
          </table:table-cell>
          <table:table-cell office:value-type="float" office:value="144" table:style-name="ce3">
            <text:p>144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9" table:style-name="ce3">
            <text:p>110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2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5" table:style-name="ce3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0" table:style-name="ce3">
            <text:p>111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2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Продажа</text:p>
          </table:table-cell>
          <table:table-cell office:value-type="float" office:value="38" table:style-name="ce3">
            <text:p>38</text:p>
          </table:table-cell>
          <table:table-cell office:value-type="float" office:value="15" table:style-name="ce3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1" table:style-name="ce3">
            <text:p>111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2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2" table:style-name="ce3">
            <text:p>111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2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Продажа</text:p>
          </table:table-cell>
          <table:table-cell office:value-type="float" office:value="25" table:style-name="ce3">
            <text:p>25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3" table:style-name="ce3">
            <text:p>111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2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4" table:style-name="ce3">
            <text:p>111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2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родажа</text:p>
          </table:table-cell>
          <table:table-cell office:value-type="float" office:value="21" table:style-name="ce3">
            <text:p>21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5" table:style-name="ce3">
            <text:p>111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2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40" table:style-name="ce3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6" table:style-name="ce3">
            <text:p>111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2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Продажа</text:p>
          </table:table-cell>
          <table:table-cell office:value-type="float" office:value="17" table:style-name="ce3">
            <text:p>17</text:p>
          </table:table-cell>
          <table:table-cell office:value-type="float" office:value="40" table:style-name="ce3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7" table:style-name="ce3">
            <text:p>111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3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8" table:style-name="ce3">
            <text:p>111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3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Продажа</text:p>
          </table:table-cell>
          <table:table-cell office:value-type="float" office:value="85" table:style-name="ce3">
            <text:p>85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9" table:style-name="ce3">
            <text:p>111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3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0" table:style-name="ce3">
            <text:p>112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3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Продажа</text:p>
          </table:table-cell>
          <table:table-cell office:value-type="float" office:value="55" table:style-name="ce3">
            <text:p>55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1" table:style-name="ce3">
            <text:p>112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3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80" table:style-name="ce3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2" table:style-name="ce3">
            <text:p>112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3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Продажа</text:p>
          </table:table-cell>
          <table:table-cell office:value-type="float" office:value="57" table:style-name="ce3">
            <text:p>57</text:p>
          </table:table-cell>
          <table:table-cell office:value-type="float" office:value="80" table:style-name="ce3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3" table:style-name="ce3">
            <text:p>112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3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05" table:style-name="ce3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4" table:style-name="ce3">
            <text:p>112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3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Продажа</text:p>
          </table:table-cell>
          <table:table-cell office:value-type="float" office:value="78" table:style-name="ce3">
            <text:p>78</text:p>
          </table:table-cell>
          <table:table-cell office:value-type="float" office:value="105" table:style-name="ce3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5" table:style-name="ce3">
            <text:p>112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3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15" table:style-name="ce3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6" table:style-name="ce3">
            <text:p>112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3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Продажа</text:p>
          </table:table-cell>
          <table:table-cell office:value-type="float" office:value="71" table:style-name="ce3">
            <text:p>71</text:p>
          </table:table-cell>
          <table:table-cell office:value-type="float" office:value="115" table:style-name="ce3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7" table:style-name="ce3">
            <text:p>112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3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8" table:style-name="ce3">
            <text:p>112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3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Продажа</text:p>
          </table:table-cell>
          <table:table-cell office:value-type="float" office:value="15" table:style-name="ce3">
            <text:p>15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9" table:style-name="ce3">
            <text:p>112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3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0" table:style-name="ce3">
            <text:p>113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3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Продажа</text:p>
          </table:table-cell>
          <table:table-cell office:value-type="float" office:value="54" table:style-name="ce3">
            <text:p>54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1" table:style-name="ce3">
            <text:p>113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3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2" table:style-name="ce3">
            <text:p>113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3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Продажа</text:p>
          </table:table-cell>
          <table:table-cell office:value-type="float" office:value="135" table:style-name="ce3">
            <text:p>135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3" table:style-name="ce3">
            <text:p>113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3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4" table:style-name="ce3">
            <text:p>113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3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Продажа</text:p>
          </table:table-cell>
          <table:table-cell office:value-type="float" office:value="86" table:style-name="ce3">
            <text:p>86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5" table:style-name="ce3">
            <text:p>113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3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6" table:style-name="ce3">
            <text:p>113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3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Продажа</text:p>
          </table:table-cell>
          <table:table-cell office:value-type="float" office:value="148" table:style-name="ce3">
            <text:p>148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7" table:style-name="ce3">
            <text:p>113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3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5" table:style-name="ce3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8" table:style-name="ce3">
            <text:p>113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3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Продажа</text:p>
          </table:table-cell>
          <table:table-cell office:value-type="float" office:value="47" table:style-name="ce3">
            <text:p>47</text:p>
          </table:table-cell>
          <table:table-cell office:value-type="float" office:value="15" table:style-name="ce3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9" table:style-name="ce3">
            <text:p>113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3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0" table:style-name="ce3">
            <text:p>114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3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Продажа</text:p>
          </table:table-cell>
          <table:table-cell office:value-type="float" office:value="18" table:style-name="ce3">
            <text:p>18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1" table:style-name="ce3">
            <text:p>114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3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2" table:style-name="ce3">
            <text:p>114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3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родажа</text:p>
          </table:table-cell>
          <table:table-cell office:value-type="float" office:value="26" table:style-name="ce3">
            <text:p>26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3" table:style-name="ce3">
            <text:p>114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3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0" table:style-name="ce3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4" table:style-name="ce3">
            <text:p>114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3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Продажа</text:p>
          </table:table-cell>
          <table:table-cell office:value-type="float" office:value="18" table:style-name="ce3">
            <text:p>18</text:p>
          </table:table-cell>
          <table:table-cell office:value-type="float" office:value="40" table:style-name="ce3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5" table:style-name="ce3">
            <text:p>114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4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6" table:style-name="ce3">
            <text:p>114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4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Продажа</text:p>
          </table:table-cell>
          <table:table-cell office:value-type="float" office:value="77" table:style-name="ce3">
            <text:p>77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7" table:style-name="ce3">
            <text:p>114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4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8" table:style-name="ce3">
            <text:p>114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4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Продажа</text:p>
          </table:table-cell>
          <table:table-cell office:value-type="float" office:value="54" table:style-name="ce3">
            <text:p>54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9" table:style-name="ce3">
            <text:p>114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4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80" table:style-name="ce3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0" table:style-name="ce3">
            <text:p>115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4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Продажа</text:p>
          </table:table-cell>
          <table:table-cell office:value-type="float" office:value="57" table:style-name="ce3">
            <text:p>57</text:p>
          </table:table-cell>
          <table:table-cell office:value-type="float" office:value="80" table:style-name="ce3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1" table:style-name="ce3">
            <text:p>115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4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05" table:style-name="ce3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2" table:style-name="ce3">
            <text:p>115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4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Продажа</text:p>
          </table:table-cell>
          <table:table-cell office:value-type="float" office:value="82" table:style-name="ce3">
            <text:p>82</text:p>
          </table:table-cell>
          <table:table-cell office:value-type="float" office:value="105" table:style-name="ce3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3" table:style-name="ce3">
            <text:p>115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4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15" table:style-name="ce3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4" table:style-name="ce3">
            <text:p>115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4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Продажа</text:p>
          </table:table-cell>
          <table:table-cell office:value-type="float" office:value="75" table:style-name="ce3">
            <text:p>75</text:p>
          </table:table-cell>
          <table:table-cell office:value-type="float" office:value="115" table:style-name="ce3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5" table:style-name="ce3">
            <text:p>115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4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6" table:style-name="ce3">
            <text:p>115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4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Продажа</text:p>
          </table:table-cell>
          <table:table-cell office:value-type="float" office:value="30" table:style-name="ce3">
            <text:p>30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7" table:style-name="ce3">
            <text:p>115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4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8" table:style-name="ce3">
            <text:p>115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4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Продажа</text:p>
          </table:table-cell>
          <table:table-cell office:value-type="float" office:value="59" table:style-name="ce3">
            <text:p>59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9" table:style-name="ce3">
            <text:p>115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4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0" table:style-name="ce3">
            <text:p>116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4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Продажа</text:p>
          </table:table-cell>
          <table:table-cell office:value-type="float" office:value="125" table:style-name="ce3">
            <text:p>125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1" table:style-name="ce3">
            <text:p>116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4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2" table:style-name="ce3">
            <text:p>116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4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Продажа</text:p>
          </table:table-cell>
          <table:table-cell office:value-type="float" office:value="110" table:style-name="ce3">
            <text:p>11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3" table:style-name="ce3">
            <text:p>116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4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4" table:style-name="ce3">
            <text:p>116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4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Продажа</text:p>
          </table:table-cell>
          <table:table-cell office:value-type="float" office:value="148" table:style-name="ce3">
            <text:p>148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5" table:style-name="ce3">
            <text:p>116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4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5" table:style-name="ce3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6" table:style-name="ce3">
            <text:p>116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4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Продажа</text:p>
          </table:table-cell>
          <table:table-cell office:value-type="float" office:value="47" table:style-name="ce3">
            <text:p>47</text:p>
          </table:table-cell>
          <table:table-cell office:value-type="float" office:value="15" table:style-name="ce3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7" table:style-name="ce3">
            <text:p>116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4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8" table:style-name="ce3">
            <text:p>116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4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Продажа</text:p>
          </table:table-cell>
          <table:table-cell office:value-type="float" office:value="12" table:style-name="ce3">
            <text:p>12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9" table:style-name="ce3">
            <text:p>116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4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0" table:style-name="ce3">
            <text:p>117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4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родажа</text:p>
          </table:table-cell>
          <table:table-cell office:value-type="float" office:value="19" table:style-name="ce3">
            <text:p>19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1" table:style-name="ce3">
            <text:p>117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4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0" table:style-name="ce3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2" table:style-name="ce3">
            <text:p>117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4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Продажа</text:p>
          </table:table-cell>
          <table:table-cell office:value-type="float" office:value="14" table:style-name="ce3">
            <text:p>14</text:p>
          </table:table-cell>
          <table:table-cell office:value-type="float" office:value="40" table:style-name="ce3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3" table:style-name="ce3">
            <text:p>117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5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4" table:style-name="ce3">
            <text:p>117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5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Продажа</text:p>
          </table:table-cell>
          <table:table-cell office:value-type="float" office:value="98" table:style-name="ce3">
            <text:p>98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5" table:style-name="ce3">
            <text:p>117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5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6" table:style-name="ce3">
            <text:p>117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5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Продажа</text:p>
          </table:table-cell>
          <table:table-cell office:value-type="float" office:value="54" table:style-name="ce3">
            <text:p>54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7" table:style-name="ce3">
            <text:p>117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5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80" table:style-name="ce3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8" table:style-name="ce3">
            <text:p>117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5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Продажа</text:p>
          </table:table-cell>
          <table:table-cell office:value-type="float" office:value="48" table:style-name="ce3">
            <text:p>48</text:p>
          </table:table-cell>
          <table:table-cell office:value-type="float" office:value="80" table:style-name="ce3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9" table:style-name="ce3">
            <text:p>117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5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05" table:style-name="ce3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0" table:style-name="ce3">
            <text:p>118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5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Продажа</text:p>
          </table:table-cell>
          <table:table-cell office:value-type="float" office:value="95" table:style-name="ce3">
            <text:p>95</text:p>
          </table:table-cell>
          <table:table-cell office:value-type="float" office:value="105" table:style-name="ce3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1" table:style-name="ce3">
            <text:p>118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5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15" table:style-name="ce3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2" table:style-name="ce3">
            <text:p>118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5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Продажа</text:p>
          </table:table-cell>
          <table:table-cell office:value-type="float" office:value="99" table:style-name="ce3">
            <text:p>99</text:p>
          </table:table-cell>
          <table:table-cell office:value-type="float" office:value="115" table:style-name="ce3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3" table:style-name="ce3">
            <text:p>118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5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4" table:style-name="ce3">
            <text:p>118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5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Продажа</text:p>
          </table:table-cell>
          <table:table-cell office:value-type="float" office:value="42" table:style-name="ce3">
            <text:p>42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5" table:style-name="ce3">
            <text:p>118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5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6" table:style-name="ce3">
            <text:p>118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5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Продажа</text:p>
          </table:table-cell>
          <table:table-cell office:value-type="float" office:value="54" table:style-name="ce3">
            <text:p>54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7" table:style-name="ce3">
            <text:p>118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5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8" table:style-name="ce3">
            <text:p>118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5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Продажа</text:p>
          </table:table-cell>
          <table:table-cell office:value-type="float" office:value="127" table:style-name="ce3">
            <text:p>127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9" table:style-name="ce3">
            <text:p>118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5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0" table:style-name="ce3">
            <text:p>119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5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Продажа</text:p>
          </table:table-cell>
          <table:table-cell office:value-type="float" office:value="116" table:style-name="ce3">
            <text:p>116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1" table:style-name="ce3">
            <text:p>119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5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2" table:style-name="ce3">
            <text:p>119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5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Продажа</text:p>
          </table:table-cell>
          <table:table-cell office:value-type="float" office:value="154" table:style-name="ce3">
            <text:p>154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3" table:style-name="ce3">
            <text:p>119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5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5" table:style-name="ce3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4" table:style-name="ce3">
            <text:p>119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5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Продажа</text:p>
          </table:table-cell>
          <table:table-cell office:value-type="float" office:value="26" table:style-name="ce3">
            <text:p>26</text:p>
          </table:table-cell>
          <table:table-cell office:value-type="float" office:value="15" table:style-name="ce3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5" table:style-name="ce3">
            <text:p>119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5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6" table:style-name="ce3">
            <text:p>119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5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Продажа</text:p>
          </table:table-cell>
          <table:table-cell office:value-type="float" office:value="44" table:style-name="ce3">
            <text:p>44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7" table:style-name="ce3">
            <text:p>119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5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8" table:style-name="ce3">
            <text:p>119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5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родажа</text:p>
          </table:table-cell>
          <table:table-cell office:value-type="float" office:value="25" table:style-name="ce3">
            <text:p>25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9" table:style-name="ce3">
            <text:p>119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5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0" table:style-name="ce3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0" table:style-name="ce3">
            <text:p>120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5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Продажа</text:p>
          </table:table-cell>
          <table:table-cell office:value-type="float" office:value="19" table:style-name="ce3">
            <text:p>19</text:p>
          </table:table-cell>
          <table:table-cell office:value-type="float" office:value="40" table:style-name="ce3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1" table:style-name="ce3">
            <text:p>120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6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2" table:style-name="ce3">
            <text:p>120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6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Продажа</text:p>
          </table:table-cell>
          <table:table-cell office:value-type="float" office:value="98" table:style-name="ce3">
            <text:p>98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3" table:style-name="ce3">
            <text:p>120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6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4" table:style-name="ce3">
            <text:p>120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6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Продажа</text:p>
          </table:table-cell>
          <table:table-cell office:value-type="float" office:value="54" table:style-name="ce3">
            <text:p>54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5" table:style-name="ce3">
            <text:p>120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6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80" table:style-name="ce3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6" table:style-name="ce3">
            <text:p>120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6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Продажа</text:p>
          </table:table-cell>
          <table:table-cell office:value-type="float" office:value="49" table:style-name="ce3">
            <text:p>49</text:p>
          </table:table-cell>
          <table:table-cell office:value-type="float" office:value="80" table:style-name="ce3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7" table:style-name="ce3">
            <text:p>120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6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05" table:style-name="ce3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8" table:style-name="ce3">
            <text:p>120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6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Продажа</text:p>
          </table:table-cell>
          <table:table-cell office:value-type="float" office:value="84" table:style-name="ce3">
            <text:p>84</text:p>
          </table:table-cell>
          <table:table-cell office:value-type="float" office:value="105" table:style-name="ce3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9" table:style-name="ce3">
            <text:p>120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6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15" table:style-name="ce3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0" table:style-name="ce3">
            <text:p>121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6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Продажа</text:p>
          </table:table-cell>
          <table:table-cell office:value-type="float" office:value="97" table:style-name="ce3">
            <text:p>97</text:p>
          </table:table-cell>
          <table:table-cell office:value-type="float" office:value="115" table:style-name="ce3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1" table:style-name="ce3">
            <text:p>121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6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2" table:style-name="ce3">
            <text:p>121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6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Продажа</text:p>
          </table:table-cell>
          <table:table-cell office:value-type="float" office:value="40" table:style-name="ce3">
            <text:p>40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3" table:style-name="ce3">
            <text:p>121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6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4" table:style-name="ce3">
            <text:p>121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6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Продажа</text:p>
          </table:table-cell>
          <table:table-cell office:value-type="float" office:value="27" table:style-name="ce3">
            <text:p>27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5" table:style-name="ce3">
            <text:p>121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6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6" table:style-name="ce3">
            <text:p>121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6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Продажа</text:p>
          </table:table-cell>
          <table:table-cell office:value-type="float" office:value="89" table:style-name="ce3">
            <text:p>89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7" table:style-name="ce3">
            <text:p>121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6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8" table:style-name="ce3">
            <text:p>121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6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Продажа</text:p>
          </table:table-cell>
          <table:table-cell office:value-type="float" office:value="104" table:style-name="ce3">
            <text:p>104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9" table:style-name="ce3">
            <text:p>121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6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0" table:style-name="ce3">
            <text:p>122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6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Продажа</text:p>
          </table:table-cell>
          <table:table-cell office:value-type="float" office:value="136" table:style-name="ce3">
            <text:p>136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1" table:style-name="ce3">
            <text:p>122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6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5" table:style-name="ce3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2" table:style-name="ce3">
            <text:p>122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6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Продажа</text:p>
          </table:table-cell>
          <table:table-cell office:value-type="float" office:value="21" table:style-name="ce3">
            <text:p>21</text:p>
          </table:table-cell>
          <table:table-cell office:value-type="float" office:value="15" table:style-name="ce3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3" table:style-name="ce3">
            <text:p>122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6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4" table:style-name="ce3">
            <text:p>122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6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Продажа</text:p>
          </table:table-cell>
          <table:table-cell office:value-type="float" office:value="35" table:style-name="ce3">
            <text:p>35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5" table:style-name="ce3">
            <text:p>122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6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6" table:style-name="ce3">
            <text:p>122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6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родажа</text:p>
          </table:table-cell>
          <table:table-cell office:value-type="float" office:value="14" table:style-name="ce3">
            <text:p>14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7" table:style-name="ce3">
            <text:p>122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6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40" table:style-name="ce3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8" table:style-name="ce3">
            <text:p>122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6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Продажа</text:p>
          </table:table-cell>
          <table:table-cell office:value-type="float" office:value="8" table:style-name="ce3">
            <text:p>8</text:p>
          </table:table-cell>
          <table:table-cell office:value-type="float" office:value="40" table:style-name="ce3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9" table:style-name="ce3">
            <text:p>122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7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0" table:style-name="ce3">
            <text:p>123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7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Продажа</text:p>
          </table:table-cell>
          <table:table-cell office:value-type="float" office:value="90" table:style-name="ce3">
            <text:p>90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1" table:style-name="ce3">
            <text:p>123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7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2" table:style-name="ce3">
            <text:p>123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7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Продажа</text:p>
          </table:table-cell>
          <table:table-cell office:value-type="float" office:value="58" table:style-name="ce3">
            <text:p>58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3" table:style-name="ce3">
            <text:p>123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7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80" table:style-name="ce3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4" table:style-name="ce3">
            <text:p>123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7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Продажа</text:p>
          </table:table-cell>
          <table:table-cell office:value-type="float" office:value="60" table:style-name="ce3">
            <text:p>60</text:p>
          </table:table-cell>
          <table:table-cell office:value-type="float" office:value="80" table:style-name="ce3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5" table:style-name="ce3">
            <text:p>123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7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05" table:style-name="ce3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6" table:style-name="ce3">
            <text:p>123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7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Продажа</text:p>
          </table:table-cell>
          <table:table-cell office:value-type="float" office:value="95" table:style-name="ce3">
            <text:p>95</text:p>
          </table:table-cell>
          <table:table-cell office:value-type="float" office:value="105" table:style-name="ce3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7" table:style-name="ce3">
            <text:p>123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7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15" table:style-name="ce3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8" table:style-name="ce3">
            <text:p>123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7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Продажа</text:p>
          </table:table-cell>
          <table:table-cell office:value-type="float" office:value="81" table:style-name="ce3">
            <text:p>81</text:p>
          </table:table-cell>
          <table:table-cell office:value-type="float" office:value="115" table:style-name="ce3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9" table:style-name="ce3">
            <text:p>123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7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0" table:style-name="ce3">
            <text:p>124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7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Продажа</text:p>
          </table:table-cell>
          <table:table-cell office:value-type="float" office:value="35" table:style-name="ce3">
            <text:p>35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1" table:style-name="ce3">
            <text:p>124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7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2" table:style-name="ce3">
            <text:p>124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7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Продажа</text:p>
          </table:table-cell>
          <table:table-cell office:value-type="float" office:value="57" table:style-name="ce3">
            <text:p>57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3" table:style-name="ce3">
            <text:p>124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7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4" table:style-name="ce3">
            <text:p>124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7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Продажа</text:p>
          </table:table-cell>
          <table:table-cell office:value-type="float" office:value="135" table:style-name="ce3">
            <text:p>135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5" table:style-name="ce3">
            <text:p>124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7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6" table:style-name="ce3">
            <text:p>124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7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Продажа</text:p>
          </table:table-cell>
          <table:table-cell office:value-type="float" office:value="114" table:style-name="ce3">
            <text:p>114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7" table:style-name="ce3">
            <text:p>124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7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8" table:style-name="ce3">
            <text:p>124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7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Продажа</text:p>
          </table:table-cell>
          <table:table-cell office:value-type="float" office:value="153" table:style-name="ce3">
            <text:p>153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9" table:style-name="ce3">
            <text:p>124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7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5" table:style-name="ce3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0" table:style-name="ce3">
            <text:p>125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7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Продажа</text:p>
          </table:table-cell>
          <table:table-cell office:value-type="float" office:value="37" table:style-name="ce3">
            <text:p>37</text:p>
          </table:table-cell>
          <table:table-cell office:value-type="float" office:value="15" table:style-name="ce3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1" table:style-name="ce3">
            <text:p>125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7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2" table:style-name="ce3">
            <text:p>125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7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Продажа</text:p>
          </table:table-cell>
          <table:table-cell office:value-type="float" office:value="14" table:style-name="ce3">
            <text:p>14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3" table:style-name="ce3">
            <text:p>125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7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4" table:style-name="ce3">
            <text:p>125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7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родажа</text:p>
          </table:table-cell>
          <table:table-cell office:value-type="float" office:value="17" table:style-name="ce3">
            <text:p>17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5" table:style-name="ce3">
            <text:p>125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7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0" table:style-name="ce3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6" table:style-name="ce3">
            <text:p>125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7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Продажа</text:p>
          </table:table-cell>
          <table:table-cell office:value-type="float" office:value="21" table:style-name="ce3">
            <text:p>21</text:p>
          </table:table-cell>
          <table:table-cell office:value-type="float" office:value="40" table:style-name="ce3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7" table:style-name="ce3">
            <text:p>125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8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8" table:style-name="ce3">
            <text:p>125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8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Продажа</text:p>
          </table:table-cell>
          <table:table-cell office:value-type="float" office:value="87" table:style-name="ce3">
            <text:p>87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9" table:style-name="ce3">
            <text:p>125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8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0" table:style-name="ce3">
            <text:p>126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8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Продажа</text:p>
          </table:table-cell>
          <table:table-cell office:value-type="float" office:value="47" table:style-name="ce3">
            <text:p>47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1" table:style-name="ce3">
            <text:p>126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8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80" table:style-name="ce3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2" table:style-name="ce3">
            <text:p>126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8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Продажа</text:p>
          </table:table-cell>
          <table:table-cell office:value-type="float" office:value="54" table:style-name="ce3">
            <text:p>54</text:p>
          </table:table-cell>
          <table:table-cell office:value-type="float" office:value="80" table:style-name="ce3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3" table:style-name="ce3">
            <text:p>126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8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05" table:style-name="ce3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4" table:style-name="ce3">
            <text:p>126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8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Продажа</text:p>
          </table:table-cell>
          <table:table-cell office:value-type="float" office:value="82" table:style-name="ce3">
            <text:p>82</text:p>
          </table:table-cell>
          <table:table-cell office:value-type="float" office:value="105" table:style-name="ce3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5" table:style-name="ce3">
            <text:p>126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8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15" table:style-name="ce3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6" table:style-name="ce3">
            <text:p>126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8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Продажа</text:p>
          </table:table-cell>
          <table:table-cell office:value-type="float" office:value="75" table:style-name="ce3">
            <text:p>75</text:p>
          </table:table-cell>
          <table:table-cell office:value-type="float" office:value="115" table:style-name="ce3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7" table:style-name="ce3">
            <text:p>126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8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8" table:style-name="ce3">
            <text:p>126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8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Продажа</text:p>
          </table:table-cell>
          <table:table-cell office:value-type="float" office:value="23" table:style-name="ce3">
            <text:p>23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9" table:style-name="ce3">
            <text:p>126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8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0" table:style-name="ce3">
            <text:p>127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8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Продажа</text:p>
          </table:table-cell>
          <table:table-cell office:value-type="float" office:value="58" table:style-name="ce3">
            <text:p>58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1" table:style-name="ce3">
            <text:p>127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8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2" table:style-name="ce3">
            <text:p>127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8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Продажа</text:p>
          </table:table-cell>
          <table:table-cell office:value-type="float" office:value="135" table:style-name="ce3">
            <text:p>135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3" table:style-name="ce3">
            <text:p>127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8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4" table:style-name="ce3">
            <text:p>127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8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Продажа</text:p>
          </table:table-cell>
          <table:table-cell office:value-type="float" office:value="112" table:style-name="ce3">
            <text:p>112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5" table:style-name="ce3">
            <text:p>127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8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6" table:style-name="ce3">
            <text:p>127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8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Продажа</text:p>
          </table:table-cell>
          <table:table-cell office:value-type="float" office:value="146" table:style-name="ce3">
            <text:p>146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7" table:style-name="ce3">
            <text:p>127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8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5" table:style-name="ce3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8" table:style-name="ce3">
            <text:p>127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8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Продажа</text:p>
          </table:table-cell>
          <table:table-cell office:value-type="float" office:value="45" table:style-name="ce3">
            <text:p>45</text:p>
          </table:table-cell>
          <table:table-cell office:value-type="float" office:value="15" table:style-name="ce3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9" table:style-name="ce3">
            <text:p>127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8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0" table:style-name="ce3">
            <text:p>128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8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Продажа</text:p>
          </table:table-cell>
          <table:table-cell office:value-type="float" office:value="21" table:style-name="ce3">
            <text:p>21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1" table:style-name="ce3">
            <text:p>128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8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4" table:visibility="filter">
          <table:table-cell office:value-type="float" office:value="1282" table:style-name="ce3">
            <text:p>128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8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родажа</text:p>
          </table:table-cell>
          <table:table-cell office:value-type="float" office:value="18" table:style-name="ce3">
            <text:p>18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4" table:visibility="filter">
          <table:table-cell office:value-type="float" office:value="1283" table:style-name="ce3">
            <text:p>128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8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0" table:style-name="ce3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4" table:style-name="ce3">
            <text:p>128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8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Продажа</text:p>
          </table:table-cell>
          <table:table-cell office:value-type="float" office:value="14" table:style-name="ce3">
            <text:p>14</text:p>
          </table:table-cell>
          <table:table-cell office:value-type="float" office:value="40" table:style-name="ce3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5" table:style-name="ce3">
            <text:p>128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9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6" table:style-name="ce3">
            <text:p>128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9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Продажа</text:p>
          </table:table-cell>
          <table:table-cell office:value-type="float" office:value="78" table:style-name="ce3">
            <text:p>78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7" table:style-name="ce3">
            <text:p>128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9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8" table:style-name="ce3">
            <text:p>128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9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Продажа</text:p>
          </table:table-cell>
          <table:table-cell office:value-type="float" office:value="58" table:style-name="ce3">
            <text:p>58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9" table:style-name="ce3">
            <text:p>128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9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80" table:style-name="ce3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0" table:style-name="ce3">
            <text:p>129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9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Продажа</text:p>
          </table:table-cell>
          <table:table-cell office:value-type="float" office:value="57" table:style-name="ce3">
            <text:p>57</text:p>
          </table:table-cell>
          <table:table-cell office:value-type="float" office:value="80" table:style-name="ce3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1" table:style-name="ce3">
            <text:p>129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9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05" table:style-name="ce3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2" table:style-name="ce3">
            <text:p>129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9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Продажа</text:p>
          </table:table-cell>
          <table:table-cell office:value-type="float" office:value="72" table:style-name="ce3">
            <text:p>72</text:p>
          </table:table-cell>
          <table:table-cell office:value-type="float" office:value="105" table:style-name="ce3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3" table:style-name="ce3">
            <text:p>129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9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15" table:style-name="ce3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4" table:style-name="ce3">
            <text:p>129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9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Продажа</text:p>
          </table:table-cell>
          <table:table-cell office:value-type="float" office:value="68" table:style-name="ce3">
            <text:p>68</text:p>
          </table:table-cell>
          <table:table-cell office:value-type="float" office:value="115" table:style-name="ce3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5" table:style-name="ce3">
            <text:p>129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9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6" table:style-name="ce3">
            <text:p>129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9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Продажа</text:p>
          </table:table-cell>
          <table:table-cell office:value-type="float" office:value="14" table:style-name="ce3">
            <text:p>14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7" table:style-name="ce3">
            <text:p>129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9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8" table:style-name="ce3">
            <text:p>129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9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Продажа</text:p>
          </table:table-cell>
          <table:table-cell office:value-type="float" office:value="54" table:style-name="ce3">
            <text:p>54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9" table:style-name="ce3">
            <text:p>129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9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0" table:style-name="ce3">
            <text:p>130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9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Продажа</text:p>
          </table:table-cell>
          <table:table-cell office:value-type="float" office:value="130" table:style-name="ce3">
            <text:p>13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1" table:style-name="ce3">
            <text:p>130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9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2" table:style-name="ce3">
            <text:p>130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9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Продажа</text:p>
          </table:table-cell>
          <table:table-cell office:value-type="float" office:value="85" table:style-name="ce3">
            <text:p>85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3" table:style-name="ce3">
            <text:p>1303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9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4" table:style-name="ce3">
            <text:p>1304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9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Продажа</text:p>
          </table:table-cell>
          <table:table-cell office:value-type="float" office:value="147" table:style-name="ce3">
            <text:p>147</text:p>
          </table:table-cell>
          <table:table-cell office:value-type="float" office:value="95" table:style-name="ce3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5" table:style-name="ce3">
            <text:p>1305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9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5" table:style-name="ce3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6" table:style-name="ce3">
            <text:p>1306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9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Продажа</text:p>
          </table:table-cell>
          <table:table-cell office:value-type="float" office:value="47" table:style-name="ce3">
            <text:p>47</text:p>
          </table:table-cell>
          <table:table-cell office:value-type="float" office:value="15" table:style-name="ce3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7" table:style-name="ce3">
            <text:p>1307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9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8" table:style-name="ce3">
            <text:p>1308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9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Продажа</text:p>
          </table:table-cell>
          <table:table-cell office:value-type="float" office:value="22" table:style-name="ce3">
            <text:p>22</text:p>
          </table:table-cell>
          <table:table-cell office:value-type="float" office:value="35" table:style-name="ce3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9" table:style-name="ce3">
            <text:p>1309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9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0" table:style-name="ce3">
            <text:p>1310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9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родажа</text:p>
          </table:table-cell>
          <table:table-cell office:value-type="float" office:value="14" table:style-name="ce3">
            <text:p>14</text:p>
          </table:table-cell>
          <table:table-cell office:value-type="float" office:value="90" table:style-name="ce3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1" table:style-name="ce3">
            <text:p>1311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9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0" table:style-name="ce3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2" table:style-name="ce3">
            <text:p>1312</text:p>
          </table:table-cell>
          <table:table-cell office:value-type="date" office:date-value="2021-06-03T00:00:00" table:style-name="ce4">
            <text:p>03.06.2021</text:p>
          </table:table-cell>
          <table:table-cell office:value-type="string" table:style-name="ce3">
            <text:p>M9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Продажа</text:p>
          </table:table-cell>
          <table:table-cell office:value-type="float" office:value="12" table:style-name="ce3">
            <text:p>12</text:p>
          </table:table-cell>
          <table:table-cell office:value-type="float" office:value="40" table:style-name="ce3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3" table:style-name="ce3">
            <text:p>1313</text:p>
          </table:table-cell>
          <table:table-cell office:value-type="date" office:date-value="2021-06-04T00:00:00" table:style-name="ce4">
            <text:p>04.06.2021</text:p>
          </table:table-cell>
          <table:table-cell office:value-type="string" table:style-name="ce3">
            <text:p>M1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4" table:style-name="ce3">
            <text:p>1314</text:p>
          </table:table-cell>
          <table:table-cell office:value-type="date" office:date-value="2021-06-04T00:00:00" table:style-name="ce4">
            <text:p>04.06.2021</text:p>
          </table:table-cell>
          <table:table-cell office:value-type="string" table:style-name="ce3">
            <text:p>M1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родажа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5" table:style-name="ce3">
            <text:p>1315</text:p>
          </table:table-cell>
          <table:table-cell office:value-type="date" office:date-value="2021-06-04T00:00:00" table:style-name="ce4">
            <text:p>04.06.2021</text:p>
          </table:table-cell>
          <table:table-cell office:value-type="string" table:style-name="ce3">
            <text:p>M10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6" table:style-name="ce3">
            <text:p>1316</text:p>
          </table:table-cell>
          <table:table-cell office:value-type="date" office:date-value="2021-06-04T00:00:00" table:style-name="ce4">
            <text:p>04.06.2021</text:p>
          </table:table-cell>
          <table:table-cell office:value-type="string" table:style-name="ce3">
            <text:p>M10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родажа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7" table:style-name="ce3">
            <text:p>1317</text:p>
          </table:table-cell>
          <table:table-cell office:value-type="date" office:date-value="2021-06-04T00:00:00" table:style-name="ce4">
            <text:p>04.06.2021</text:p>
          </table:table-cell>
          <table:table-cell office:value-type="string" table:style-name="ce3">
            <text:p>M11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8" table:style-name="ce3">
            <text:p>1318</text:p>
          </table:table-cell>
          <table:table-cell office:value-type="date" office:date-value="2021-06-04T00:00:00" table:style-name="ce4">
            <text:p>04.06.2021</text:p>
          </table:table-cell>
          <table:table-cell office:value-type="string" table:style-name="ce3">
            <text:p>M11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родажа</text:p>
          </table:table-cell>
          <table:table-cell office:value-type="float" office:value="108" table:style-name="ce3">
            <text:p>108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9" table:style-name="ce3">
            <text:p>1319</text:p>
          </table:table-cell>
          <table:table-cell office:value-type="date" office:date-value="2021-06-04T00:00:00" table:style-name="ce4">
            <text:p>04.06.2021</text:p>
          </table:table-cell>
          <table:table-cell office:value-type="string" table:style-name="ce3">
            <text:p>M12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0" table:style-name="ce3">
            <text:p>1320</text:p>
          </table:table-cell>
          <table:table-cell office:value-type="date" office:date-value="2021-06-04T00:00:00" table:style-name="ce4">
            <text:p>04.06.2021</text:p>
          </table:table-cell>
          <table:table-cell office:value-type="string" table:style-name="ce3">
            <text:p>M12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родажа</text:p>
          </table:table-cell>
          <table:table-cell office:value-type="float" office:value="144" table:style-name="ce3">
            <text:p>144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1" table:style-name="ce3">
            <text:p>1321</text:p>
          </table:table-cell>
          <table:table-cell office:value-type="date" office:date-value="2021-06-04T00:00:00" table:style-name="ce4">
            <text:p>04.06.2021</text:p>
          </table:table-cell>
          <table:table-cell office:value-type="string" table:style-name="ce3">
            <text:p>M13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2" table:style-name="ce3">
            <text:p>1322</text:p>
          </table:table-cell>
          <table:table-cell office:value-type="date" office:date-value="2021-06-04T00:00:00" table:style-name="ce4">
            <text:p>04.06.2021</text:p>
          </table:table-cell>
          <table:table-cell office:value-type="string" table:style-name="ce3">
            <text:p>M13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родажа</text:p>
          </table:table-cell>
          <table:table-cell office:value-type="float" office:value="144" table:style-name="ce3">
            <text:p>144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3" table:style-name="ce3">
            <text:p>1323</text:p>
          </table:table-cell>
          <table:table-cell office:value-type="date" office:date-value="2021-06-04T00:00:00" table:style-name="ce4">
            <text:p>04.06.2021</text:p>
          </table:table-cell>
          <table:table-cell office:value-type="string" table:style-name="ce3">
            <text:p>M14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4" table:style-name="ce3">
            <text:p>1324</text:p>
          </table:table-cell>
          <table:table-cell office:value-type="date" office:date-value="2021-06-04T00:00:00" table:style-name="ce4">
            <text:p>04.06.2021</text:p>
          </table:table-cell>
          <table:table-cell office:value-type="string" table:style-name="ce3">
            <text:p>M14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родажа</text:p>
          </table:table-cell>
          <table:table-cell office:value-type="float" office:value="76" table:style-name="ce3">
            <text:p>76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5" table:style-name="ce3">
            <text:p>1325</text:p>
          </table:table-cell>
          <table:table-cell office:value-type="date" office:date-value="2021-06-04T00:00:00" table:style-name="ce4">
            <text:p>04.06.2021</text:p>
          </table:table-cell>
          <table:table-cell office:value-type="string" table:style-name="ce3">
            <text:p>M15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6" table:style-name="ce3">
            <text:p>1326</text:p>
          </table:table-cell>
          <table:table-cell office:value-type="date" office:date-value="2021-06-04T00:00:00" table:style-name="ce4">
            <text:p>04.06.2021</text:p>
          </table:table-cell>
          <table:table-cell office:value-type="string" table:style-name="ce3">
            <text:p>M15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родажа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7" table:style-name="ce3">
            <text:p>1327</text:p>
          </table:table-cell>
          <table:table-cell office:value-type="date" office:date-value="2021-06-04T00:00:00" table:style-name="ce4">
            <text:p>04.06.2021</text:p>
          </table:table-cell>
          <table:table-cell office:value-type="string" table:style-name="ce3">
            <text:p>M16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8" table:style-name="ce3">
            <text:p>1328</text:p>
          </table:table-cell>
          <table:table-cell office:value-type="date" office:date-value="2021-06-04T00:00:00" table:style-name="ce4">
            <text:p>04.06.2021</text:p>
          </table:table-cell>
          <table:table-cell office:value-type="string" table:style-name="ce3">
            <text:p>M16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родажа</text:p>
          </table:table-cell>
          <table:table-cell office:value-type="float" office:value="144" table:style-name="ce3">
            <text:p>144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9" table:style-name="ce3">
            <text:p>1329</text:p>
          </table:table-cell>
          <table:table-cell office:value-type="date" office:date-value="2021-06-04T00:00:00" table:style-name="ce4">
            <text:p>04.06.2021</text:p>
          </table:table-cell>
          <table:table-cell office:value-type="string" table:style-name="ce3">
            <text:p>M2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0" table:style-name="ce3">
            <text:p>1330</text:p>
          </table:table-cell>
          <table:table-cell office:value-type="date" office:date-value="2021-06-04T00:00:00" table:style-name="ce4">
            <text:p>04.06.2021</text:p>
          </table:table-cell>
          <table:table-cell office:value-type="string" table:style-name="ce3">
            <text:p>M2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родажа</text:p>
          </table:table-cell>
          <table:table-cell office:value-type="float" office:value="132" table:style-name="ce3">
            <text:p>132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1" table:style-name="ce3">
            <text:p>1331</text:p>
          </table:table-cell>
          <table:table-cell office:value-type="date" office:date-value="2021-06-04T00:00:00" table:style-name="ce4">
            <text:p>04.06.2021</text:p>
          </table:table-cell>
          <table:table-cell office:value-type="string" table:style-name="ce3">
            <text:p>M3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2" table:style-name="ce3">
            <text:p>1332</text:p>
          </table:table-cell>
          <table:table-cell office:value-type="date" office:date-value="2021-06-04T00:00:00" table:style-name="ce4">
            <text:p>04.06.2021</text:p>
          </table:table-cell>
          <table:table-cell office:value-type="string" table:style-name="ce3">
            <text:p>M3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родажа</text:p>
          </table:table-cell>
          <table:table-cell office:value-type="float" office:value="108" table:style-name="ce3">
            <text:p>108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3" table:style-name="ce3">
            <text:p>1333</text:p>
          </table:table-cell>
          <table:table-cell office:value-type="date" office:date-value="2021-06-04T00:00:00" table:style-name="ce4">
            <text:p>04.06.2021</text:p>
          </table:table-cell>
          <table:table-cell office:value-type="string" table:style-name="ce3">
            <text:p>M4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4" table:style-name="ce3">
            <text:p>1334</text:p>
          </table:table-cell>
          <table:table-cell office:value-type="date" office:date-value="2021-06-04T00:00:00" table:style-name="ce4">
            <text:p>04.06.2021</text:p>
          </table:table-cell>
          <table:table-cell office:value-type="string" table:style-name="ce3">
            <text:p>M4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родажа</text:p>
          </table:table-cell>
          <table:table-cell office:value-type="float" office:value="144" table:style-name="ce3">
            <text:p>144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5" table:style-name="ce3">
            <text:p>1335</text:p>
          </table:table-cell>
          <table:table-cell office:value-type="date" office:date-value="2021-06-04T00:00:00" table:style-name="ce4">
            <text:p>04.06.2021</text:p>
          </table:table-cell>
          <table:table-cell office:value-type="string" table:style-name="ce3">
            <text:p>M5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6" table:style-name="ce3">
            <text:p>1336</text:p>
          </table:table-cell>
          <table:table-cell office:value-type="date" office:date-value="2021-06-04T00:00:00" table:style-name="ce4">
            <text:p>04.06.2021</text:p>
          </table:table-cell>
          <table:table-cell office:value-type="string" table:style-name="ce3">
            <text:p>M5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родажа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7" table:style-name="ce3">
            <text:p>1337</text:p>
          </table:table-cell>
          <table:table-cell office:value-type="date" office:date-value="2021-06-04T00:00:00" table:style-name="ce4">
            <text:p>04.06.2021</text:p>
          </table:table-cell>
          <table:table-cell office:value-type="string" table:style-name="ce3">
            <text:p>M6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8" table:style-name="ce3">
            <text:p>1338</text:p>
          </table:table-cell>
          <table:table-cell office:value-type="date" office:date-value="2021-06-04T00:00:00" table:style-name="ce4">
            <text:p>04.06.2021</text:p>
          </table:table-cell>
          <table:table-cell office:value-type="string" table:style-name="ce3">
            <text:p>M6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родажа</text:p>
          </table:table-cell>
          <table:table-cell office:value-type="float" office:value="160" table:style-name="ce3">
            <text:p>16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9" table:style-name="ce3">
            <text:p>1339</text:p>
          </table:table-cell>
          <table:table-cell office:value-type="date" office:date-value="2021-06-04T00:00:00" table:style-name="ce4">
            <text:p>04.06.2021</text:p>
          </table:table-cell>
          <table:table-cell office:value-type="string" table:style-name="ce3">
            <text:p>M7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0" table:style-name="ce3">
            <text:p>1340</text:p>
          </table:table-cell>
          <table:table-cell office:value-type="date" office:date-value="2021-06-04T00:00:00" table:style-name="ce4">
            <text:p>04.06.2021</text:p>
          </table:table-cell>
          <table:table-cell office:value-type="string" table:style-name="ce3">
            <text:p>M7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родажа</text:p>
          </table:table-cell>
          <table:table-cell office:value-type="float" office:value="144" table:style-name="ce3">
            <text:p>144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1" table:style-name="ce3">
            <text:p>1341</text:p>
          </table:table-cell>
          <table:table-cell office:value-type="date" office:date-value="2021-06-04T00:00:00" table:style-name="ce4">
            <text:p>04.06.2021</text:p>
          </table:table-cell>
          <table:table-cell office:value-type="string" table:style-name="ce3">
            <text:p>M8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2" table:style-name="ce3">
            <text:p>1342</text:p>
          </table:table-cell>
          <table:table-cell office:value-type="date" office:date-value="2021-06-04T00:00:00" table:style-name="ce4">
            <text:p>04.06.2021</text:p>
          </table:table-cell>
          <table:table-cell office:value-type="string" table:style-name="ce3">
            <text:p>M8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родажа</text:p>
          </table:table-cell>
          <table:table-cell office:value-type="float" office:value="120" table:style-name="ce3">
            <text:p>12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3" table:style-name="ce3">
            <text:p>1343</text:p>
          </table:table-cell>
          <table:table-cell office:value-type="date" office:date-value="2021-06-04T00:00:00" table:style-name="ce4">
            <text:p>04.06.2021</text:p>
          </table:table-cell>
          <table:table-cell office:value-type="string" table:style-name="ce3">
            <text:p>M9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4" table:style-name="ce3">
            <text:p>1344</text:p>
          </table:table-cell>
          <table:table-cell office:value-type="date" office:date-value="2021-06-04T00:00:00" table:style-name="ce4">
            <text:p>04.06.2021</text:p>
          </table:table-cell>
          <table:table-cell office:value-type="string" table:style-name="ce3">
            <text:p>M9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родажа</text:p>
          </table:table-cell>
          <table:table-cell office:value-type="float" office:value="90" table:style-name="ce3">
            <text:p>9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5" table:style-name="ce3">
            <text:p>134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6" table:style-name="ce3">
            <text:p>134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Продажа</text:p>
          </table:table-cell>
          <table:table-cell office:value-type="float" office:value="95" table:style-name="ce3">
            <text:p>95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7" table:style-name="ce3">
            <text:p>134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8" table:style-name="ce3">
            <text:p>134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Продажа</text:p>
          </table:table-cell>
          <table:table-cell office:value-type="float" office:value="89" table:style-name="ce3">
            <text:p>89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9" table:style-name="ce3">
            <text:p>134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0" table:style-name="ce3">
            <text:p>135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Продажа</text:p>
          </table:table-cell>
          <table:table-cell office:value-type="float" office:value="104" table:style-name="ce3">
            <text:p>104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1" table:style-name="ce3">
            <text:p>135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40" table:style-name="ce3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2" table:style-name="ce3">
            <text:p>135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Продажа</text:p>
          </table:table-cell>
          <table:table-cell office:value-type="float" office:value="20" table:style-name="ce3">
            <text:p>20</text:p>
          </table:table-cell>
          <table:table-cell office:value-type="float" office:value="240" table:style-name="ce3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3" table:style-name="ce3">
            <text:p>135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4" table:style-name="ce3">
            <text:p>135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Продажа</text:p>
          </table:table-cell>
          <table:table-cell office:value-type="float" office:value="24" table:style-name="ce3">
            <text:p>24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5" table:style-name="ce3">
            <text:p>135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6" table:style-name="ce3">
            <text:p>135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Продажа</text:p>
          </table:table-cell>
          <table:table-cell office:value-type="float" office:value="31" table:style-name="ce3">
            <text:p>31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7" table:style-name="ce3">
            <text:p>135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00" table:style-name="ce3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8" table:style-name="ce3">
            <text:p>135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Продажа</text:p>
          </table:table-cell>
          <table:table-cell office:value-type="float" office:value="49" table:style-name="ce3">
            <text:p>49</text:p>
          </table:table-cell>
          <table:table-cell office:value-type="float" office:value="200" table:style-name="ce3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9" table:style-name="ce3">
            <text:p>135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95" table:style-name="ce3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0" table:style-name="ce3">
            <text:p>136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Продажа</text:p>
          </table:table-cell>
          <table:table-cell office:value-type="float" office:value="47" table:style-name="ce3">
            <text:p>47</text:p>
          </table:table-cell>
          <table:table-cell office:value-type="float" office:value="195" table:style-name="ce3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1" table:style-name="ce3">
            <text:p>136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2" table:style-name="ce3">
            <text:p>136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Продажа</text:p>
          </table:table-cell>
          <table:table-cell office:value-type="float" office:value="48" table:style-name="ce3">
            <text:p>48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3" table:style-name="ce3">
            <text:p>136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4" table:style-name="ce3">
            <text:p>136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Продажа</text:p>
          </table:table-cell>
          <table:table-cell office:value-type="float" office:value="58" table:style-name="ce3">
            <text:p>58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5" table:style-name="ce3">
            <text:p>136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6" table:style-name="ce3">
            <text:p>136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Продажа</text:p>
          </table:table-cell>
          <table:table-cell office:value-type="float" office:value="57" table:style-name="ce3">
            <text:p>57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7" table:style-name="ce3">
            <text:p>136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30" table:style-name="ce3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8" table:style-name="ce3">
            <text:p>136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Продажа</text:p>
          </table:table-cell>
          <table:table-cell office:value-type="float" office:value="29" table:style-name="ce3">
            <text:p>29</text:p>
          </table:table-cell>
          <table:table-cell office:value-type="float" office:value="230" table:style-name="ce3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9" table:style-name="ce3">
            <text:p>136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60" table:style-name="ce3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0" table:style-name="ce3">
            <text:p>137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Продажа</text:p>
          </table:table-cell>
          <table:table-cell office:value-type="float" office:value="66" table:style-name="ce3">
            <text:p>66</text:p>
          </table:table-cell>
          <table:table-cell office:value-type="float" office:value="160" table:style-name="ce3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1" table:style-name="ce3">
            <text:p>137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2" table:style-name="ce3">
            <text:p>137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Продажа</text:p>
          </table:table-cell>
          <table:table-cell office:value-type="float" office:value="35" table:style-name="ce3">
            <text:p>35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3" table:style-name="ce3">
            <text:p>137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4" table:style-name="ce3">
            <text:p>137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Продажа</text:p>
          </table:table-cell>
          <table:table-cell office:value-type="float" office:value="26" table:style-name="ce3">
            <text:p>26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5" table:style-name="ce3">
            <text:p>137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70" table:style-name="ce3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6" table:style-name="ce3">
            <text:p>137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Продажа</text:p>
          </table:table-cell>
          <table:table-cell office:value-type="float" office:value="37" table:style-name="ce3">
            <text:p>37</text:p>
          </table:table-cell>
          <table:table-cell office:value-type="float" office:value="470" table:style-name="ce3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7" table:style-name="ce3">
            <text:p>137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00" table:style-name="ce3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8" table:style-name="ce3">
            <text:p>137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Продажа</text:p>
          </table:table-cell>
          <table:table-cell office:value-type="float" office:value="39" table:style-name="ce3">
            <text:p>39</text:p>
          </table:table-cell>
          <table:table-cell office:value-type="float" office:value="500" table:style-name="ce3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9" table:style-name="ce3">
            <text:p>137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0" table:style-name="ce3">
            <text:p>138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Продажа</text:p>
          </table:table-cell>
          <table:table-cell office:value-type="float" office:value="38" table:style-name="ce3">
            <text:p>38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1" table:style-name="ce3">
            <text:p>138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2" table:style-name="ce3">
            <text:p>138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Продажа</text:p>
          </table:table-cell>
          <table:table-cell office:value-type="float" office:value="27" table:style-name="ce3">
            <text:p>27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3" table:style-name="ce3">
            <text:p>138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4" table:style-name="ce3">
            <text:p>138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Продажа</text:p>
          </table:table-cell>
          <table:table-cell office:value-type="float" office:value="19" table:style-name="ce3">
            <text:p>19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5" table:style-name="ce3">
            <text:p>138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50" table:style-name="ce3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6" table:style-name="ce3">
            <text:p>138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Продажа</text:p>
          </table:table-cell>
          <table:table-cell office:value-type="float" office:value="26" table:style-name="ce3">
            <text:p>26</text:p>
          </table:table-cell>
          <table:table-cell office:value-type="float" office:value="150" table:style-name="ce3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7" table:style-name="ce3">
            <text:p>138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8" table:style-name="ce3">
            <text:p>138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Продажа</text:p>
          </table:table-cell>
          <table:table-cell office:value-type="float" office:value="18" table:style-name="ce3">
            <text:p>18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9" table:style-name="ce3">
            <text:p>138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0" table:style-name="ce3">
            <text:p>139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Продажа</text:p>
          </table:table-cell>
          <table:table-cell office:value-type="float" office:value="102" table:style-name="ce3">
            <text:p>102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1" table:style-name="ce3">
            <text:p>139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2" table:style-name="ce3">
            <text:p>139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Продажа</text:p>
          </table:table-cell>
          <table:table-cell office:value-type="float" office:value="93" table:style-name="ce3">
            <text:p>93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3" table:style-name="ce3">
            <text:p>139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4" table:style-name="ce3">
            <text:p>139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Продажа</text:p>
          </table:table-cell>
          <table:table-cell office:value-type="float" office:value="110" table:style-name="ce3">
            <text:p>110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5" table:style-name="ce3">
            <text:p>139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40" table:style-name="ce3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6" table:style-name="ce3">
            <text:p>139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Продажа</text:p>
          </table:table-cell>
          <table:table-cell office:value-type="float" office:value="18" table:style-name="ce3">
            <text:p>18</text:p>
          </table:table-cell>
          <table:table-cell office:value-type="float" office:value="240" table:style-name="ce3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7" table:style-name="ce3">
            <text:p>139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8" table:style-name="ce3">
            <text:p>139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Продажа</text:p>
          </table:table-cell>
          <table:table-cell office:value-type="float" office:value="34" table:style-name="ce3">
            <text:p>34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9" table:style-name="ce3">
            <text:p>139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0" table:style-name="ce3">
            <text:p>140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Продажа</text:p>
          </table:table-cell>
          <table:table-cell office:value-type="float" office:value="32" table:style-name="ce3">
            <text:p>32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1" table:style-name="ce3">
            <text:p>140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00" table:style-name="ce3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2" table:style-name="ce3">
            <text:p>140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Продажа</text:p>
          </table:table-cell>
          <table:table-cell office:value-type="float" office:value="57" table:style-name="ce3">
            <text:p>57</text:p>
          </table:table-cell>
          <table:table-cell office:value-type="float" office:value="200" table:style-name="ce3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3" table:style-name="ce3">
            <text:p>140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95" table:style-name="ce3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4" table:style-name="ce3">
            <text:p>140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Продажа</text:p>
          </table:table-cell>
          <table:table-cell office:value-type="float" office:value="55" table:style-name="ce3">
            <text:p>55</text:p>
          </table:table-cell>
          <table:table-cell office:value-type="float" office:value="195" table:style-name="ce3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5" table:style-name="ce3">
            <text:p>140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6" table:style-name="ce3">
            <text:p>140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Продажа</text:p>
          </table:table-cell>
          <table:table-cell office:value-type="float" office:value="53" table:style-name="ce3">
            <text:p>53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7" table:style-name="ce3">
            <text:p>140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8" table:style-name="ce3">
            <text:p>140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Продажа</text:p>
          </table:table-cell>
          <table:table-cell office:value-type="float" office:value="64" table:style-name="ce3">
            <text:p>64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9" table:style-name="ce3">
            <text:p>140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0" table:style-name="ce3">
            <text:p>141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Продажа</text:p>
          </table:table-cell>
          <table:table-cell office:value-type="float" office:value="62" table:style-name="ce3">
            <text:p>62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1" table:style-name="ce3">
            <text:p>141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30" table:style-name="ce3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2" table:style-name="ce3">
            <text:p>141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Продажа</text:p>
          </table:table-cell>
          <table:table-cell office:value-type="float" office:value="37" table:style-name="ce3">
            <text:p>37</text:p>
          </table:table-cell>
          <table:table-cell office:value-type="float" office:value="230" table:style-name="ce3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3" table:style-name="ce3">
            <text:p>141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60" table:style-name="ce3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4" table:style-name="ce3">
            <text:p>141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Продажа</text:p>
          </table:table-cell>
          <table:table-cell office:value-type="float" office:value="74" table:style-name="ce3">
            <text:p>74</text:p>
          </table:table-cell>
          <table:table-cell office:value-type="float" office:value="160" table:style-name="ce3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5" table:style-name="ce3">
            <text:p>141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6" table:style-name="ce3">
            <text:p>141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Продажа</text:p>
          </table:table-cell>
          <table:table-cell office:value-type="float" office:value="42" table:style-name="ce3">
            <text:p>42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7" table:style-name="ce3">
            <text:p>141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8" table:style-name="ce3">
            <text:p>141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Продажа</text:p>
          </table:table-cell>
          <table:table-cell office:value-type="float" office:value="33" table:style-name="ce3">
            <text:p>33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9" table:style-name="ce3">
            <text:p>141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470" table:style-name="ce3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0" table:style-name="ce3">
            <text:p>142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Продажа</text:p>
          </table:table-cell>
          <table:table-cell office:value-type="float" office:value="44" table:style-name="ce3">
            <text:p>44</text:p>
          </table:table-cell>
          <table:table-cell office:value-type="float" office:value="470" table:style-name="ce3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1" table:style-name="ce3">
            <text:p>142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0" table:style-name="ce3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2" table:style-name="ce3">
            <text:p>142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Продажа</text:p>
          </table:table-cell>
          <table:table-cell office:value-type="float" office:value="49" table:style-name="ce3">
            <text:p>49</text:p>
          </table:table-cell>
          <table:table-cell office:value-type="float" office:value="500" table:style-name="ce3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3" table:style-name="ce3">
            <text:p>142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4" table:style-name="ce3">
            <text:p>142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Продажа</text:p>
          </table:table-cell>
          <table:table-cell office:value-type="float" office:value="41" table:style-name="ce3">
            <text:p>41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5" table:style-name="ce3">
            <text:p>142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6" table:style-name="ce3">
            <text:p>142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Продажа</text:p>
          </table:table-cell>
          <table:table-cell office:value-type="float" office:value="37" table:style-name="ce3">
            <text:p>37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7" table:style-name="ce3">
            <text:p>142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8" table:style-name="ce3">
            <text:p>142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Продажа</text:p>
          </table:table-cell>
          <table:table-cell office:value-type="float" office:value="25" table:style-name="ce3">
            <text:p>25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9" table:style-name="ce3">
            <text:p>142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50" table:style-name="ce3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0" table:style-name="ce3">
            <text:p>143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Продажа</text:p>
          </table:table-cell>
          <table:table-cell office:value-type="float" office:value="34" table:style-name="ce3">
            <text:p>34</text:p>
          </table:table-cell>
          <table:table-cell office:value-type="float" office:value="150" table:style-name="ce3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1" table:style-name="ce3">
            <text:p>143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2" table:style-name="ce3">
            <text:p>143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0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Продажа</text:p>
          </table:table-cell>
          <table:table-cell office:value-type="float" office:value="21" table:style-name="ce3">
            <text:p>21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3" table:style-name="ce3">
            <text:p>143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4" table:style-name="ce3">
            <text:p>143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Продажа</text:p>
          </table:table-cell>
          <table:table-cell office:value-type="float" office:value="21" table:style-name="ce3">
            <text:p>21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5" table:style-name="ce3">
            <text:p>143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6" table:style-name="ce3">
            <text:p>143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Продажа</text:p>
          </table:table-cell>
          <table:table-cell office:value-type="float" office:value="18" table:style-name="ce3">
            <text:p>18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7" table:style-name="ce3">
            <text:p>143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8" table:style-name="ce3">
            <text:p>143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Продажа</text:p>
          </table:table-cell>
          <table:table-cell office:value-type="float" office:value="23" table:style-name="ce3">
            <text:p>23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9" table:style-name="ce3">
            <text:p>143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40" table:style-name="ce3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0" table:style-name="ce3">
            <text:p>144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Продажа</text:p>
          </table:table-cell>
          <table:table-cell office:value-type="float" office:value="4" table:style-name="ce3">
            <text:p>4</text:p>
          </table:table-cell>
          <table:table-cell office:value-type="float" office:value="240" table:style-name="ce3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1" table:style-name="ce3">
            <text:p>144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2" table:style-name="ce3">
            <text:p>144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Продажа</text:p>
          </table:table-cell>
          <table:table-cell office:value-type="float" office:value="2" table:style-name="ce3">
            <text:p>2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3" table:style-name="ce3">
            <text:p>144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4" table:style-name="ce3">
            <text:p>144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Продажа</text:p>
          </table:table-cell>
          <table:table-cell office:value-type="float" office:value="8" table:style-name="ce3">
            <text:p>8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5" table:style-name="ce3">
            <text:p>144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00" table:style-name="ce3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6" table:style-name="ce3">
            <text:p>144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Продажа</text:p>
          </table:table-cell>
          <table:table-cell office:value-type="float" office:value="42" table:style-name="ce3">
            <text:p>42</text:p>
          </table:table-cell>
          <table:table-cell office:value-type="float" office:value="200" table:style-name="ce3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7" table:style-name="ce3">
            <text:p>144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95" table:style-name="ce3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8" table:style-name="ce3">
            <text:p>144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Продажа</text:p>
          </table:table-cell>
          <table:table-cell office:value-type="float" office:value="41" table:style-name="ce3">
            <text:p>41</text:p>
          </table:table-cell>
          <table:table-cell office:value-type="float" office:value="195" table:style-name="ce3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9" table:style-name="ce3">
            <text:p>144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0" table:style-name="ce3">
            <text:p>145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Продажа</text:p>
          </table:table-cell>
          <table:table-cell office:value-type="float" office:value="32" table:style-name="ce3">
            <text:p>32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1" table:style-name="ce3">
            <text:p>145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2" table:style-name="ce3">
            <text:p>145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Продажа</text:p>
          </table:table-cell>
          <table:table-cell office:value-type="float" office:value="63" table:style-name="ce3">
            <text:p>63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3" table:style-name="ce3">
            <text:p>145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4" table:style-name="ce3">
            <text:p>145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Продажа</text:p>
          </table:table-cell>
          <table:table-cell office:value-type="float" office:value="62" table:style-name="ce3">
            <text:p>62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5" table:style-name="ce3">
            <text:p>145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30" table:style-name="ce3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6" table:style-name="ce3">
            <text:p>145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Продажа</text:p>
          </table:table-cell>
          <table:table-cell office:value-type="float" office:value="31" table:style-name="ce3">
            <text:p>31</text:p>
          </table:table-cell>
          <table:table-cell office:value-type="float" office:value="230" table:style-name="ce3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7" table:style-name="ce3">
            <text:p>145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60" table:style-name="ce3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8" table:style-name="ce3">
            <text:p>145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Продажа</text:p>
          </table:table-cell>
          <table:table-cell office:value-type="float" office:value="74" table:style-name="ce3">
            <text:p>74</text:p>
          </table:table-cell>
          <table:table-cell office:value-type="float" office:value="160" table:style-name="ce3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9" table:style-name="ce3">
            <text:p>145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0" table:style-name="ce3">
            <text:p>146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Продажа</text:p>
          </table:table-cell>
          <table:table-cell office:value-type="float" office:value="45" table:style-name="ce3">
            <text:p>45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1" table:style-name="ce3">
            <text:p>146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2" table:style-name="ce3">
            <text:p>146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Продажа</text:p>
          </table:table-cell>
          <table:table-cell office:value-type="float" office:value="31" table:style-name="ce3">
            <text:p>31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3" table:style-name="ce3">
            <text:p>146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70" table:style-name="ce3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4" table:style-name="ce3">
            <text:p>146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Продажа</text:p>
          </table:table-cell>
          <table:table-cell office:value-type="float" office:value="26" table:style-name="ce3">
            <text:p>26</text:p>
          </table:table-cell>
          <table:table-cell office:value-type="float" office:value="470" table:style-name="ce3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5" table:style-name="ce3">
            <text:p>146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0" table:style-name="ce3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6" table:style-name="ce3">
            <text:p>146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Продажа</text:p>
          </table:table-cell>
          <table:table-cell office:value-type="float" office:value="21" table:style-name="ce3">
            <text:p>21</text:p>
          </table:table-cell>
          <table:table-cell office:value-type="float" office:value="500" table:style-name="ce3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7" table:style-name="ce3">
            <text:p>146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8" table:style-name="ce3">
            <text:p>146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Продажа</text:p>
          </table:table-cell>
          <table:table-cell office:value-type="float" office:value="20" table:style-name="ce3">
            <text:p>20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9" table:style-name="ce3">
            <text:p>146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0" table:style-name="ce3">
            <text:p>147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Продажа</text:p>
          </table:table-cell>
          <table:table-cell office:value-type="float" office:value="33" table:style-name="ce3">
            <text:p>33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1" table:style-name="ce3">
            <text:p>147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2" table:style-name="ce3">
            <text:p>147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Продажа</text:p>
          </table:table-cell>
          <table:table-cell office:value-type="float" office:value="25" table:style-name="ce3">
            <text:p>25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3" table:style-name="ce3">
            <text:p>147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50" table:style-name="ce3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4" table:style-name="ce3">
            <text:p>147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Продажа</text:p>
          </table:table-cell>
          <table:table-cell office:value-type="float" office:value="33" table:style-name="ce3">
            <text:p>33</text:p>
          </table:table-cell>
          <table:table-cell office:value-type="float" office:value="150" table:style-name="ce3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5" table:style-name="ce3">
            <text:p>147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6" table:style-name="ce3">
            <text:p>147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1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Продажа</text:p>
          </table:table-cell>
          <table:table-cell office:value-type="float" office:value="11" table:style-name="ce3">
            <text:p>11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7" table:style-name="ce3">
            <text:p>147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8" table:style-name="ce3">
            <text:p>147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Продажа</text:p>
          </table:table-cell>
          <table:table-cell office:value-type="float" office:value="50" table:style-name="ce3">
            <text:p>5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9" table:style-name="ce3">
            <text:p>147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0" table:style-name="ce3">
            <text:p>148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Продажа</text:p>
          </table:table-cell>
          <table:table-cell office:value-type="float" office:value="48" table:style-name="ce3">
            <text:p>48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1" table:style-name="ce3">
            <text:p>148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2" table:style-name="ce3">
            <text:p>148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Продажа</text:p>
          </table:table-cell>
          <table:table-cell office:value-type="float" office:value="58" table:style-name="ce3">
            <text:p>58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3" table:style-name="ce3">
            <text:p>148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240" table:style-name="ce3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4" table:style-name="ce3">
            <text:p>148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Продажа</text:p>
          </table:table-cell>
          <table:table-cell office:value-type="float" office:value="8" table:style-name="ce3">
            <text:p>8</text:p>
          </table:table-cell>
          <table:table-cell office:value-type="float" office:value="240" table:style-name="ce3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5" table:style-name="ce3">
            <text:p>148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6" table:style-name="ce3">
            <text:p>148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Продажа</text:p>
          </table:table-cell>
          <table:table-cell office:value-type="float" office:value="9" table:style-name="ce3">
            <text:p>9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7" table:style-name="ce3">
            <text:p>148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8" table:style-name="ce3">
            <text:p>148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Продажа</text:p>
          </table:table-cell>
          <table:table-cell office:value-type="float" office:value="14" table:style-name="ce3">
            <text:p>14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9" table:style-name="ce3">
            <text:p>148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200" table:style-name="ce3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0" table:style-name="ce3">
            <text:p>149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Продажа</text:p>
          </table:table-cell>
          <table:table-cell office:value-type="float" office:value="48" table:style-name="ce3">
            <text:p>48</text:p>
          </table:table-cell>
          <table:table-cell office:value-type="float" office:value="200" table:style-name="ce3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1" table:style-name="ce3">
            <text:p>149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95" table:style-name="ce3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2" table:style-name="ce3">
            <text:p>149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Продажа</text:p>
          </table:table-cell>
          <table:table-cell office:value-type="float" office:value="47" table:style-name="ce3">
            <text:p>47</text:p>
          </table:table-cell>
          <table:table-cell office:value-type="float" office:value="195" table:style-name="ce3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3" table:style-name="ce3">
            <text:p>149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4" table:style-name="ce3">
            <text:p>149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Продажа</text:p>
          </table:table-cell>
          <table:table-cell office:value-type="float" office:value="39" table:style-name="ce3">
            <text:p>39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5" table:style-name="ce3">
            <text:p>149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6" table:style-name="ce3">
            <text:p>149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Продажа</text:p>
          </table:table-cell>
          <table:table-cell office:value-type="float" office:value="57" table:style-name="ce3">
            <text:p>57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7" table:style-name="ce3">
            <text:p>149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8" table:style-name="ce3">
            <text:p>149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Продажа</text:p>
          </table:table-cell>
          <table:table-cell office:value-type="float" office:value="55" table:style-name="ce3">
            <text:p>55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9" table:style-name="ce3">
            <text:p>149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230" table:style-name="ce3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0" table:style-name="ce3">
            <text:p>150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Продажа</text:p>
          </table:table-cell>
          <table:table-cell office:value-type="float" office:value="28" table:style-name="ce3">
            <text:p>28</text:p>
          </table:table-cell>
          <table:table-cell office:value-type="float" office:value="230" table:style-name="ce3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1" table:style-name="ce3">
            <text:p>150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60" table:style-name="ce3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2" table:style-name="ce3">
            <text:p>150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Продажа</text:p>
          </table:table-cell>
          <table:table-cell office:value-type="float" office:value="64" table:style-name="ce3">
            <text:p>64</text:p>
          </table:table-cell>
          <table:table-cell office:value-type="float" office:value="160" table:style-name="ce3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3" table:style-name="ce3">
            <text:p>150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4" table:style-name="ce3">
            <text:p>150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Продажа</text:p>
          </table:table-cell>
          <table:table-cell office:value-type="float" office:value="37" table:style-name="ce3">
            <text:p>37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5" table:style-name="ce3">
            <text:p>150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6" table:style-name="ce3">
            <text:p>150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Продажа</text:p>
          </table:table-cell>
          <table:table-cell office:value-type="float" office:value="18" table:style-name="ce3">
            <text:p>18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7" table:style-name="ce3">
            <text:p>150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70" table:style-name="ce3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8" table:style-name="ce3">
            <text:p>150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Продажа</text:p>
          </table:table-cell>
          <table:table-cell office:value-type="float" office:value="29" table:style-name="ce3">
            <text:p>29</text:p>
          </table:table-cell>
          <table:table-cell office:value-type="float" office:value="470" table:style-name="ce3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9" table:style-name="ce3">
            <text:p>150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0" table:style-name="ce3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0" table:style-name="ce3">
            <text:p>151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Продажа</text:p>
          </table:table-cell>
          <table:table-cell office:value-type="float" office:value="27" table:style-name="ce3">
            <text:p>27</text:p>
          </table:table-cell>
          <table:table-cell office:value-type="float" office:value="500" table:style-name="ce3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1" table:style-name="ce3">
            <text:p>151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2" table:style-name="ce3">
            <text:p>151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Продажа</text:p>
          </table:table-cell>
          <table:table-cell office:value-type="float" office:value="35" table:style-name="ce3">
            <text:p>35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3" table:style-name="ce3">
            <text:p>151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4" table:style-name="ce3">
            <text:p>151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Продажа</text:p>
          </table:table-cell>
          <table:table-cell office:value-type="float" office:value="29" table:style-name="ce3">
            <text:p>29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5" table:style-name="ce3">
            <text:p>151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6" table:style-name="ce3">
            <text:p>151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Продажа</text:p>
          </table:table-cell>
          <table:table-cell office:value-type="float" office:value="18" table:style-name="ce3">
            <text:p>18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7" table:style-name="ce3">
            <text:p>151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50" table:style-name="ce3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8" table:style-name="ce3">
            <text:p>151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Продажа</text:p>
          </table:table-cell>
          <table:table-cell office:value-type="float" office:value="23" table:style-name="ce3">
            <text:p>23</text:p>
          </table:table-cell>
          <table:table-cell office:value-type="float" office:value="150" table:style-name="ce3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9" table:style-name="ce3">
            <text:p>151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0" table:style-name="ce3">
            <text:p>152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2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Продажа</text:p>
          </table:table-cell>
          <table:table-cell office:value-type="float" office:value="25" table:style-name="ce3">
            <text:p>25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1" table:style-name="ce3">
            <text:p>152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2" table:style-name="ce3">
            <text:p>152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Продажа</text:p>
          </table:table-cell>
          <table:table-cell office:value-type="float" office:value="47" table:style-name="ce3">
            <text:p>47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3" table:style-name="ce3">
            <text:p>152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4" table:style-name="ce3">
            <text:p>152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Продажа</text:p>
          </table:table-cell>
          <table:table-cell office:value-type="float" office:value="54" table:style-name="ce3">
            <text:p>54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5" table:style-name="ce3">
            <text:p>152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6" table:style-name="ce3">
            <text:p>152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Продажа</text:p>
          </table:table-cell>
          <table:table-cell office:value-type="float" office:value="72" table:style-name="ce3">
            <text:p>72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7" table:style-name="ce3">
            <text:p>152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40" table:style-name="ce3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8" table:style-name="ce3">
            <text:p>152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Продажа</text:p>
          </table:table-cell>
          <table:table-cell office:value-type="float" office:value="8" table:style-name="ce3">
            <text:p>8</text:p>
          </table:table-cell>
          <table:table-cell office:value-type="float" office:value="240" table:style-name="ce3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9" table:style-name="ce3">
            <text:p>152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0" table:style-name="ce3">
            <text:p>153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Продажа</text:p>
          </table:table-cell>
          <table:table-cell office:value-type="float" office:value="6" table:style-name="ce3">
            <text:p>6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1" table:style-name="ce3">
            <text:p>153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2" table:style-name="ce3">
            <text:p>153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Продажа</text:p>
          </table:table-cell>
          <table:table-cell office:value-type="float" office:value="19" table:style-name="ce3">
            <text:p>19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3" table:style-name="ce3">
            <text:p>153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00" table:style-name="ce3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4" table:style-name="ce3">
            <text:p>153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Продажа</text:p>
          </table:table-cell>
          <table:table-cell office:value-type="float" office:value="55" table:style-name="ce3">
            <text:p>55</text:p>
          </table:table-cell>
          <table:table-cell office:value-type="float" office:value="200" table:style-name="ce3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5" table:style-name="ce3">
            <text:p>153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95" table:style-name="ce3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6" table:style-name="ce3">
            <text:p>153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Продажа</text:p>
          </table:table-cell>
          <table:table-cell office:value-type="float" office:value="52" table:style-name="ce3">
            <text:p>52</text:p>
          </table:table-cell>
          <table:table-cell office:value-type="float" office:value="195" table:style-name="ce3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7" table:style-name="ce3">
            <text:p>153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8" table:style-name="ce3">
            <text:p>153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Продажа</text:p>
          </table:table-cell>
          <table:table-cell office:value-type="float" office:value="43" table:style-name="ce3">
            <text:p>43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9" table:style-name="ce3">
            <text:p>153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0" table:style-name="ce3">
            <text:p>154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Продажа</text:p>
          </table:table-cell>
          <table:table-cell office:value-type="float" office:value="61" table:style-name="ce3">
            <text:p>61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1" table:style-name="ce3">
            <text:p>154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2" table:style-name="ce3">
            <text:p>154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Продажа</text:p>
          </table:table-cell>
          <table:table-cell office:value-type="float" office:value="67" table:style-name="ce3">
            <text:p>67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3" table:style-name="ce3">
            <text:p>154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30" table:style-name="ce3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4" table:style-name="ce3">
            <text:p>154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Продажа</text:p>
          </table:table-cell>
          <table:table-cell office:value-type="float" office:value="34" table:style-name="ce3">
            <text:p>34</text:p>
          </table:table-cell>
          <table:table-cell office:value-type="float" office:value="230" table:style-name="ce3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5" table:style-name="ce3">
            <text:p>154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60" table:style-name="ce3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6" table:style-name="ce3">
            <text:p>154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Продажа</text:p>
          </table:table-cell>
          <table:table-cell office:value-type="float" office:value="72" table:style-name="ce3">
            <text:p>72</text:p>
          </table:table-cell>
          <table:table-cell office:value-type="float" office:value="160" table:style-name="ce3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7" table:style-name="ce3">
            <text:p>154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8" table:style-name="ce3">
            <text:p>154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Продажа</text:p>
          </table:table-cell>
          <table:table-cell office:value-type="float" office:value="48" table:style-name="ce3">
            <text:p>48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9" table:style-name="ce3">
            <text:p>154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0" table:style-name="ce3">
            <text:p>155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Продажа</text:p>
          </table:table-cell>
          <table:table-cell office:value-type="float" office:value="24" table:style-name="ce3">
            <text:p>24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1" table:style-name="ce3">
            <text:p>155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70" table:style-name="ce3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2" table:style-name="ce3">
            <text:p>155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Продажа</text:p>
          </table:table-cell>
          <table:table-cell office:value-type="float" office:value="31" table:style-name="ce3">
            <text:p>31</text:p>
          </table:table-cell>
          <table:table-cell office:value-type="float" office:value="470" table:style-name="ce3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3" table:style-name="ce3">
            <text:p>155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00" table:style-name="ce3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4" table:style-name="ce3">
            <text:p>155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Продажа</text:p>
          </table:table-cell>
          <table:table-cell office:value-type="float" office:value="32" table:style-name="ce3">
            <text:p>32</text:p>
          </table:table-cell>
          <table:table-cell office:value-type="float" office:value="500" table:style-name="ce3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5" table:style-name="ce3">
            <text:p>155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6" table:style-name="ce3">
            <text:p>155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Продажа</text:p>
          </table:table-cell>
          <table:table-cell office:value-type="float" office:value="43" table:style-name="ce3">
            <text:p>43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7" table:style-name="ce3">
            <text:p>155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8" table:style-name="ce3">
            <text:p>155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Продажа</text:p>
          </table:table-cell>
          <table:table-cell office:value-type="float" office:value="31" table:style-name="ce3">
            <text:p>31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9" table:style-name="ce3">
            <text:p>155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0" table:style-name="ce3">
            <text:p>156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Продажа</text:p>
          </table:table-cell>
          <table:table-cell office:value-type="float" office:value="22" table:style-name="ce3">
            <text:p>22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1" table:style-name="ce3">
            <text:p>156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50" table:style-name="ce3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2" table:style-name="ce3">
            <text:p>156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Продажа</text:p>
          </table:table-cell>
          <table:table-cell office:value-type="float" office:value="37" table:style-name="ce3">
            <text:p>37</text:p>
          </table:table-cell>
          <table:table-cell office:value-type="float" office:value="150" table:style-name="ce3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3" table:style-name="ce3">
            <text:p>156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4" table:style-name="ce3">
            <text:p>156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3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Продажа</text:p>
          </table:table-cell>
          <table:table-cell office:value-type="float" office:value="26" table:style-name="ce3">
            <text:p>26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5" table:style-name="ce3">
            <text:p>156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6" table:style-name="ce3">
            <text:p>156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Продажа</text:p>
          </table:table-cell>
          <table:table-cell office:value-type="float" office:value="26" table:style-name="ce3">
            <text:p>26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7" table:style-name="ce3">
            <text:p>156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8" table:style-name="ce3">
            <text:p>156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Продажа</text:p>
          </table:table-cell>
          <table:table-cell office:value-type="float" office:value="14" table:style-name="ce3">
            <text:p>14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9" table:style-name="ce3">
            <text:p>156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0" table:style-name="ce3">
            <text:p>157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Продажа</text:p>
          </table:table-cell>
          <table:table-cell office:value-type="float" office:value="21" table:style-name="ce3">
            <text:p>21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1" table:style-name="ce3">
            <text:p>157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40" table:style-name="ce3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2" table:style-name="ce3">
            <text:p>157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Продажа</text:p>
          </table:table-cell>
          <table:table-cell office:value-type="float" office:value="4" table:style-name="ce3">
            <text:p>4</text:p>
          </table:table-cell>
          <table:table-cell office:value-type="float" office:value="240" table:style-name="ce3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3" table:style-name="ce3">
            <text:p>157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4" table:style-name="ce3">
            <text:p>157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Продажа</text:p>
          </table:table-cell>
          <table:table-cell office:value-type="float" office:value="3" table:style-name="ce3">
            <text:p>3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5" table:style-name="ce3">
            <text:p>157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6" table:style-name="ce3">
            <text:p>157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Продажа</text:p>
          </table:table-cell>
          <table:table-cell office:value-type="float" office:value="11" table:style-name="ce3">
            <text:p>11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7" table:style-name="ce3">
            <text:p>157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00" table:style-name="ce3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8" table:style-name="ce3">
            <text:p>157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Продажа</text:p>
          </table:table-cell>
          <table:table-cell office:value-type="float" office:value="37" table:style-name="ce3">
            <text:p>37</text:p>
          </table:table-cell>
          <table:table-cell office:value-type="float" office:value="200" table:style-name="ce3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9" table:style-name="ce3">
            <text:p>157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95" table:style-name="ce3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0" table:style-name="ce3">
            <text:p>158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Продажа</text:p>
          </table:table-cell>
          <table:table-cell office:value-type="float" office:value="35" table:style-name="ce3">
            <text:p>35</text:p>
          </table:table-cell>
          <table:table-cell office:value-type="float" office:value="195" table:style-name="ce3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1" table:style-name="ce3">
            <text:p>158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2" table:style-name="ce3">
            <text:p>158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Продажа</text:p>
          </table:table-cell>
          <table:table-cell office:value-type="float" office:value="28" table:style-name="ce3">
            <text:p>28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3" table:style-name="ce3">
            <text:p>158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4" table:style-name="ce3">
            <text:p>158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Продажа</text:p>
          </table:table-cell>
          <table:table-cell office:value-type="float" office:value="58" table:style-name="ce3">
            <text:p>58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5" table:style-name="ce3">
            <text:p>158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6" table:style-name="ce3">
            <text:p>158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Продажа</text:p>
          </table:table-cell>
          <table:table-cell office:value-type="float" office:value="59" table:style-name="ce3">
            <text:p>59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7" table:style-name="ce3">
            <text:p>158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30" table:style-name="ce3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8" table:style-name="ce3">
            <text:p>158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Продажа</text:p>
          </table:table-cell>
          <table:table-cell office:value-type="float" office:value="24" table:style-name="ce3">
            <text:p>24</text:p>
          </table:table-cell>
          <table:table-cell office:value-type="float" office:value="230" table:style-name="ce3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9" table:style-name="ce3">
            <text:p>158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60" table:style-name="ce3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0" table:style-name="ce3">
            <text:p>159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Продажа</text:p>
          </table:table-cell>
          <table:table-cell office:value-type="float" office:value="65" table:style-name="ce3">
            <text:p>65</text:p>
          </table:table-cell>
          <table:table-cell office:value-type="float" office:value="160" table:style-name="ce3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1" table:style-name="ce3">
            <text:p>159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2" table:style-name="ce3">
            <text:p>159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Продажа</text:p>
          </table:table-cell>
          <table:table-cell office:value-type="float" office:value="37" table:style-name="ce3">
            <text:p>37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3" table:style-name="ce3">
            <text:p>159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4" table:style-name="ce3">
            <text:p>159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Продажа</text:p>
          </table:table-cell>
          <table:table-cell office:value-type="float" office:value="28" table:style-name="ce3">
            <text:p>28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5" table:style-name="ce3">
            <text:p>159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470" table:style-name="ce3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6" table:style-name="ce3">
            <text:p>159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Продажа</text:p>
          </table:table-cell>
          <table:table-cell office:value-type="float" office:value="19" table:style-name="ce3">
            <text:p>19</text:p>
          </table:table-cell>
          <table:table-cell office:value-type="float" office:value="470" table:style-name="ce3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7" table:style-name="ce3">
            <text:p>159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0" table:style-name="ce3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8" table:style-name="ce3">
            <text:p>159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Продажа</text:p>
          </table:table-cell>
          <table:table-cell office:value-type="float" office:value="18" table:style-name="ce3">
            <text:p>18</text:p>
          </table:table-cell>
          <table:table-cell office:value-type="float" office:value="500" table:style-name="ce3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9" table:style-name="ce3">
            <text:p>159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0" table:style-name="ce3">
            <text:p>160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Продажа</text:p>
          </table:table-cell>
          <table:table-cell office:value-type="float" office:value="16" table:style-name="ce3">
            <text:p>16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1" table:style-name="ce3">
            <text:p>160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2" table:style-name="ce3">
            <text:p>160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Продажа</text:p>
          </table:table-cell>
          <table:table-cell office:value-type="float" office:value="25" table:style-name="ce3">
            <text:p>25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3" table:style-name="ce3">
            <text:p>160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4" table:style-name="ce3">
            <text:p>160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Продажа</text:p>
          </table:table-cell>
          <table:table-cell office:value-type="float" office:value="15" table:style-name="ce3">
            <text:p>15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5" table:style-name="ce3">
            <text:p>160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50" table:style-name="ce3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6" table:style-name="ce3">
            <text:p>160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Продажа</text:p>
          </table:table-cell>
          <table:table-cell office:value-type="float" office:value="27" table:style-name="ce3">
            <text:p>27</text:p>
          </table:table-cell>
          <table:table-cell office:value-type="float" office:value="150" table:style-name="ce3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7" table:style-name="ce3">
            <text:p>160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8" table:style-name="ce3">
            <text:p>160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4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Продажа</text:p>
          </table:table-cell>
          <table:table-cell office:value-type="float" office:value="14" table:style-name="ce3">
            <text:p>14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9" table:style-name="ce3">
            <text:p>160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0" table:style-name="ce3">
            <text:p>161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Продажа</text:p>
          </table:table-cell>
          <table:table-cell office:value-type="float" office:value="95" table:style-name="ce3">
            <text:p>95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1" table:style-name="ce3">
            <text:p>161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2" table:style-name="ce3">
            <text:p>161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Продажа</text:p>
          </table:table-cell>
          <table:table-cell office:value-type="float" office:value="87" table:style-name="ce3">
            <text:p>87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3" table:style-name="ce3">
            <text:p>161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4" table:style-name="ce3">
            <text:p>161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Продажа</text:p>
          </table:table-cell>
          <table:table-cell office:value-type="float" office:value="115" table:style-name="ce3">
            <text:p>115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5" table:style-name="ce3">
            <text:p>161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40" table:style-name="ce3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6" table:style-name="ce3">
            <text:p>161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Продажа</text:p>
          </table:table-cell>
          <table:table-cell office:value-type="float" office:value="12" table:style-name="ce3">
            <text:p>12</text:p>
          </table:table-cell>
          <table:table-cell office:value-type="float" office:value="240" table:style-name="ce3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7" table:style-name="ce3">
            <text:p>161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8" table:style-name="ce3">
            <text:p>161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Продажа</text:p>
          </table:table-cell>
          <table:table-cell office:value-type="float" office:value="19" table:style-name="ce3">
            <text:p>19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9" table:style-name="ce3">
            <text:p>161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0" table:style-name="ce3">
            <text:p>162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Продажа</text:p>
          </table:table-cell>
          <table:table-cell office:value-type="float" office:value="27" table:style-name="ce3">
            <text:p>27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1" table:style-name="ce3">
            <text:p>162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00" table:style-name="ce3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2" table:style-name="ce3">
            <text:p>162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Продажа</text:p>
          </table:table-cell>
          <table:table-cell office:value-type="float" office:value="49" table:style-name="ce3">
            <text:p>49</text:p>
          </table:table-cell>
          <table:table-cell office:value-type="float" office:value="200" table:style-name="ce3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3" table:style-name="ce3">
            <text:p>162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95" table:style-name="ce3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4" table:style-name="ce3">
            <text:p>162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Продажа</text:p>
          </table:table-cell>
          <table:table-cell office:value-type="float" office:value="47" table:style-name="ce3">
            <text:p>47</text:p>
          </table:table-cell>
          <table:table-cell office:value-type="float" office:value="195" table:style-name="ce3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5" table:style-name="ce3">
            <text:p>162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6" table:style-name="ce3">
            <text:p>162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Продажа</text:p>
          </table:table-cell>
          <table:table-cell office:value-type="float" office:value="48" table:style-name="ce3">
            <text:p>48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7" table:style-name="ce3">
            <text:p>162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8" table:style-name="ce3">
            <text:p>162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Продажа</text:p>
          </table:table-cell>
          <table:table-cell office:value-type="float" office:value="58" table:style-name="ce3">
            <text:p>58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9" table:style-name="ce3">
            <text:p>162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0" table:style-name="ce3">
            <text:p>163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Продажа</text:p>
          </table:table-cell>
          <table:table-cell office:value-type="float" office:value="57" table:style-name="ce3">
            <text:p>57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1" table:style-name="ce3">
            <text:p>163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30" table:style-name="ce3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2" table:style-name="ce3">
            <text:p>163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Продажа</text:p>
          </table:table-cell>
          <table:table-cell office:value-type="float" office:value="29" table:style-name="ce3">
            <text:p>29</text:p>
          </table:table-cell>
          <table:table-cell office:value-type="float" office:value="230" table:style-name="ce3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3" table:style-name="ce3">
            <text:p>163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60" table:style-name="ce3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4" table:style-name="ce3">
            <text:p>163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Продажа</text:p>
          </table:table-cell>
          <table:table-cell office:value-type="float" office:value="66" table:style-name="ce3">
            <text:p>66</text:p>
          </table:table-cell>
          <table:table-cell office:value-type="float" office:value="160" table:style-name="ce3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5" table:style-name="ce3">
            <text:p>163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6" table:style-name="ce3">
            <text:p>163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Продажа</text:p>
          </table:table-cell>
          <table:table-cell office:value-type="float" office:value="35" table:style-name="ce3">
            <text:p>35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7" table:style-name="ce3">
            <text:p>163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8" table:style-name="ce3">
            <text:p>163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Продажа</text:p>
          </table:table-cell>
          <table:table-cell office:value-type="float" office:value="26" table:style-name="ce3">
            <text:p>26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9" table:style-name="ce3">
            <text:p>163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70" table:style-name="ce3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0" table:style-name="ce3">
            <text:p>164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Продажа</text:p>
          </table:table-cell>
          <table:table-cell office:value-type="float" office:value="37" table:style-name="ce3">
            <text:p>37</text:p>
          </table:table-cell>
          <table:table-cell office:value-type="float" office:value="470" table:style-name="ce3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1" table:style-name="ce3">
            <text:p>164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0" table:style-name="ce3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2" table:style-name="ce3">
            <text:p>164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Продажа</text:p>
          </table:table-cell>
          <table:table-cell office:value-type="float" office:value="39" table:style-name="ce3">
            <text:p>39</text:p>
          </table:table-cell>
          <table:table-cell office:value-type="float" office:value="500" table:style-name="ce3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3" table:style-name="ce3">
            <text:p>164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4" table:style-name="ce3">
            <text:p>164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Продажа</text:p>
          </table:table-cell>
          <table:table-cell office:value-type="float" office:value="38" table:style-name="ce3">
            <text:p>38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5" table:style-name="ce3">
            <text:p>164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6" table:style-name="ce3">
            <text:p>164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Продажа</text:p>
          </table:table-cell>
          <table:table-cell office:value-type="float" office:value="27" table:style-name="ce3">
            <text:p>27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7" table:style-name="ce3">
            <text:p>164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8" table:style-name="ce3">
            <text:p>164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Продажа</text:p>
          </table:table-cell>
          <table:table-cell office:value-type="float" office:value="19" table:style-name="ce3">
            <text:p>19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9" table:style-name="ce3">
            <text:p>164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50" table:style-name="ce3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0" table:style-name="ce3">
            <text:p>165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Продажа</text:p>
          </table:table-cell>
          <table:table-cell office:value-type="float" office:value="26" table:style-name="ce3">
            <text:p>26</text:p>
          </table:table-cell>
          <table:table-cell office:value-type="float" office:value="150" table:style-name="ce3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1" table:style-name="ce3">
            <text:p>165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2" table:style-name="ce3">
            <text:p>165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5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Продажа</text:p>
          </table:table-cell>
          <table:table-cell office:value-type="float" office:value="18" table:style-name="ce3">
            <text:p>18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3" table:style-name="ce3">
            <text:p>165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4" table:style-name="ce3">
            <text:p>165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Продажа</text:p>
          </table:table-cell>
          <table:table-cell office:value-type="float" office:value="60" table:style-name="ce3">
            <text:p>6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5" table:style-name="ce3">
            <text:p>165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6" table:style-name="ce3">
            <text:p>165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Продажа</text:p>
          </table:table-cell>
          <table:table-cell office:value-type="float" office:value="65" table:style-name="ce3">
            <text:p>65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7" table:style-name="ce3">
            <text:p>165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8" table:style-name="ce3">
            <text:p>165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Продажа</text:p>
          </table:table-cell>
          <table:table-cell office:value-type="float" office:value="57" table:style-name="ce3">
            <text:p>57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9" table:style-name="ce3">
            <text:p>165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240" table:style-name="ce3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0" table:style-name="ce3">
            <text:p>166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Продажа</text:p>
          </table:table-cell>
          <table:table-cell office:value-type="float" office:value="8" table:style-name="ce3">
            <text:p>8</text:p>
          </table:table-cell>
          <table:table-cell office:value-type="float" office:value="240" table:style-name="ce3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1" table:style-name="ce3">
            <text:p>166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2" table:style-name="ce3">
            <text:p>166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Продажа</text:p>
          </table:table-cell>
          <table:table-cell office:value-type="float" office:value="7" table:style-name="ce3">
            <text:p>7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3" table:style-name="ce3">
            <text:p>166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4" table:style-name="ce3">
            <text:p>166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Продажа</text:p>
          </table:table-cell>
          <table:table-cell office:value-type="float" office:value="18" table:style-name="ce3">
            <text:p>18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5" table:style-name="ce3">
            <text:p>166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200" table:style-name="ce3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6" table:style-name="ce3">
            <text:p>166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Продажа</text:p>
          </table:table-cell>
          <table:table-cell office:value-type="float" office:value="50" table:style-name="ce3">
            <text:p>50</text:p>
          </table:table-cell>
          <table:table-cell office:value-type="float" office:value="200" table:style-name="ce3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7" table:style-name="ce3">
            <text:p>166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95" table:style-name="ce3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8" table:style-name="ce3">
            <text:p>166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Продажа</text:p>
          </table:table-cell>
          <table:table-cell office:value-type="float" office:value="50" table:style-name="ce3">
            <text:p>50</text:p>
          </table:table-cell>
          <table:table-cell office:value-type="float" office:value="195" table:style-name="ce3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9" table:style-name="ce3">
            <text:p>166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0" table:style-name="ce3">
            <text:p>167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Продажа</text:p>
          </table:table-cell>
          <table:table-cell office:value-type="float" office:value="40" table:style-name="ce3">
            <text:p>4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1" table:style-name="ce3">
            <text:p>167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2" table:style-name="ce3">
            <text:p>167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Продажа</text:p>
          </table:table-cell>
          <table:table-cell office:value-type="float" office:value="60" table:style-name="ce3">
            <text:p>6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3" table:style-name="ce3">
            <text:p>167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4" table:style-name="ce3">
            <text:p>167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Продажа</text:p>
          </table:table-cell>
          <table:table-cell office:value-type="float" office:value="60" table:style-name="ce3">
            <text:p>60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5" table:style-name="ce3">
            <text:p>167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230" table:style-name="ce3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6" table:style-name="ce3">
            <text:p>167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Продажа</text:p>
          </table:table-cell>
          <table:table-cell office:value-type="float" office:value="30" table:style-name="ce3">
            <text:p>30</text:p>
          </table:table-cell>
          <table:table-cell office:value-type="float" office:value="230" table:style-name="ce3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7" table:style-name="ce3">
            <text:p>167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60" table:style-name="ce3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8" table:style-name="ce3">
            <text:p>167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Продажа</text:p>
          </table:table-cell>
          <table:table-cell office:value-type="float" office:value="70" table:style-name="ce3">
            <text:p>70</text:p>
          </table:table-cell>
          <table:table-cell office:value-type="float" office:value="160" table:style-name="ce3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9" table:style-name="ce3">
            <text:p>167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0" table:style-name="ce3">
            <text:p>168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Продажа</text:p>
          </table:table-cell>
          <table:table-cell office:value-type="float" office:value="40" table:style-name="ce3">
            <text:p>4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1" table:style-name="ce3">
            <text:p>168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2" table:style-name="ce3">
            <text:p>168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Продажа</text:p>
          </table:table-cell>
          <table:table-cell office:value-type="float" office:value="20" table:style-name="ce3">
            <text:p>20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3" table:style-name="ce3">
            <text:p>168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70" table:style-name="ce3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4" table:style-name="ce3">
            <text:p>168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Продажа</text:p>
          </table:table-cell>
          <table:table-cell office:value-type="float" office:value="30" table:style-name="ce3">
            <text:p>30</text:p>
          </table:table-cell>
          <table:table-cell office:value-type="float" office:value="470" table:style-name="ce3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5" table:style-name="ce3">
            <text:p>168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0" table:style-name="ce3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6" table:style-name="ce3">
            <text:p>168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Продажа</text:p>
          </table:table-cell>
          <table:table-cell office:value-type="float" office:value="30" table:style-name="ce3">
            <text:p>30</text:p>
          </table:table-cell>
          <table:table-cell office:value-type="float" office:value="500" table:style-name="ce3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7" table:style-name="ce3">
            <text:p>168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8" table:style-name="ce3">
            <text:p>168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Продажа</text:p>
          </table:table-cell>
          <table:table-cell office:value-type="float" office:value="40" table:style-name="ce3">
            <text:p>40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9" table:style-name="ce3">
            <text:p>168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0" table:style-name="ce3">
            <text:p>169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Продажа</text:p>
          </table:table-cell>
          <table:table-cell office:value-type="float" office:value="30" table:style-name="ce3">
            <text:p>30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1" table:style-name="ce3">
            <text:p>169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2" table:style-name="ce3">
            <text:p>169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Продажа</text:p>
          </table:table-cell>
          <table:table-cell office:value-type="float" office:value="20" table:style-name="ce3">
            <text:p>20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3" table:style-name="ce3">
            <text:p>169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50" table:style-name="ce3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4" table:style-name="ce3">
            <text:p>169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Продажа</text:p>
          </table:table-cell>
          <table:table-cell office:value-type="float" office:value="30" table:style-name="ce3">
            <text:p>30</text:p>
          </table:table-cell>
          <table:table-cell office:value-type="float" office:value="150" table:style-name="ce3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5" table:style-name="ce3">
            <text:p>169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6" table:style-name="ce3">
            <text:p>169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16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Продажа</text:p>
          </table:table-cell>
          <table:table-cell office:value-type="float" office:value="20" table:style-name="ce3">
            <text:p>2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7" table:style-name="ce3">
            <text:p>169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8" table:style-name="ce3">
            <text:p>169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Продажа</text:p>
          </table:table-cell>
          <table:table-cell office:value-type="float" office:value="54" table:style-name="ce3">
            <text:p>54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9" table:style-name="ce3">
            <text:p>169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0" table:style-name="ce3">
            <text:p>170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Продажа</text:p>
          </table:table-cell>
          <table:table-cell office:value-type="float" office:value="63" table:style-name="ce3">
            <text:p>63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1" table:style-name="ce3">
            <text:p>170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2" table:style-name="ce3">
            <text:p>170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Продажа</text:p>
          </table:table-cell>
          <table:table-cell office:value-type="float" office:value="71" table:style-name="ce3">
            <text:p>71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3" table:style-name="ce3">
            <text:p>170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40" table:style-name="ce3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4" table:style-name="ce3">
            <text:p>170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Продажа</text:p>
          </table:table-cell>
          <table:table-cell office:value-type="float" office:value="11" table:style-name="ce3">
            <text:p>11</text:p>
          </table:table-cell>
          <table:table-cell office:value-type="float" office:value="240" table:style-name="ce3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5" table:style-name="ce3">
            <text:p>170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6" table:style-name="ce3">
            <text:p>170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Продажа</text:p>
          </table:table-cell>
          <table:table-cell office:value-type="float" office:value="9" table:style-name="ce3">
            <text:p>9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7" table:style-name="ce3">
            <text:p>170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8" table:style-name="ce3">
            <text:p>170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Продажа</text:p>
          </table:table-cell>
          <table:table-cell office:value-type="float" office:value="16" table:style-name="ce3">
            <text:p>16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9" table:style-name="ce3">
            <text:p>170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00" table:style-name="ce3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0" table:style-name="ce3">
            <text:p>171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Продажа</text:p>
          </table:table-cell>
          <table:table-cell office:value-type="float" office:value="48" table:style-name="ce3">
            <text:p>48</text:p>
          </table:table-cell>
          <table:table-cell office:value-type="float" office:value="200" table:style-name="ce3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1" table:style-name="ce3">
            <text:p>171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95" table:style-name="ce3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2" table:style-name="ce3">
            <text:p>171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Продажа</text:p>
          </table:table-cell>
          <table:table-cell office:value-type="float" office:value="47" table:style-name="ce3">
            <text:p>47</text:p>
          </table:table-cell>
          <table:table-cell office:value-type="float" office:value="195" table:style-name="ce3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3" table:style-name="ce3">
            <text:p>171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4" table:style-name="ce3">
            <text:p>171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Продажа</text:p>
          </table:table-cell>
          <table:table-cell office:value-type="float" office:value="39" table:style-name="ce3">
            <text:p>39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5" table:style-name="ce3">
            <text:p>171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6" table:style-name="ce3">
            <text:p>171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Продажа</text:p>
          </table:table-cell>
          <table:table-cell office:value-type="float" office:value="57" table:style-name="ce3">
            <text:p>57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7" table:style-name="ce3">
            <text:p>171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8" table:style-name="ce3">
            <text:p>171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Продажа</text:p>
          </table:table-cell>
          <table:table-cell office:value-type="float" office:value="55" table:style-name="ce3">
            <text:p>55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9" table:style-name="ce3">
            <text:p>171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30" table:style-name="ce3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0" table:style-name="ce3">
            <text:p>172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Продажа</text:p>
          </table:table-cell>
          <table:table-cell office:value-type="float" office:value="28" table:style-name="ce3">
            <text:p>28</text:p>
          </table:table-cell>
          <table:table-cell office:value-type="float" office:value="230" table:style-name="ce3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1" table:style-name="ce3">
            <text:p>172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60" table:style-name="ce3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2" table:style-name="ce3">
            <text:p>172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Продажа</text:p>
          </table:table-cell>
          <table:table-cell office:value-type="float" office:value="64" table:style-name="ce3">
            <text:p>64</text:p>
          </table:table-cell>
          <table:table-cell office:value-type="float" office:value="160" table:style-name="ce3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3" table:style-name="ce3">
            <text:p>172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4" table:style-name="ce3">
            <text:p>172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Продажа</text:p>
          </table:table-cell>
          <table:table-cell office:value-type="float" office:value="37" table:style-name="ce3">
            <text:p>37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5" table:style-name="ce3">
            <text:p>172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6" table:style-name="ce3">
            <text:p>172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Продажа</text:p>
          </table:table-cell>
          <table:table-cell office:value-type="float" office:value="18" table:style-name="ce3">
            <text:p>18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7" table:style-name="ce3">
            <text:p>172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70" table:style-name="ce3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8" table:style-name="ce3">
            <text:p>172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Продажа</text:p>
          </table:table-cell>
          <table:table-cell office:value-type="float" office:value="29" table:style-name="ce3">
            <text:p>29</text:p>
          </table:table-cell>
          <table:table-cell office:value-type="float" office:value="470" table:style-name="ce3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9" table:style-name="ce3">
            <text:p>172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00" table:style-name="ce3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0" table:style-name="ce3">
            <text:p>173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Продажа</text:p>
          </table:table-cell>
          <table:table-cell office:value-type="float" office:value="27" table:style-name="ce3">
            <text:p>27</text:p>
          </table:table-cell>
          <table:table-cell office:value-type="float" office:value="500" table:style-name="ce3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1" table:style-name="ce3">
            <text:p>173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2" table:style-name="ce3">
            <text:p>173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Продажа</text:p>
          </table:table-cell>
          <table:table-cell office:value-type="float" office:value="35" table:style-name="ce3">
            <text:p>35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3" table:style-name="ce3">
            <text:p>173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4" table:style-name="ce3">
            <text:p>173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Продажа</text:p>
          </table:table-cell>
          <table:table-cell office:value-type="float" office:value="29" table:style-name="ce3">
            <text:p>29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5" table:style-name="ce3">
            <text:p>173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6" table:style-name="ce3">
            <text:p>173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Продажа</text:p>
          </table:table-cell>
          <table:table-cell office:value-type="float" office:value="18" table:style-name="ce3">
            <text:p>18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7" table:style-name="ce3">
            <text:p>173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50" table:style-name="ce3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8" table:style-name="ce3">
            <text:p>173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Продажа</text:p>
          </table:table-cell>
          <table:table-cell office:value-type="float" office:value="23" table:style-name="ce3">
            <text:p>23</text:p>
          </table:table-cell>
          <table:table-cell office:value-type="float" office:value="150" table:style-name="ce3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9" table:style-name="ce3">
            <text:p>173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0" table:style-name="ce3">
            <text:p>174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2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Продажа</text:p>
          </table:table-cell>
          <table:table-cell office:value-type="float" office:value="25" table:style-name="ce3">
            <text:p>25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1" table:style-name="ce3">
            <text:p>174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2" table:style-name="ce3">
            <text:p>174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Продажа</text:p>
          </table:table-cell>
          <table:table-cell office:value-type="float" office:value="27" table:style-name="ce3">
            <text:p>27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3" table:style-name="ce3">
            <text:p>174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4" table:style-name="ce3">
            <text:p>174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Продажа</text:p>
          </table:table-cell>
          <table:table-cell office:value-type="float" office:value="10" table:style-name="ce3">
            <text:p>10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5" table:style-name="ce3">
            <text:p>174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6" table:style-name="ce3">
            <text:p>174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Продажа</text:p>
          </table:table-cell>
          <table:table-cell office:value-type="float" office:value="25" table:style-name="ce3">
            <text:p>25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7" table:style-name="ce3">
            <text:p>174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40" table:style-name="ce3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8" table:style-name="ce3">
            <text:p>174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Продажа</text:p>
          </table:table-cell>
          <table:table-cell office:value-type="float" office:value="5" table:style-name="ce3">
            <text:p>5</text:p>
          </table:table-cell>
          <table:table-cell office:value-type="float" office:value="240" table:style-name="ce3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9" table:style-name="ce3">
            <text:p>174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0" table:style-name="ce3">
            <text:p>175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Продажа</text:p>
          </table:table-cell>
          <table:table-cell office:value-type="float" office:value="4" table:style-name="ce3">
            <text:p>4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1" table:style-name="ce3">
            <text:p>175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2" table:style-name="ce3">
            <text:p>175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Продажа</text:p>
          </table:table-cell>
          <table:table-cell office:value-type="float" office:value="12" table:style-name="ce3">
            <text:p>12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3" table:style-name="ce3">
            <text:p>175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00" table:style-name="ce3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4" table:style-name="ce3">
            <text:p>175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Продажа</text:p>
          </table:table-cell>
          <table:table-cell office:value-type="float" office:value="42" table:style-name="ce3">
            <text:p>42</text:p>
          </table:table-cell>
          <table:table-cell office:value-type="float" office:value="200" table:style-name="ce3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5" table:style-name="ce3">
            <text:p>175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95" table:style-name="ce3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6" table:style-name="ce3">
            <text:p>175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Продажа</text:p>
          </table:table-cell>
          <table:table-cell office:value-type="float" office:value="41" table:style-name="ce3">
            <text:p>41</text:p>
          </table:table-cell>
          <table:table-cell office:value-type="float" office:value="195" table:style-name="ce3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7" table:style-name="ce3">
            <text:p>175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8" table:style-name="ce3">
            <text:p>175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Продажа</text:p>
          </table:table-cell>
          <table:table-cell office:value-type="float" office:value="34" table:style-name="ce3">
            <text:p>34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9" table:style-name="ce3">
            <text:p>175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0" table:style-name="ce3">
            <text:p>176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Продажа</text:p>
          </table:table-cell>
          <table:table-cell office:value-type="float" office:value="63" table:style-name="ce3">
            <text:p>63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1" table:style-name="ce3">
            <text:p>176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2" table:style-name="ce3">
            <text:p>176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Продажа</text:p>
          </table:table-cell>
          <table:table-cell office:value-type="float" office:value="62" table:style-name="ce3">
            <text:p>62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3" table:style-name="ce3">
            <text:p>176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30" table:style-name="ce3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4" table:style-name="ce3">
            <text:p>176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Продажа</text:p>
          </table:table-cell>
          <table:table-cell office:value-type="float" office:value="31" table:style-name="ce3">
            <text:p>31</text:p>
          </table:table-cell>
          <table:table-cell office:value-type="float" office:value="230" table:style-name="ce3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5" table:style-name="ce3">
            <text:p>176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60" table:style-name="ce3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6" table:style-name="ce3">
            <text:p>176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Продажа</text:p>
          </table:table-cell>
          <table:table-cell office:value-type="float" office:value="74" table:style-name="ce3">
            <text:p>74</text:p>
          </table:table-cell>
          <table:table-cell office:value-type="float" office:value="160" table:style-name="ce3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7" table:style-name="ce3">
            <text:p>176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8" table:style-name="ce3">
            <text:p>176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Продажа</text:p>
          </table:table-cell>
          <table:table-cell office:value-type="float" office:value="45" table:style-name="ce3">
            <text:p>45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9" table:style-name="ce3">
            <text:p>176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0" table:style-name="ce3">
            <text:p>177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Продажа</text:p>
          </table:table-cell>
          <table:table-cell office:value-type="float" office:value="35" table:style-name="ce3">
            <text:p>35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1" table:style-name="ce3">
            <text:p>177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470" table:style-name="ce3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2" table:style-name="ce3">
            <text:p>177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Продажа</text:p>
          </table:table-cell>
          <table:table-cell office:value-type="float" office:value="26" table:style-name="ce3">
            <text:p>26</text:p>
          </table:table-cell>
          <table:table-cell office:value-type="float" office:value="470" table:style-name="ce3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3" table:style-name="ce3">
            <text:p>177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0" table:style-name="ce3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4" table:style-name="ce3">
            <text:p>177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Продажа</text:p>
          </table:table-cell>
          <table:table-cell office:value-type="float" office:value="21" table:style-name="ce3">
            <text:p>21</text:p>
          </table:table-cell>
          <table:table-cell office:value-type="float" office:value="500" table:style-name="ce3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5" table:style-name="ce3">
            <text:p>177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6" table:style-name="ce3">
            <text:p>177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Продажа</text:p>
          </table:table-cell>
          <table:table-cell office:value-type="float" office:value="25" table:style-name="ce3">
            <text:p>25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7" table:style-name="ce3">
            <text:p>177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8" table:style-name="ce3">
            <text:p>177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Продажа</text:p>
          </table:table-cell>
          <table:table-cell office:value-type="float" office:value="33" table:style-name="ce3">
            <text:p>33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9" table:style-name="ce3">
            <text:p>177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0" table:style-name="ce3">
            <text:p>178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Продажа</text:p>
          </table:table-cell>
          <table:table-cell office:value-type="float" office:value="25" table:style-name="ce3">
            <text:p>25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1" table:style-name="ce3">
            <text:p>178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50" table:style-name="ce3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2" table:style-name="ce3">
            <text:p>178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Продажа</text:p>
          </table:table-cell>
          <table:table-cell office:value-type="float" office:value="33" table:style-name="ce3">
            <text:p>33</text:p>
          </table:table-cell>
          <table:table-cell office:value-type="float" office:value="150" table:style-name="ce3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3" table:style-name="ce3">
            <text:p>178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4" table:style-name="ce3">
            <text:p>178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3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Продажа</text:p>
          </table:table-cell>
          <table:table-cell office:value-type="float" office:value="16" table:style-name="ce3">
            <text:p>16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5" table:style-name="ce3">
            <text:p>178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6" table:style-name="ce3">
            <text:p>178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Продажа</text:p>
          </table:table-cell>
          <table:table-cell office:value-type="float" office:value="56" table:style-name="ce3">
            <text:p>56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7" table:style-name="ce3">
            <text:p>178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8" table:style-name="ce3">
            <text:p>178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Продажа</text:p>
          </table:table-cell>
          <table:table-cell office:value-type="float" office:value="65" table:style-name="ce3">
            <text:p>65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9" table:style-name="ce3">
            <text:p>178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0" table:style-name="ce3">
            <text:p>179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Продажа</text:p>
          </table:table-cell>
          <table:table-cell office:value-type="float" office:value="75" table:style-name="ce3">
            <text:p>75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1" table:style-name="ce3">
            <text:p>179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40" table:style-name="ce3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2" table:style-name="ce3">
            <text:p>179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Продажа</text:p>
          </table:table-cell>
          <table:table-cell office:value-type="float" office:value="12" table:style-name="ce3">
            <text:p>12</text:p>
          </table:table-cell>
          <table:table-cell office:value-type="float" office:value="240" table:style-name="ce3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3" table:style-name="ce3">
            <text:p>179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4" table:style-name="ce3">
            <text:p>179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Продажа</text:p>
          </table:table-cell>
          <table:table-cell office:value-type="float" office:value="11" table:style-name="ce3">
            <text:p>11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5" table:style-name="ce3">
            <text:p>179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6" table:style-name="ce3">
            <text:p>179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Продажа</text:p>
          </table:table-cell>
          <table:table-cell office:value-type="float" office:value="18" table:style-name="ce3">
            <text:p>18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7" table:style-name="ce3">
            <text:p>179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00" table:style-name="ce3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8" table:style-name="ce3">
            <text:p>179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Продажа</text:p>
          </table:table-cell>
          <table:table-cell office:value-type="float" office:value="55" table:style-name="ce3">
            <text:p>55</text:p>
          </table:table-cell>
          <table:table-cell office:value-type="float" office:value="200" table:style-name="ce3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9" table:style-name="ce3">
            <text:p>179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95" table:style-name="ce3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0" table:style-name="ce3">
            <text:p>180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Продажа</text:p>
          </table:table-cell>
          <table:table-cell office:value-type="float" office:value="52" table:style-name="ce3">
            <text:p>52</text:p>
          </table:table-cell>
          <table:table-cell office:value-type="float" office:value="195" table:style-name="ce3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1" table:style-name="ce3">
            <text:p>180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2" table:style-name="ce3">
            <text:p>180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Продажа</text:p>
          </table:table-cell>
          <table:table-cell office:value-type="float" office:value="43" table:style-name="ce3">
            <text:p>43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3" table:style-name="ce3">
            <text:p>180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4" table:style-name="ce3">
            <text:p>180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Продажа</text:p>
          </table:table-cell>
          <table:table-cell office:value-type="float" office:value="61" table:style-name="ce3">
            <text:p>61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5" table:style-name="ce3">
            <text:p>180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6" table:style-name="ce3">
            <text:p>180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Продажа</text:p>
          </table:table-cell>
          <table:table-cell office:value-type="float" office:value="67" table:style-name="ce3">
            <text:p>67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7" table:style-name="ce3">
            <text:p>180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30" table:style-name="ce3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8" table:style-name="ce3">
            <text:p>180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Продажа</text:p>
          </table:table-cell>
          <table:table-cell office:value-type="float" office:value="34" table:style-name="ce3">
            <text:p>34</text:p>
          </table:table-cell>
          <table:table-cell office:value-type="float" office:value="230" table:style-name="ce3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9" table:style-name="ce3">
            <text:p>180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60" table:style-name="ce3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0" table:style-name="ce3">
            <text:p>181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Продажа</text:p>
          </table:table-cell>
          <table:table-cell office:value-type="float" office:value="72" table:style-name="ce3">
            <text:p>72</text:p>
          </table:table-cell>
          <table:table-cell office:value-type="float" office:value="160" table:style-name="ce3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1" table:style-name="ce3">
            <text:p>181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2" table:style-name="ce3">
            <text:p>181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Продажа</text:p>
          </table:table-cell>
          <table:table-cell office:value-type="float" office:value="48" table:style-name="ce3">
            <text:p>48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3" table:style-name="ce3">
            <text:p>181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4" table:style-name="ce3">
            <text:p>181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Продажа</text:p>
          </table:table-cell>
          <table:table-cell office:value-type="float" office:value="24" table:style-name="ce3">
            <text:p>24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5" table:style-name="ce3">
            <text:p>181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70" table:style-name="ce3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6" table:style-name="ce3">
            <text:p>181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Продажа</text:p>
          </table:table-cell>
          <table:table-cell office:value-type="float" office:value="31" table:style-name="ce3">
            <text:p>31</text:p>
          </table:table-cell>
          <table:table-cell office:value-type="float" office:value="470" table:style-name="ce3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7" table:style-name="ce3">
            <text:p>181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0" table:style-name="ce3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8" table:style-name="ce3">
            <text:p>181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Продажа</text:p>
          </table:table-cell>
          <table:table-cell office:value-type="float" office:value="32" table:style-name="ce3">
            <text:p>32</text:p>
          </table:table-cell>
          <table:table-cell office:value-type="float" office:value="500" table:style-name="ce3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9" table:style-name="ce3">
            <text:p>181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0" table:style-name="ce3">
            <text:p>182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Продажа</text:p>
          </table:table-cell>
          <table:table-cell office:value-type="float" office:value="43" table:style-name="ce3">
            <text:p>43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1" table:style-name="ce3">
            <text:p>182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2" table:style-name="ce3">
            <text:p>182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Продажа</text:p>
          </table:table-cell>
          <table:table-cell office:value-type="float" office:value="31" table:style-name="ce3">
            <text:p>31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3" table:style-name="ce3">
            <text:p>182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4" table:style-name="ce3">
            <text:p>182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Продажа</text:p>
          </table:table-cell>
          <table:table-cell office:value-type="float" office:value="22" table:style-name="ce3">
            <text:p>22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5" table:style-name="ce3">
            <text:p>182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50" table:style-name="ce3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6" table:style-name="ce3">
            <text:p>182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Продажа</text:p>
          </table:table-cell>
          <table:table-cell office:value-type="float" office:value="37" table:style-name="ce3">
            <text:p>37</text:p>
          </table:table-cell>
          <table:table-cell office:value-type="float" office:value="150" table:style-name="ce3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7" table:style-name="ce3">
            <text:p>182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8" table:style-name="ce3">
            <text:p>182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4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Продажа</text:p>
          </table:table-cell>
          <table:table-cell office:value-type="float" office:value="26" table:style-name="ce3">
            <text:p>26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9" table:style-name="ce3">
            <text:p>182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0" table:style-name="ce3">
            <text:p>183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Продажа</text:p>
          </table:table-cell>
          <table:table-cell office:value-type="float" office:value="97" table:style-name="ce3">
            <text:p>97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1" table:style-name="ce3">
            <text:p>183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2" table:style-name="ce3">
            <text:p>183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Продажа</text:p>
          </table:table-cell>
          <table:table-cell office:value-type="float" office:value="104" table:style-name="ce3">
            <text:p>104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3" table:style-name="ce3">
            <text:p>183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4" table:style-name="ce3">
            <text:p>183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Продажа</text:p>
          </table:table-cell>
          <table:table-cell office:value-type="float" office:value="121" table:style-name="ce3">
            <text:p>121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5" table:style-name="ce3">
            <text:p>183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240" table:style-name="ce3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6" table:style-name="ce3">
            <text:p>183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Продажа</text:p>
          </table:table-cell>
          <table:table-cell office:value-type="float" office:value="19" table:style-name="ce3">
            <text:p>19</text:p>
          </table:table-cell>
          <table:table-cell office:value-type="float" office:value="240" table:style-name="ce3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7" table:style-name="ce3">
            <text:p>183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8" table:style-name="ce3">
            <text:p>183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Продажа</text:p>
          </table:table-cell>
          <table:table-cell office:value-type="float" office:value="21" table:style-name="ce3">
            <text:p>21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9" table:style-name="ce3">
            <text:p>183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0" table:style-name="ce3">
            <text:p>184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Продажа</text:p>
          </table:table-cell>
          <table:table-cell office:value-type="float" office:value="28" table:style-name="ce3">
            <text:p>28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1" table:style-name="ce3">
            <text:p>184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200" table:style-name="ce3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2" table:style-name="ce3">
            <text:p>184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Продажа</text:p>
          </table:table-cell>
          <table:table-cell office:value-type="float" office:value="57" table:style-name="ce3">
            <text:p>57</text:p>
          </table:table-cell>
          <table:table-cell office:value-type="float" office:value="200" table:style-name="ce3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3" table:style-name="ce3">
            <text:p>184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95" table:style-name="ce3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4" table:style-name="ce3">
            <text:p>184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Продажа</text:p>
          </table:table-cell>
          <table:table-cell office:value-type="float" office:value="55" table:style-name="ce3">
            <text:p>55</text:p>
          </table:table-cell>
          <table:table-cell office:value-type="float" office:value="195" table:style-name="ce3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5" table:style-name="ce3">
            <text:p>184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6" table:style-name="ce3">
            <text:p>184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Продажа</text:p>
          </table:table-cell>
          <table:table-cell office:value-type="float" office:value="53" table:style-name="ce3">
            <text:p>53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7" table:style-name="ce3">
            <text:p>184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8" table:style-name="ce3">
            <text:p>184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Продажа</text:p>
          </table:table-cell>
          <table:table-cell office:value-type="float" office:value="64" table:style-name="ce3">
            <text:p>64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9" table:style-name="ce3">
            <text:p>184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0" table:style-name="ce3">
            <text:p>185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Продажа</text:p>
          </table:table-cell>
          <table:table-cell office:value-type="float" office:value="62" table:style-name="ce3">
            <text:p>62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1" table:style-name="ce3">
            <text:p>185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230" table:style-name="ce3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2" table:style-name="ce3">
            <text:p>185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Продажа</text:p>
          </table:table-cell>
          <table:table-cell office:value-type="float" office:value="37" table:style-name="ce3">
            <text:p>37</text:p>
          </table:table-cell>
          <table:table-cell office:value-type="float" office:value="230" table:style-name="ce3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3" table:style-name="ce3">
            <text:p>185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60" table:style-name="ce3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4" table:style-name="ce3">
            <text:p>185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Продажа</text:p>
          </table:table-cell>
          <table:table-cell office:value-type="float" office:value="74" table:style-name="ce3">
            <text:p>74</text:p>
          </table:table-cell>
          <table:table-cell office:value-type="float" office:value="160" table:style-name="ce3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5" table:style-name="ce3">
            <text:p>185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6" table:style-name="ce3">
            <text:p>185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Продажа</text:p>
          </table:table-cell>
          <table:table-cell office:value-type="float" office:value="42" table:style-name="ce3">
            <text:p>42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7" table:style-name="ce3">
            <text:p>185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8" table:style-name="ce3">
            <text:p>185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Продажа</text:p>
          </table:table-cell>
          <table:table-cell office:value-type="float" office:value="33" table:style-name="ce3">
            <text:p>33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9" table:style-name="ce3">
            <text:p>185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70" table:style-name="ce3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0" table:style-name="ce3">
            <text:p>186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Продажа</text:p>
          </table:table-cell>
          <table:table-cell office:value-type="float" office:value="44" table:style-name="ce3">
            <text:p>44</text:p>
          </table:table-cell>
          <table:table-cell office:value-type="float" office:value="470" table:style-name="ce3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1" table:style-name="ce3">
            <text:p>186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0" table:style-name="ce3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2" table:style-name="ce3">
            <text:p>186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Продажа</text:p>
          </table:table-cell>
          <table:table-cell office:value-type="float" office:value="49" table:style-name="ce3">
            <text:p>49</text:p>
          </table:table-cell>
          <table:table-cell office:value-type="float" office:value="500" table:style-name="ce3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3" table:style-name="ce3">
            <text:p>186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4" table:style-name="ce3">
            <text:p>186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Продажа</text:p>
          </table:table-cell>
          <table:table-cell office:value-type="float" office:value="41" table:style-name="ce3">
            <text:p>41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5" table:style-name="ce3">
            <text:p>186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6" table:style-name="ce3">
            <text:p>186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Продажа</text:p>
          </table:table-cell>
          <table:table-cell office:value-type="float" office:value="37" table:style-name="ce3">
            <text:p>37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7" table:style-name="ce3">
            <text:p>186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8" table:style-name="ce3">
            <text:p>186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Продажа</text:p>
          </table:table-cell>
          <table:table-cell office:value-type="float" office:value="25" table:style-name="ce3">
            <text:p>25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9" table:style-name="ce3">
            <text:p>186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50" table:style-name="ce3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0" table:style-name="ce3">
            <text:p>187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Продажа</text:p>
          </table:table-cell>
          <table:table-cell office:value-type="float" office:value="34" table:style-name="ce3">
            <text:p>34</text:p>
          </table:table-cell>
          <table:table-cell office:value-type="float" office:value="150" table:style-name="ce3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1" table:style-name="ce3">
            <text:p>187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2" table:style-name="ce3">
            <text:p>187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5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Продажа</text:p>
          </table:table-cell>
          <table:table-cell office:value-type="float" office:value="21" table:style-name="ce3">
            <text:p>21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3" table:style-name="ce3">
            <text:p>187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4" table:style-name="ce3">
            <text:p>187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Продажа</text:p>
          </table:table-cell>
          <table:table-cell office:value-type="float" office:value="97" table:style-name="ce3">
            <text:p>97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5" table:style-name="ce3">
            <text:p>187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6" table:style-name="ce3">
            <text:p>187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Продажа</text:p>
          </table:table-cell>
          <table:table-cell office:value-type="float" office:value="104" table:style-name="ce3">
            <text:p>104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7" table:style-name="ce3">
            <text:p>187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8" table:style-name="ce3">
            <text:p>187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Продажа</text:p>
          </table:table-cell>
          <table:table-cell office:value-type="float" office:value="112" table:style-name="ce3">
            <text:p>112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9" table:style-name="ce3">
            <text:p>187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40" table:style-name="ce3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0" table:style-name="ce3">
            <text:p>188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Продажа</text:p>
          </table:table-cell>
          <table:table-cell office:value-type="float" office:value="14" table:style-name="ce3">
            <text:p>14</text:p>
          </table:table-cell>
          <table:table-cell office:value-type="float" office:value="240" table:style-name="ce3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1" table:style-name="ce3">
            <text:p>188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2" table:style-name="ce3">
            <text:p>188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Продажа</text:p>
          </table:table-cell>
          <table:table-cell office:value-type="float" office:value="19" table:style-name="ce3">
            <text:p>19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3" table:style-name="ce3">
            <text:p>188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4" table:style-name="ce3">
            <text:p>188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Продажа</text:p>
          </table:table-cell>
          <table:table-cell office:value-type="float" office:value="14" table:style-name="ce3">
            <text:p>14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5" table:style-name="ce3">
            <text:p>188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00" table:style-name="ce3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6" table:style-name="ce3">
            <text:p>188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Продажа</text:p>
          </table:table-cell>
          <table:table-cell office:value-type="float" office:value="50" table:style-name="ce3">
            <text:p>50</text:p>
          </table:table-cell>
          <table:table-cell office:value-type="float" office:value="200" table:style-name="ce3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7" table:style-name="ce3">
            <text:p>188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95" table:style-name="ce3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8" table:style-name="ce3">
            <text:p>188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Продажа</text:p>
          </table:table-cell>
          <table:table-cell office:value-type="float" office:value="50" table:style-name="ce3">
            <text:p>50</text:p>
          </table:table-cell>
          <table:table-cell office:value-type="float" office:value="195" table:style-name="ce3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9" table:style-name="ce3">
            <text:p>188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0" table:style-name="ce3">
            <text:p>189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Продажа</text:p>
          </table:table-cell>
          <table:table-cell office:value-type="float" office:value="50" table:style-name="ce3">
            <text:p>5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1" table:style-name="ce3">
            <text:p>189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2" table:style-name="ce3">
            <text:p>189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Продажа</text:p>
          </table:table-cell>
          <table:table-cell office:value-type="float" office:value="60" table:style-name="ce3">
            <text:p>6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3" table:style-name="ce3">
            <text:p>189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4" table:style-name="ce3">
            <text:p>189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Продажа</text:p>
          </table:table-cell>
          <table:table-cell office:value-type="float" office:value="60" table:style-name="ce3">
            <text:p>60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5" table:style-name="ce3">
            <text:p>189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30" table:style-name="ce3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6" table:style-name="ce3">
            <text:p>189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Продажа</text:p>
          </table:table-cell>
          <table:table-cell office:value-type="float" office:value="30" table:style-name="ce3">
            <text:p>30</text:p>
          </table:table-cell>
          <table:table-cell office:value-type="float" office:value="230" table:style-name="ce3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7" table:style-name="ce3">
            <text:p>189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60" table:style-name="ce3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8" table:style-name="ce3">
            <text:p>189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Продажа</text:p>
          </table:table-cell>
          <table:table-cell office:value-type="float" office:value="70" table:style-name="ce3">
            <text:p>70</text:p>
          </table:table-cell>
          <table:table-cell office:value-type="float" office:value="160" table:style-name="ce3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9" table:style-name="ce3">
            <text:p>189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0" table:style-name="ce3">
            <text:p>190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Продажа</text:p>
          </table:table-cell>
          <table:table-cell office:value-type="float" office:value="40" table:style-name="ce3">
            <text:p>4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1" table:style-name="ce3">
            <text:p>190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2" table:style-name="ce3">
            <text:p>190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Продажа</text:p>
          </table:table-cell>
          <table:table-cell office:value-type="float" office:value="30" table:style-name="ce3">
            <text:p>30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3" table:style-name="ce3">
            <text:p>190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70" table:style-name="ce3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4" table:style-name="ce3">
            <text:p>190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Продажа</text:p>
          </table:table-cell>
          <table:table-cell office:value-type="float" office:value="40" table:style-name="ce3">
            <text:p>40</text:p>
          </table:table-cell>
          <table:table-cell office:value-type="float" office:value="470" table:style-name="ce3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5" table:style-name="ce3">
            <text:p>190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00" table:style-name="ce3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6" table:style-name="ce3">
            <text:p>190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Продажа</text:p>
          </table:table-cell>
          <table:table-cell office:value-type="float" office:value="40" table:style-name="ce3">
            <text:p>40</text:p>
          </table:table-cell>
          <table:table-cell office:value-type="float" office:value="500" table:style-name="ce3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7" table:style-name="ce3">
            <text:p>190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8" table:style-name="ce3">
            <text:p>190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Продажа</text:p>
          </table:table-cell>
          <table:table-cell office:value-type="float" office:value="40" table:style-name="ce3">
            <text:p>40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9" table:style-name="ce3">
            <text:p>190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0" table:style-name="ce3">
            <text:p>191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Продажа</text:p>
          </table:table-cell>
          <table:table-cell office:value-type="float" office:value="30" table:style-name="ce3">
            <text:p>30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1" table:style-name="ce3">
            <text:p>191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2" table:style-name="ce3">
            <text:p>191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Продажа</text:p>
          </table:table-cell>
          <table:table-cell office:value-type="float" office:value="40" table:style-name="ce3">
            <text:p>40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3" table:style-name="ce3">
            <text:p>191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50" table:style-name="ce3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4" table:style-name="ce3">
            <text:p>191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Продажа</text:p>
          </table:table-cell>
          <table:table-cell office:value-type="float" office:value="30" table:style-name="ce3">
            <text:p>30</text:p>
          </table:table-cell>
          <table:table-cell office:value-type="float" office:value="150" table:style-name="ce3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5" table:style-name="ce3">
            <text:p>191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6" table:style-name="ce3">
            <text:p>191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6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Продажа</text:p>
          </table:table-cell>
          <table:table-cell office:value-type="float" office:value="20" table:style-name="ce3">
            <text:p>2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7" table:style-name="ce3">
            <text:p>191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8" table:style-name="ce3">
            <text:p>191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Продажа</text:p>
          </table:table-cell>
          <table:table-cell office:value-type="float" office:value="75" table:style-name="ce3">
            <text:p>75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9" table:style-name="ce3">
            <text:p>191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0" table:style-name="ce3">
            <text:p>192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Продажа</text:p>
          </table:table-cell>
          <table:table-cell office:value-type="float" office:value="54" table:style-name="ce3">
            <text:p>54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1" table:style-name="ce3">
            <text:p>192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2" table:style-name="ce3">
            <text:p>192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Продажа</text:p>
          </table:table-cell>
          <table:table-cell office:value-type="float" office:value="63" table:style-name="ce3">
            <text:p>63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3" table:style-name="ce3">
            <text:p>192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40" table:style-name="ce3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4" table:style-name="ce3">
            <text:p>192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Продажа</text:p>
          </table:table-cell>
          <table:table-cell office:value-type="float" office:value="3" table:style-name="ce3">
            <text:p>3</text:p>
          </table:table-cell>
          <table:table-cell office:value-type="float" office:value="240" table:style-name="ce3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5" table:style-name="ce3">
            <text:p>192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6" table:style-name="ce3">
            <text:p>192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Продажа</text:p>
          </table:table-cell>
          <table:table-cell office:value-type="float" office:value="5" table:style-name="ce3">
            <text:p>5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7" table:style-name="ce3">
            <text:p>192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8" table:style-name="ce3">
            <text:p>192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Продажа</text:p>
          </table:table-cell>
          <table:table-cell office:value-type="float" office:value="10" table:style-name="ce3">
            <text:p>10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9" table:style-name="ce3">
            <text:p>192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00" table:style-name="ce3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0" table:style-name="ce3">
            <text:p>193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Продажа</text:p>
          </table:table-cell>
          <table:table-cell office:value-type="float" office:value="48" table:style-name="ce3">
            <text:p>48</text:p>
          </table:table-cell>
          <table:table-cell office:value-type="float" office:value="200" table:style-name="ce3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1" table:style-name="ce3">
            <text:p>193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95" table:style-name="ce3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2" table:style-name="ce3">
            <text:p>193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Продажа</text:p>
          </table:table-cell>
          <table:table-cell office:value-type="float" office:value="47" table:style-name="ce3">
            <text:p>47</text:p>
          </table:table-cell>
          <table:table-cell office:value-type="float" office:value="195" table:style-name="ce3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3" table:style-name="ce3">
            <text:p>193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4" table:style-name="ce3">
            <text:p>193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Продажа</text:p>
          </table:table-cell>
          <table:table-cell office:value-type="float" office:value="39" table:style-name="ce3">
            <text:p>39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5" table:style-name="ce3">
            <text:p>193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6" table:style-name="ce3">
            <text:p>193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Продажа</text:p>
          </table:table-cell>
          <table:table-cell office:value-type="float" office:value="57" table:style-name="ce3">
            <text:p>57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7" table:style-name="ce3">
            <text:p>193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8" table:style-name="ce3">
            <text:p>193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Продажа</text:p>
          </table:table-cell>
          <table:table-cell office:value-type="float" office:value="55" table:style-name="ce3">
            <text:p>55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9" table:style-name="ce3">
            <text:p>193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30" table:style-name="ce3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0" table:style-name="ce3">
            <text:p>194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Продажа</text:p>
          </table:table-cell>
          <table:table-cell office:value-type="float" office:value="28" table:style-name="ce3">
            <text:p>28</text:p>
          </table:table-cell>
          <table:table-cell office:value-type="float" office:value="230" table:style-name="ce3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1" table:style-name="ce3">
            <text:p>194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60" table:style-name="ce3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2" table:style-name="ce3">
            <text:p>194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Продажа</text:p>
          </table:table-cell>
          <table:table-cell office:value-type="float" office:value="64" table:style-name="ce3">
            <text:p>64</text:p>
          </table:table-cell>
          <table:table-cell office:value-type="float" office:value="160" table:style-name="ce3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3" table:style-name="ce3">
            <text:p>194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4" table:style-name="ce3">
            <text:p>194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Продажа</text:p>
          </table:table-cell>
          <table:table-cell office:value-type="float" office:value="37" table:style-name="ce3">
            <text:p>37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5" table:style-name="ce3">
            <text:p>194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6" table:style-name="ce3">
            <text:p>194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Продажа</text:p>
          </table:table-cell>
          <table:table-cell office:value-type="float" office:value="18" table:style-name="ce3">
            <text:p>18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7" table:style-name="ce3">
            <text:p>194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470" table:style-name="ce3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8" table:style-name="ce3">
            <text:p>194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Продажа</text:p>
          </table:table-cell>
          <table:table-cell office:value-type="float" office:value="29" table:style-name="ce3">
            <text:p>29</text:p>
          </table:table-cell>
          <table:table-cell office:value-type="float" office:value="470" table:style-name="ce3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9" table:style-name="ce3">
            <text:p>194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0" table:style-name="ce3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0" table:style-name="ce3">
            <text:p>195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Продажа</text:p>
          </table:table-cell>
          <table:table-cell office:value-type="float" office:value="27" table:style-name="ce3">
            <text:p>27</text:p>
          </table:table-cell>
          <table:table-cell office:value-type="float" office:value="500" table:style-name="ce3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1" table:style-name="ce3">
            <text:p>195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2" table:style-name="ce3">
            <text:p>195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Продажа</text:p>
          </table:table-cell>
          <table:table-cell office:value-type="float" office:value="35" table:style-name="ce3">
            <text:p>35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3" table:style-name="ce3">
            <text:p>195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4" table:style-name="ce3">
            <text:p>195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Продажа</text:p>
          </table:table-cell>
          <table:table-cell office:value-type="float" office:value="29" table:style-name="ce3">
            <text:p>29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5" table:style-name="ce3">
            <text:p>195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6" table:style-name="ce3">
            <text:p>195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Продажа</text:p>
          </table:table-cell>
          <table:table-cell office:value-type="float" office:value="18" table:style-name="ce3">
            <text:p>18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7" table:style-name="ce3">
            <text:p>195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50" table:style-name="ce3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8" table:style-name="ce3">
            <text:p>195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Продажа</text:p>
          </table:table-cell>
          <table:table-cell office:value-type="float" office:value="23" table:style-name="ce3">
            <text:p>23</text:p>
          </table:table-cell>
          <table:table-cell office:value-type="float" office:value="150" table:style-name="ce3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9" table:style-name="ce3">
            <text:p>195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0" table:style-name="ce3">
            <text:p>196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7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Продажа</text:p>
          </table:table-cell>
          <table:table-cell office:value-type="float" office:value="25" table:style-name="ce3">
            <text:p>25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1" table:style-name="ce3">
            <text:p>196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2" table:style-name="ce3">
            <text:p>196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Продажа</text:p>
          </table:table-cell>
          <table:table-cell office:value-type="float" office:value="65" table:style-name="ce3">
            <text:p>65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3" table:style-name="ce3">
            <text:p>196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4" table:style-name="ce3">
            <text:p>196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Продажа</text:p>
          </table:table-cell>
          <table:table-cell office:value-type="float" office:value="56" table:style-name="ce3">
            <text:p>56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5" table:style-name="ce3">
            <text:p>196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6" table:style-name="ce3">
            <text:p>196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Продажа</text:p>
          </table:table-cell>
          <table:table-cell office:value-type="float" office:value="71" table:style-name="ce3">
            <text:p>71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7" table:style-name="ce3">
            <text:p>196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40" table:style-name="ce3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8" table:style-name="ce3">
            <text:p>196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Продажа</text:p>
          </table:table-cell>
          <table:table-cell office:value-type="float" office:value="14" table:style-name="ce3">
            <text:p>14</text:p>
          </table:table-cell>
          <table:table-cell office:value-type="float" office:value="240" table:style-name="ce3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9" table:style-name="ce3">
            <text:p>196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0" table:style-name="ce3">
            <text:p>197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Продажа</text:p>
          </table:table-cell>
          <table:table-cell office:value-type="float" office:value="8" table:style-name="ce3">
            <text:p>8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1" table:style-name="ce3">
            <text:p>197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2" table:style-name="ce3">
            <text:p>197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Продажа</text:p>
          </table:table-cell>
          <table:table-cell office:value-type="float" office:value="12" table:style-name="ce3">
            <text:p>12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3" table:style-name="ce3">
            <text:p>197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00" table:style-name="ce3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4" table:style-name="ce3">
            <text:p>197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Продажа</text:p>
          </table:table-cell>
          <table:table-cell office:value-type="float" office:value="55" table:style-name="ce3">
            <text:p>55</text:p>
          </table:table-cell>
          <table:table-cell office:value-type="float" office:value="200" table:style-name="ce3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5" table:style-name="ce3">
            <text:p>197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95" table:style-name="ce3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6" table:style-name="ce3">
            <text:p>197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Продажа</text:p>
          </table:table-cell>
          <table:table-cell office:value-type="float" office:value="52" table:style-name="ce3">
            <text:p>52</text:p>
          </table:table-cell>
          <table:table-cell office:value-type="float" office:value="195" table:style-name="ce3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7" table:style-name="ce3">
            <text:p>197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8" table:style-name="ce3">
            <text:p>197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Продажа</text:p>
          </table:table-cell>
          <table:table-cell office:value-type="float" office:value="43" table:style-name="ce3">
            <text:p>43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9" table:style-name="ce3">
            <text:p>197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0" table:style-name="ce3">
            <text:p>198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Продажа</text:p>
          </table:table-cell>
          <table:table-cell office:value-type="float" office:value="61" table:style-name="ce3">
            <text:p>61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1" table:style-name="ce3">
            <text:p>198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2" table:style-name="ce3">
            <text:p>198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Продажа</text:p>
          </table:table-cell>
          <table:table-cell office:value-type="float" office:value="67" table:style-name="ce3">
            <text:p>67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3" table:style-name="ce3">
            <text:p>198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30" table:style-name="ce3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4" table:style-name="ce3">
            <text:p>198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Продажа</text:p>
          </table:table-cell>
          <table:table-cell office:value-type="float" office:value="34" table:style-name="ce3">
            <text:p>34</text:p>
          </table:table-cell>
          <table:table-cell office:value-type="float" office:value="230" table:style-name="ce3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5" table:style-name="ce3">
            <text:p>198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60" table:style-name="ce3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6" table:style-name="ce3">
            <text:p>198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Продажа</text:p>
          </table:table-cell>
          <table:table-cell office:value-type="float" office:value="72" table:style-name="ce3">
            <text:p>72</text:p>
          </table:table-cell>
          <table:table-cell office:value-type="float" office:value="160" table:style-name="ce3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7" table:style-name="ce3">
            <text:p>198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8" table:style-name="ce3">
            <text:p>198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Продажа</text:p>
          </table:table-cell>
          <table:table-cell office:value-type="float" office:value="48" table:style-name="ce3">
            <text:p>48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9" table:style-name="ce3">
            <text:p>198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0" table:style-name="ce3">
            <text:p>199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Продажа</text:p>
          </table:table-cell>
          <table:table-cell office:value-type="float" office:value="24" table:style-name="ce3">
            <text:p>24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1" table:style-name="ce3">
            <text:p>199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70" table:style-name="ce3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2" table:style-name="ce3">
            <text:p>199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Продажа</text:p>
          </table:table-cell>
          <table:table-cell office:value-type="float" office:value="31" table:style-name="ce3">
            <text:p>31</text:p>
          </table:table-cell>
          <table:table-cell office:value-type="float" office:value="470" table:style-name="ce3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3" table:style-name="ce3">
            <text:p>199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0" table:style-name="ce3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4" table:style-name="ce3">
            <text:p>199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Продажа</text:p>
          </table:table-cell>
          <table:table-cell office:value-type="float" office:value="32" table:style-name="ce3">
            <text:p>32</text:p>
          </table:table-cell>
          <table:table-cell office:value-type="float" office:value="500" table:style-name="ce3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5" table:style-name="ce3">
            <text:p>199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6" table:style-name="ce3">
            <text:p>199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Продажа</text:p>
          </table:table-cell>
          <table:table-cell office:value-type="float" office:value="43" table:style-name="ce3">
            <text:p>43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7" table:style-name="ce3">
            <text:p>199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8" table:style-name="ce3">
            <text:p>199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Продажа</text:p>
          </table:table-cell>
          <table:table-cell office:value-type="float" office:value="31" table:style-name="ce3">
            <text:p>31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9" table:style-name="ce3">
            <text:p>199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0" table:style-name="ce3">
            <text:p>200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Продажа</text:p>
          </table:table-cell>
          <table:table-cell office:value-type="float" office:value="22" table:style-name="ce3">
            <text:p>22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1" table:style-name="ce3">
            <text:p>200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50" table:style-name="ce3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2" table:style-name="ce3">
            <text:p>200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Продажа</text:p>
          </table:table-cell>
          <table:table-cell office:value-type="float" office:value="37" table:style-name="ce3">
            <text:p>37</text:p>
          </table:table-cell>
          <table:table-cell office:value-type="float" office:value="150" table:style-name="ce3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3" table:style-name="ce3">
            <text:p>200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4" table:style-name="ce3">
            <text:p>200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8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Продажа</text:p>
          </table:table-cell>
          <table:table-cell office:value-type="float" office:value="26" table:style-name="ce3">
            <text:p>26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5" table:style-name="ce3">
            <text:p>200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6" table:style-name="ce3">
            <text:p>200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Продажа</text:p>
          </table:table-cell>
          <table:table-cell office:value-type="float" office:value="28" table:style-name="ce3">
            <text:p>28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7" table:style-name="ce3">
            <text:p>200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8" table:style-name="ce3">
            <text:p>200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Продажа</text:p>
          </table:table-cell>
          <table:table-cell office:value-type="float" office:value="15" table:style-name="ce3">
            <text:p>15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9" table:style-name="ce3">
            <text:p>200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0" table:style-name="ce3">
            <text:p>201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Продажа</text:p>
          </table:table-cell>
          <table:table-cell office:value-type="float" office:value="31" table:style-name="ce3">
            <text:p>31</text:p>
          </table:table-cell>
          <table:table-cell office:value-type="float" office:value="85" table:style-name="ce3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1" table:style-name="ce3">
            <text:p>201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240" table:style-name="ce3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2" table:style-name="ce3">
            <text:p>201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Продажа</text:p>
          </table:table-cell>
          <table:table-cell office:value-type="float" office:value="2" table:style-name="ce3">
            <text:p>2</text:p>
          </table:table-cell>
          <table:table-cell office:value-type="float" office:value="240" table:style-name="ce3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3" table:style-name="ce3">
            <text:p>201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4" table:style-name="ce3">
            <text:p>201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Продажа</text:p>
          </table:table-cell>
          <table:table-cell office:value-type="float" office:value="1" table:style-name="ce3">
            <text:p>1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5" table:style-name="ce3">
            <text:p>201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6" table:style-name="ce3">
            <text:p>201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Продажа</text:p>
          </table:table-cell>
          <table:table-cell office:value-type="float" office:value="7" table:style-name="ce3">
            <text:p>7</text:p>
          </table:table-cell>
          <table:table-cell office:value-type="float" office:value="120" table:style-name="ce3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7" table:style-name="ce3">
            <text:p>201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200" table:style-name="ce3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8" table:style-name="ce3">
            <text:p>201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Продажа</text:p>
          </table:table-cell>
          <table:table-cell office:value-type="float" office:value="37" table:style-name="ce3">
            <text:p>37</text:p>
          </table:table-cell>
          <table:table-cell office:value-type="float" office:value="200" table:style-name="ce3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9" table:style-name="ce3">
            <text:p>201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95" table:style-name="ce3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0" table:style-name="ce3">
            <text:p>202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Продажа</text:p>
          </table:table-cell>
          <table:table-cell office:value-type="float" office:value="35" table:style-name="ce3">
            <text:p>35</text:p>
          </table:table-cell>
          <table:table-cell office:value-type="float" office:value="195" table:style-name="ce3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1" table:style-name="ce3">
            <text:p>202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2" table:style-name="ce3">
            <text:p>202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Продажа</text:p>
          </table:table-cell>
          <table:table-cell office:value-type="float" office:value="28" table:style-name="ce3">
            <text:p>28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3" table:style-name="ce3">
            <text:p>202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4" table:style-name="ce3">
            <text:p>202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Продажа</text:p>
          </table:table-cell>
          <table:table-cell office:value-type="float" office:value="58" table:style-name="ce3">
            <text:p>58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5" table:style-name="ce3">
            <text:p>202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6" table:style-name="ce3">
            <text:p>202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Продажа</text:p>
          </table:table-cell>
          <table:table-cell office:value-type="float" office:value="59" table:style-name="ce3">
            <text:p>59</text:p>
          </table:table-cell>
          <table:table-cell office:value-type="float" office:value="190" table:style-name="ce3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7" table:style-name="ce3">
            <text:p>202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230" table:style-name="ce3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8" table:style-name="ce3">
            <text:p>202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Продажа</text:p>
          </table:table-cell>
          <table:table-cell office:value-type="float" office:value="22" table:style-name="ce3">
            <text:p>22</text:p>
          </table:table-cell>
          <table:table-cell office:value-type="float" office:value="230" table:style-name="ce3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9" table:style-name="ce3">
            <text:p>202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60" table:style-name="ce3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0" table:style-name="ce3">
            <text:p>203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Продажа</text:p>
          </table:table-cell>
          <table:table-cell office:value-type="float" office:value="65" table:style-name="ce3">
            <text:p>65</text:p>
          </table:table-cell>
          <table:table-cell office:value-type="float" office:value="160" table:style-name="ce3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1" table:style-name="ce3">
            <text:p>203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2" table:style-name="ce3">
            <text:p>203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Продажа</text:p>
          </table:table-cell>
          <table:table-cell office:value-type="float" office:value="37" table:style-name="ce3">
            <text:p>37</text:p>
          </table:table-cell>
          <table:table-cell office:value-type="float" office:value="180" table:style-name="ce3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3" table:style-name="ce3">
            <text:p>203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4" table:style-name="ce3">
            <text:p>203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Продажа</text:p>
          </table:table-cell>
          <table:table-cell office:value-type="float" office:value="28" table:style-name="ce3">
            <text:p>28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5" table:style-name="ce3">
            <text:p>203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70" table:style-name="ce3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6" table:style-name="ce3">
            <text:p>203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Продажа</text:p>
          </table:table-cell>
          <table:table-cell office:value-type="float" office:value="13" table:style-name="ce3">
            <text:p>13</text:p>
          </table:table-cell>
          <table:table-cell office:value-type="float" office:value="470" table:style-name="ce3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7" table:style-name="ce3">
            <text:p>203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0" table:style-name="ce3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8" table:style-name="ce3">
            <text:p>203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Продажа</text:p>
          </table:table-cell>
          <table:table-cell office:value-type="float" office:value="18" table:style-name="ce3">
            <text:p>18</text:p>
          </table:table-cell>
          <table:table-cell office:value-type="float" office:value="500" table:style-name="ce3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9" table:style-name="ce3">
            <text:p>2039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0" table:style-name="ce3">
            <text:p>2040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Продажа</text:p>
          </table:table-cell>
          <table:table-cell office:value-type="float" office:value="16" table:style-name="ce3">
            <text:p>16</text:p>
          </table:table-cell>
          <table:table-cell office:value-type="float" office:value="400" table:style-name="ce3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1" table:style-name="ce3">
            <text:p>2041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2" table:style-name="ce3">
            <text:p>2042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Продажа</text:p>
          </table:table-cell>
          <table:table-cell office:value-type="float" office:value="25" table:style-name="ce3">
            <text:p>25</text:p>
          </table:table-cell>
          <table:table-cell office:value-type="float" office:value="220" table:style-name="ce3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3" table:style-name="ce3">
            <text:p>2043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4" table:style-name="ce3">
            <text:p>2044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Продажа</text:p>
          </table:table-cell>
          <table:table-cell office:value-type="float" office:value="15" table:style-name="ce3">
            <text:p>15</text:p>
          </table:table-cell>
          <table:table-cell office:value-type="float" office:value="170" table:style-name="ce3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5" table:style-name="ce3">
            <text:p>2045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150" table:style-name="ce3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6" table:style-name="ce3">
            <text:p>2046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Продажа</text:p>
          </table:table-cell>
          <table:table-cell office:value-type="float" office:value="27" table:style-name="ce3">
            <text:p>27</text:p>
          </table:table-cell>
          <table:table-cell office:value-type="float" office:value="150" table:style-name="ce3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7" table:style-name="ce3">
            <text:p>2047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8" table:style-name="ce3">
            <text:p>2048</text:p>
          </table:table-cell>
          <table:table-cell office:value-type="date" office:date-value="2021-06-07T00:00:00" table:style-name="ce4">
            <text:p>07.06.2021</text:p>
          </table:table-cell>
          <table:table-cell office:value-type="string" table:style-name="ce3">
            <text:p>M9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Продажа</text:p>
          </table:table-cell>
          <table:table-cell office:value-type="float" office:value="14" table:style-name="ce3">
            <text:p>14</text:p>
          </table:table-cell>
          <table:table-cell office:value-type="float" office:value="350" table:style-name="ce3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9" table:style-name="ce3">
            <text:p>2049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0" table:style-name="ce3">
            <text:p>2050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родажа</text:p>
          </table:table-cell>
          <table:table-cell office:value-type="float" office:value="36" table:style-name="ce3">
            <text:p>36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1" table:style-name="ce3">
            <text:p>2051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2" table:style-name="ce3">
            <text:p>2052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родажа</text:p>
          </table:table-cell>
          <table:table-cell office:value-type="float" office:value="36" table:style-name="ce3">
            <text:p>36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3" table:style-name="ce3">
            <text:p>2053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4" table:style-name="ce3">
            <text:p>2054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родажа</text:p>
          </table:table-cell>
          <table:table-cell office:value-type="float" office:value="36" table:style-name="ce3">
            <text:p>36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5" table:style-name="ce3">
            <text:p>2055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6" table:style-name="ce3">
            <text:p>2056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родажа</text:p>
          </table:table-cell>
          <table:table-cell office:value-type="float" office:value="30" table:style-name="ce3">
            <text:p>3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7" table:style-name="ce3">
            <text:p>2057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8" table:style-name="ce3">
            <text:p>2058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родажа</text:p>
          </table:table-cell>
          <table:table-cell office:value-type="float" office:value="30" table:style-name="ce3">
            <text:p>3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9" table:style-name="ce3">
            <text:p>2059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0" table:style-name="ce3">
            <text:p>2060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родажа</text:p>
          </table:table-cell>
          <table:table-cell office:value-type="float" office:value="24" table:style-name="ce3">
            <text:p>24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1" table:style-name="ce3">
            <text:p>2061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2" table:style-name="ce3">
            <text:p>2062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родажа</text:p>
          </table:table-cell>
          <table:table-cell office:value-type="float" office:value="80" table:style-name="ce3">
            <text:p>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3" table:style-name="ce3">
            <text:p>2063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0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4" table:style-name="ce3">
            <text:p>2064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0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родажа</text:p>
          </table:table-cell>
          <table:table-cell office:value-type="float" office:value="36" table:style-name="ce3">
            <text:p>36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5" table:style-name="ce3">
            <text:p>2065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6" table:style-name="ce3">
            <text:p>2066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родажа</text:p>
          </table:table-cell>
          <table:table-cell office:value-type="float" office:value="36" table:style-name="ce3">
            <text:p>36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7" table:style-name="ce3">
            <text:p>2067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0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8" table:style-name="ce3">
            <text:p>2068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0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родажа</text:p>
          </table:table-cell>
          <table:table-cell office:value-type="float" office:value="36" table:style-name="ce3">
            <text:p>36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9" table:style-name="ce3">
            <text:p>2069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0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0" table:style-name="ce3">
            <text:p>2070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0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родажа</text:p>
          </table:table-cell>
          <table:table-cell office:value-type="float" office:value="30" table:style-name="ce3">
            <text:p>3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1" table:style-name="ce3">
            <text:p>2071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2" table:style-name="ce3">
            <text:p>2072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родажа</text:p>
          </table:table-cell>
          <table:table-cell office:value-type="float" office:value="30" table:style-name="ce3">
            <text:p>3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3" table:style-name="ce3">
            <text:p>2073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0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4" table:style-name="ce3">
            <text:p>2074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0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родажа</text:p>
          </table:table-cell>
          <table:table-cell office:value-type="float" office:value="24" table:style-name="ce3">
            <text:p>24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5" table:style-name="ce3">
            <text:p>2075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0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6" table:style-name="ce3">
            <text:p>2076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0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родажа</text:p>
          </table:table-cell>
          <table:table-cell office:value-type="float" office:value="70" table:style-name="ce3">
            <text:p>7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7" table:style-name="ce3">
            <text:p>2077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1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8" table:style-name="ce3">
            <text:p>2078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1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родажа</text:p>
          </table:table-cell>
          <table:table-cell office:value-type="float" office:value="24" table:style-name="ce3">
            <text:p>24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9" table:style-name="ce3">
            <text:p>2079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1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0" table:style-name="ce3">
            <text:p>2080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1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родажа</text:p>
          </table:table-cell>
          <table:table-cell office:value-type="float" office:value="12" table:style-name="ce3">
            <text:p>12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1" table:style-name="ce3">
            <text:p>2081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1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2" table:style-name="ce3">
            <text:p>2082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1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родажа</text:p>
          </table:table-cell>
          <table:table-cell office:value-type="float" office:value="15" table:style-name="ce3">
            <text:p>15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3" table:style-name="ce3">
            <text:p>2083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1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4" table:style-name="ce3">
            <text:p>2084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1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родажа</text:p>
          </table:table-cell>
          <table:table-cell office:value-type="float" office:value="18" table:style-name="ce3">
            <text:p>18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5" table:style-name="ce3">
            <text:p>2085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1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6" table:style-name="ce3">
            <text:p>2086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1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родажа</text:p>
          </table:table-cell>
          <table:table-cell office:value-type="float" office:value="18" table:style-name="ce3">
            <text:p>18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7" table:style-name="ce3">
            <text:p>2087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1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8" table:style-name="ce3">
            <text:p>2088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1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родажа</text:p>
          </table:table-cell>
          <table:table-cell office:value-type="float" office:value="16" table:style-name="ce3">
            <text:p>16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9" table:style-name="ce3">
            <text:p>2089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1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0" table:style-name="ce3">
            <text:p>2090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1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родажа</text:p>
          </table:table-cell>
          <table:table-cell office:value-type="float" office:value="36" table:style-name="ce3">
            <text:p>36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1" table:style-name="ce3">
            <text:p>2091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2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2" table:style-name="ce3">
            <text:p>2092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2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родажа</text:p>
          </table:table-cell>
          <table:table-cell office:value-type="float" office:value="36" table:style-name="ce3">
            <text:p>36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3" table:style-name="ce3">
            <text:p>2093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2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4" table:style-name="ce3">
            <text:p>2094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2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родажа</text:p>
          </table:table-cell>
          <table:table-cell office:value-type="float" office:value="24" table:style-name="ce3">
            <text:p>24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5" table:style-name="ce3">
            <text:p>2095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2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6" table:style-name="ce3">
            <text:p>2096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2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родажа</text:p>
          </table:table-cell>
          <table:table-cell office:value-type="float" office:value="18" table:style-name="ce3">
            <text:p>18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7" table:style-name="ce3">
            <text:p>2097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2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8" table:style-name="ce3">
            <text:p>2098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2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родажа</text:p>
          </table:table-cell>
          <table:table-cell office:value-type="float" office:value="30" table:style-name="ce3">
            <text:p>3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9" table:style-name="ce3">
            <text:p>2099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2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0" table:style-name="ce3">
            <text:p>2100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2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родажа</text:p>
          </table:table-cell>
          <table:table-cell office:value-type="float" office:value="18" table:style-name="ce3">
            <text:p>18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1" table:style-name="ce3">
            <text:p>2101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2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2" table:style-name="ce3">
            <text:p>2102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2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родажа</text:p>
          </table:table-cell>
          <table:table-cell office:value-type="float" office:value="20" table:style-name="ce3">
            <text:p>2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3" table:style-name="ce3">
            <text:p>2103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2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4" table:style-name="ce3">
            <text:p>2104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2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родажа</text:p>
          </table:table-cell>
          <table:table-cell office:value-type="float" office:value="36" table:style-name="ce3">
            <text:p>36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5" table:style-name="ce3">
            <text:p>2105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3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6" table:style-name="ce3">
            <text:p>2106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3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родажа</text:p>
          </table:table-cell>
          <table:table-cell office:value-type="float" office:value="36" table:style-name="ce3">
            <text:p>36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7" table:style-name="ce3">
            <text:p>2107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8" table:style-name="ce3">
            <text:p>2108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родажа</text:p>
          </table:table-cell>
          <table:table-cell office:value-type="float" office:value="24" table:style-name="ce3">
            <text:p>24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9" table:style-name="ce3">
            <text:p>2109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3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0" table:style-name="ce3">
            <text:p>2110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3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родажа</text:p>
          </table:table-cell>
          <table:table-cell office:value-type="float" office:value="18" table:style-name="ce3">
            <text:p>18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1" table:style-name="ce3">
            <text:p>2111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3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2" table:style-name="ce3">
            <text:p>2112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3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родажа</text:p>
          </table:table-cell>
          <table:table-cell office:value-type="float" office:value="30" table:style-name="ce3">
            <text:p>3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3" table:style-name="ce3">
            <text:p>2113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3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4" table:style-name="ce3">
            <text:p>2114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3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родажа</text:p>
          </table:table-cell>
          <table:table-cell office:value-type="float" office:value="18" table:style-name="ce3">
            <text:p>18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5" table:style-name="ce3">
            <text:p>2115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3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6" table:style-name="ce3">
            <text:p>2116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3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родажа</text:p>
          </table:table-cell>
          <table:table-cell office:value-type="float" office:value="20" table:style-name="ce3">
            <text:p>2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7" table:style-name="ce3">
            <text:p>2117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3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8" table:style-name="ce3">
            <text:p>2118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3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родажа</text:p>
          </table:table-cell>
          <table:table-cell office:value-type="float" office:value="72" table:style-name="ce3">
            <text:p>72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9" table:style-name="ce3">
            <text:p>2119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0" table:style-name="ce3">
            <text:p>2120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родажа</text:p>
          </table:table-cell>
          <table:table-cell office:value-type="float" office:value="24" table:style-name="ce3">
            <text:p>24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1" table:style-name="ce3">
            <text:p>2121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4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2" table:style-name="ce3">
            <text:p>2122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4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родажа</text:p>
          </table:table-cell>
          <table:table-cell office:value-type="float" office:value="12" table:style-name="ce3">
            <text:p>12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3" table:style-name="ce3">
            <text:p>2123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4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4" table:style-name="ce3">
            <text:p>2124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4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родажа</text:p>
          </table:table-cell>
          <table:table-cell office:value-type="float" office:value="15" table:style-name="ce3">
            <text:p>15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5" table:style-name="ce3">
            <text:p>2125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4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6" table:style-name="ce3">
            <text:p>2126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4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родажа</text:p>
          </table:table-cell>
          <table:table-cell office:value-type="float" office:value="18" table:style-name="ce3">
            <text:p>18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7" table:style-name="ce3">
            <text:p>2127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4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8" table:style-name="ce3">
            <text:p>2128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4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родажа</text:p>
          </table:table-cell>
          <table:table-cell office:value-type="float" office:value="18" table:style-name="ce3">
            <text:p>18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9" table:style-name="ce3">
            <text:p>2129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4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0" table:style-name="ce3">
            <text:p>2130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4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родажа</text:p>
          </table:table-cell>
          <table:table-cell office:value-type="float" office:value="16" table:style-name="ce3">
            <text:p>16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1" table:style-name="ce3">
            <text:p>2131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4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2" table:style-name="ce3">
            <text:p>2132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4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родажа</text:p>
          </table:table-cell>
          <table:table-cell office:value-type="float" office:value="0" table:style-name="ce3">
            <text:p>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3" table:style-name="ce3">
            <text:p>2133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4" table:style-name="ce3">
            <text:p>2134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родажа</text:p>
          </table:table-cell>
          <table:table-cell office:value-type="float" office:value="36" table:style-name="ce3">
            <text:p>36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5" table:style-name="ce3">
            <text:p>2135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6" table:style-name="ce3">
            <text:p>2136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родажа</text:p>
          </table:table-cell>
          <table:table-cell office:value-type="float" office:value="36" table:style-name="ce3">
            <text:p>36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7" table:style-name="ce3">
            <text:p>2137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5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8" table:style-name="ce3">
            <text:p>2138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5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родажа</text:p>
          </table:table-cell>
          <table:table-cell office:value-type="float" office:value="36" table:style-name="ce3">
            <text:p>36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9" table:style-name="ce3">
            <text:p>2139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5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0" table:style-name="ce3">
            <text:p>2140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5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родажа</text:p>
          </table:table-cell>
          <table:table-cell office:value-type="float" office:value="30" table:style-name="ce3">
            <text:p>3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1" table:style-name="ce3">
            <text:p>2141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5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2" table:style-name="ce3">
            <text:p>2142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5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родажа</text:p>
          </table:table-cell>
          <table:table-cell office:value-type="float" office:value="30" table:style-name="ce3">
            <text:p>3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3" table:style-name="ce3">
            <text:p>2143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5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4" table:style-name="ce3">
            <text:p>2144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5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родажа</text:p>
          </table:table-cell>
          <table:table-cell office:value-type="float" office:value="24" table:style-name="ce3">
            <text:p>24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5" table:style-name="ce3">
            <text:p>2145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5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6" table:style-name="ce3">
            <text:p>2146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5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родажа</text:p>
          </table:table-cell>
          <table:table-cell office:value-type="float" office:value="90" table:style-name="ce3">
            <text:p>9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7" table:style-name="ce3">
            <text:p>2147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8" table:style-name="ce3">
            <text:p>2148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родажа</text:p>
          </table:table-cell>
          <table:table-cell office:value-type="float" office:value="36" table:style-name="ce3">
            <text:p>36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9" table:style-name="ce3">
            <text:p>2149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6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0" table:style-name="ce3">
            <text:p>2150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6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родажа</text:p>
          </table:table-cell>
          <table:table-cell office:value-type="float" office:value="24" table:style-name="ce3">
            <text:p>24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1" table:style-name="ce3">
            <text:p>2151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6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2" table:style-name="ce3">
            <text:p>2152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6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родажа</text:p>
          </table:table-cell>
          <table:table-cell office:value-type="float" office:value="18" table:style-name="ce3">
            <text:p>18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3" table:style-name="ce3">
            <text:p>2153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6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4" table:style-name="ce3">
            <text:p>2154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6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родажа</text:p>
          </table:table-cell>
          <table:table-cell office:value-type="float" office:value="30" table:style-name="ce3">
            <text:p>3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5" table:style-name="ce3">
            <text:p>2155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6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6" table:style-name="ce3">
            <text:p>2156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6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родажа</text:p>
          </table:table-cell>
          <table:table-cell office:value-type="float" office:value="18" table:style-name="ce3">
            <text:p>18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7" table:style-name="ce3">
            <text:p>2157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6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8" table:style-name="ce3">
            <text:p>2158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6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родажа</text:p>
          </table:table-cell>
          <table:table-cell office:value-type="float" office:value="20" table:style-name="ce3">
            <text:p>2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9" table:style-name="ce3">
            <text:p>2159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6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0" table:style-name="ce3">
            <text:p>2160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16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родажа</text:p>
          </table:table-cell>
          <table:table-cell office:value-type="float" office:value="40" table:style-name="ce3">
            <text:p>4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1" table:style-name="ce3">
            <text:p>2161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2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2" table:style-name="ce3">
            <text:p>2162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2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родажа</text:p>
          </table:table-cell>
          <table:table-cell office:value-type="float" office:value="36" table:style-name="ce3">
            <text:p>36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3" table:style-name="ce3">
            <text:p>2163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2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4" table:style-name="ce3">
            <text:p>2164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2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родажа</text:p>
          </table:table-cell>
          <table:table-cell office:value-type="float" office:value="24" table:style-name="ce3">
            <text:p>24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5" table:style-name="ce3">
            <text:p>2165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2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6" table:style-name="ce3">
            <text:p>2166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2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родажа</text:p>
          </table:table-cell>
          <table:table-cell office:value-type="float" office:value="18" table:style-name="ce3">
            <text:p>18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7" table:style-name="ce3">
            <text:p>2167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2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8" table:style-name="ce3">
            <text:p>2168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2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родажа</text:p>
          </table:table-cell>
          <table:table-cell office:value-type="float" office:value="30" table:style-name="ce3">
            <text:p>3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9" table:style-name="ce3">
            <text:p>2169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2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0" table:style-name="ce3">
            <text:p>2170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2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родажа</text:p>
          </table:table-cell>
          <table:table-cell office:value-type="float" office:value="18" table:style-name="ce3">
            <text:p>18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1" table:style-name="ce3">
            <text:p>2171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2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2" table:style-name="ce3">
            <text:p>2172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2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родажа</text:p>
          </table:table-cell>
          <table:table-cell office:value-type="float" office:value="20" table:style-name="ce3">
            <text:p>2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3" table:style-name="ce3">
            <text:p>2173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2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4" table:style-name="ce3">
            <text:p>2174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2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родажа</text:p>
          </table:table-cell>
          <table:table-cell office:value-type="float" office:value="0" table:style-name="ce3">
            <text:p>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5" table:style-name="ce3">
            <text:p>2175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3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6" table:style-name="ce3">
            <text:p>2176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3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родажа</text:p>
          </table:table-cell>
          <table:table-cell office:value-type="float" office:value="24" table:style-name="ce3">
            <text:p>24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7" table:style-name="ce3">
            <text:p>2177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8" table:style-name="ce3">
            <text:p>2178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родажа</text:p>
          </table:table-cell>
          <table:table-cell office:value-type="float" office:value="12" table:style-name="ce3">
            <text:p>12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9" table:style-name="ce3">
            <text:p>2179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3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0" table:style-name="ce3">
            <text:p>2180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3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родажа</text:p>
          </table:table-cell>
          <table:table-cell office:value-type="float" office:value="15" table:style-name="ce3">
            <text:p>15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1" table:style-name="ce3">
            <text:p>2181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3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2" table:style-name="ce3">
            <text:p>2182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3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родажа</text:p>
          </table:table-cell>
          <table:table-cell office:value-type="float" office:value="18" table:style-name="ce3">
            <text:p>18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3" table:style-name="ce3">
            <text:p>2183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3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4" table:style-name="ce3">
            <text:p>2184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3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родажа</text:p>
          </table:table-cell>
          <table:table-cell office:value-type="float" office:value="18" table:style-name="ce3">
            <text:p>18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5" table:style-name="ce3">
            <text:p>2185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3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6" table:style-name="ce3">
            <text:p>2186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3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родажа</text:p>
          </table:table-cell>
          <table:table-cell office:value-type="float" office:value="16" table:style-name="ce3">
            <text:p>16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7" table:style-name="ce3">
            <text:p>2187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3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8" table:style-name="ce3">
            <text:p>2188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3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родажа</text:p>
          </table:table-cell>
          <table:table-cell office:value-type="float" office:value="24" table:style-name="ce3">
            <text:p>24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9" table:style-name="ce3">
            <text:p>2189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0" table:style-name="ce3">
            <text:p>2190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родажа</text:p>
          </table:table-cell>
          <table:table-cell office:value-type="float" office:value="36" table:style-name="ce3">
            <text:p>36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1" table:style-name="ce3">
            <text:p>2191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4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2" table:style-name="ce3">
            <text:p>2192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4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родажа</text:p>
          </table:table-cell>
          <table:table-cell office:value-type="float" office:value="24" table:style-name="ce3">
            <text:p>24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3" table:style-name="ce3">
            <text:p>2193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4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4" table:style-name="ce3">
            <text:p>2194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4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родажа</text:p>
          </table:table-cell>
          <table:table-cell office:value-type="float" office:value="18" table:style-name="ce3">
            <text:p>18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5" table:style-name="ce3">
            <text:p>2195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4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6" table:style-name="ce3">
            <text:p>2196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4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родажа</text:p>
          </table:table-cell>
          <table:table-cell office:value-type="float" office:value="30" table:style-name="ce3">
            <text:p>3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7" table:style-name="ce3">
            <text:p>2197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4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8" table:style-name="ce3">
            <text:p>2198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4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родажа</text:p>
          </table:table-cell>
          <table:table-cell office:value-type="float" office:value="18" table:style-name="ce3">
            <text:p>18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9" table:style-name="ce3">
            <text:p>2199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4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0" table:style-name="ce3">
            <text:p>2200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4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родажа</text:p>
          </table:table-cell>
          <table:table-cell office:value-type="float" office:value="20" table:style-name="ce3">
            <text:p>2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1" table:style-name="ce3">
            <text:p>2201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4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2" table:style-name="ce3">
            <text:p>2202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4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родажа</text:p>
          </table:table-cell>
          <table:table-cell office:value-type="float" office:value="20" table:style-name="ce3">
            <text:p>2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3" table:style-name="ce3">
            <text:p>2203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4" table:style-name="ce3">
            <text:p>2204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родажа</text:p>
          </table:table-cell>
          <table:table-cell office:value-type="float" office:value="36" table:style-name="ce3">
            <text:p>36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5" table:style-name="ce3">
            <text:p>2205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6" table:style-name="ce3">
            <text:p>2206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родажа</text:p>
          </table:table-cell>
          <table:table-cell office:value-type="float" office:value="36" table:style-name="ce3">
            <text:p>36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7" table:style-name="ce3">
            <text:p>2207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5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8" table:style-name="ce3">
            <text:p>2208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5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родажа</text:p>
          </table:table-cell>
          <table:table-cell office:value-type="float" office:value="36" table:style-name="ce3">
            <text:p>36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9" table:style-name="ce3">
            <text:p>2209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5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0" table:style-name="ce3">
            <text:p>2210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5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родажа</text:p>
          </table:table-cell>
          <table:table-cell office:value-type="float" office:value="30" table:style-name="ce3">
            <text:p>3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1" table:style-name="ce3">
            <text:p>2211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5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2" table:style-name="ce3">
            <text:p>2212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5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родажа</text:p>
          </table:table-cell>
          <table:table-cell office:value-type="float" office:value="30" table:style-name="ce3">
            <text:p>3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3" table:style-name="ce3">
            <text:p>2213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5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4" table:style-name="ce3">
            <text:p>2214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5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родажа</text:p>
          </table:table-cell>
          <table:table-cell office:value-type="float" office:value="24" table:style-name="ce3">
            <text:p>24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5" table:style-name="ce3">
            <text:p>2215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5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6" table:style-name="ce3">
            <text:p>2216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5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родажа</text:p>
          </table:table-cell>
          <table:table-cell office:value-type="float" office:value="20" table:style-name="ce3">
            <text:p>2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7" table:style-name="ce3">
            <text:p>2217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8" table:style-name="ce3">
            <text:p>2218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родажа</text:p>
          </table:table-cell>
          <table:table-cell office:value-type="float" office:value="36" table:style-name="ce3">
            <text:p>36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9" table:style-name="ce3">
            <text:p>2219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6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0" table:style-name="ce3">
            <text:p>2220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6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родажа</text:p>
          </table:table-cell>
          <table:table-cell office:value-type="float" office:value="36" table:style-name="ce3">
            <text:p>36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1" table:style-name="ce3">
            <text:p>2221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6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2" table:style-name="ce3">
            <text:p>2222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6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родажа</text:p>
          </table:table-cell>
          <table:table-cell office:value-type="float" office:value="36" table:style-name="ce3">
            <text:p>36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3" table:style-name="ce3">
            <text:p>2223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6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4" table:style-name="ce3">
            <text:p>2224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6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родажа</text:p>
          </table:table-cell>
          <table:table-cell office:value-type="float" office:value="30" table:style-name="ce3">
            <text:p>3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5" table:style-name="ce3">
            <text:p>2225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6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6" table:style-name="ce3">
            <text:p>2226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6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родажа</text:p>
          </table:table-cell>
          <table:table-cell office:value-type="float" office:value="30" table:style-name="ce3">
            <text:p>3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7" table:style-name="ce3">
            <text:p>2227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6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8" table:style-name="ce3">
            <text:p>2228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6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родажа</text:p>
          </table:table-cell>
          <table:table-cell office:value-type="float" office:value="24" table:style-name="ce3">
            <text:p>24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9" table:style-name="ce3">
            <text:p>2229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6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0" table:style-name="ce3">
            <text:p>2230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6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родажа</text:p>
          </table:table-cell>
          <table:table-cell office:value-type="float" office:value="0" table:style-name="ce3">
            <text:p>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1" table:style-name="ce3">
            <text:p>2231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7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2" table:style-name="ce3">
            <text:p>2232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7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родажа</text:p>
          </table:table-cell>
          <table:table-cell office:value-type="float" office:value="36" table:style-name="ce3">
            <text:p>36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3" table:style-name="ce3">
            <text:p>2233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7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4" table:style-name="ce3">
            <text:p>2234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7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родажа</text:p>
          </table:table-cell>
          <table:table-cell office:value-type="float" office:value="24" table:style-name="ce3">
            <text:p>24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5" table:style-name="ce3">
            <text:p>2235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7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6" table:style-name="ce3">
            <text:p>2236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7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родажа</text:p>
          </table:table-cell>
          <table:table-cell office:value-type="float" office:value="18" table:style-name="ce3">
            <text:p>18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7" table:style-name="ce3">
            <text:p>2237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7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8" table:style-name="ce3">
            <text:p>2238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7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родажа</text:p>
          </table:table-cell>
          <table:table-cell office:value-type="float" office:value="30" table:style-name="ce3">
            <text:p>3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9" table:style-name="ce3">
            <text:p>2239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7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0" table:style-name="ce3">
            <text:p>2240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7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родажа</text:p>
          </table:table-cell>
          <table:table-cell office:value-type="float" office:value="18" table:style-name="ce3">
            <text:p>18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1" table:style-name="ce3">
            <text:p>2241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7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2" table:style-name="ce3">
            <text:p>2242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7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родажа</text:p>
          </table:table-cell>
          <table:table-cell office:value-type="float" office:value="20" table:style-name="ce3">
            <text:p>2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3" table:style-name="ce3">
            <text:p>2243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7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4" table:style-name="ce3">
            <text:p>2244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7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родажа</text:p>
          </table:table-cell>
          <table:table-cell office:value-type="float" office:value="60" table:style-name="ce3">
            <text:p>6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5" table:style-name="ce3">
            <text:p>2245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8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6" table:style-name="ce3">
            <text:p>2246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8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родажа</text:p>
          </table:table-cell>
          <table:table-cell office:value-type="float" office:value="36" table:style-name="ce3">
            <text:p>36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7" table:style-name="ce3">
            <text:p>2247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8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8" table:style-name="ce3">
            <text:p>2248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8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родажа</text:p>
          </table:table-cell>
          <table:table-cell office:value-type="float" office:value="24" table:style-name="ce3">
            <text:p>24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9" table:style-name="ce3">
            <text:p>2249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8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0" table:style-name="ce3">
            <text:p>2250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8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родажа</text:p>
          </table:table-cell>
          <table:table-cell office:value-type="float" office:value="18" table:style-name="ce3">
            <text:p>18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1" table:style-name="ce3">
            <text:p>2251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8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2" table:style-name="ce3">
            <text:p>2252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8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родажа</text:p>
          </table:table-cell>
          <table:table-cell office:value-type="float" office:value="30" table:style-name="ce3">
            <text:p>3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3" table:style-name="ce3">
            <text:p>2253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8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4" table:style-name="ce3">
            <text:p>2254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8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родажа</text:p>
          </table:table-cell>
          <table:table-cell office:value-type="float" office:value="18" table:style-name="ce3">
            <text:p>18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5" table:style-name="ce3">
            <text:p>2255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8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6" table:style-name="ce3">
            <text:p>2256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8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родажа</text:p>
          </table:table-cell>
          <table:table-cell office:value-type="float" office:value="20" table:style-name="ce3">
            <text:p>2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7" table:style-name="ce3">
            <text:p>2257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8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8" table:style-name="ce3">
            <text:p>2258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8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родажа</text:p>
          </table:table-cell>
          <table:table-cell office:value-type="float" office:value="10" table:style-name="ce3">
            <text:p>1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9" table:style-name="ce3">
            <text:p>2259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9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0" table:style-name="ce3">
            <text:p>2260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9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Продажа</text:p>
          </table:table-cell>
          <table:table-cell office:value-type="float" office:value="24" table:style-name="ce3">
            <text:p>24</text:p>
          </table:table-cell>
          <table:table-cell office:value-type="float" office:value="75" table:style-name="ce3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1" table:style-name="ce3">
            <text:p>2261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9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2" table:style-name="ce3">
            <text:p>2262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9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Продажа</text:p>
          </table:table-cell>
          <table:table-cell office:value-type="float" office:value="12" table:style-name="ce3">
            <text:p>12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3" table:style-name="ce3">
            <text:p>2263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9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4" table:style-name="ce3">
            <text:p>2264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9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Продажа</text:p>
          </table:table-cell>
          <table:table-cell office:value-type="float" office:value="15" table:style-name="ce3">
            <text:p>15</text:p>
          </table:table-cell>
          <table:table-cell office:value-type="float" office:value="50" table:style-name="ce3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5" table:style-name="ce3">
            <text:p>2265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9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6" table:style-name="ce3">
            <text:p>2266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9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Продажа</text:p>
          </table:table-cell>
          <table:table-cell office:value-type="float" office:value="18" table:style-name="ce3">
            <text:p>18</text:p>
          </table:table-cell>
          <table:table-cell office:value-type="float" office:value="55" table:style-name="ce3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7" table:style-name="ce3">
            <text:p>2267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9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оступление</text:p>
          </table:table-cell>
          <table:table-cell office:value-type="float" office:value="170" table:style-name="ce3">
            <text:p>17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8" table:style-name="ce3">
            <text:p>2268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9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родажа</text:p>
          </table:table-cell>
          <table:table-cell office:value-type="float" office:value="18" table:style-name="ce3">
            <text:p>18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9" table:style-name="ce3">
            <text:p>2269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9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70" table:style-name="ce3">
            <text:p>2270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9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Продажа</text:p>
          </table:table-cell>
          <table:table-cell office:value-type="float" office:value="16" table:style-name="ce3">
            <text:p>16</text:p>
          </table:table-cell>
          <table:table-cell office:value-type="float" office:value="60" table:style-name="ce3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71" table:style-name="ce3">
            <text:p>2271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9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оступление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72" table:style-name="ce3">
            <text:p>2272</text:p>
          </table:table-cell>
          <table:table-cell office:value-type="date" office:date-value="2021-06-08T00:00:00" table:style-name="ce4">
            <text:p>08.06.2021</text:p>
          </table:table-cell>
          <table:table-cell office:value-type="string" table:style-name="ce3">
            <text:p>M9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Продажа</text:p>
          </table:table-cell>
          <table:table-cell office:value-type="float" office:value="12" table:style-name="ce3">
            <text:p>12</text:p>
          </table:table-cell>
          <table:table-cell office:value-type="float" office:value="70" table:style-name="ce3">
            <text:p>70</text:p>
          </table:table-cell>
          <table:table-cell table:number-columns-repeated="16377"/>
        </table:table-row>
        <table:table-row table:number-rows-repeated="1046303" table:style-name="ro6">
          <table:table-cell table:number-columns-repeated="16384"/>
        </table:table-row>
      </table:table>
      <table:table table:name="Товар" table:style-name="ta2"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5" table:default-cell-style-name="ce3"/>
        <table:table-column table:style-name="co9" table:default-cell-style-name="ce3"/>
        <table:table-column table:style-name="co10" table:default-cell-style-name="ce3"/>
        <table:table-column table:style-name="co6" table:number-columns-repeated="16378" table:default-cell-style-name="ce3"/>
        <table:table-row table:style-name="ro7">
          <table:table-cell office:value-type="string" table:style-name="ce2">
            <text:p>Артикул</text:p>
          </table:table-cell>
          <table:table-cell office:value-type="string" table:style-name="ce2">
            <text:p>Отдел</text:p>
          </table:table-cell>
          <table:table-cell office:value-type="string" table:style-name="ce2">
            <text:p>Наименование</text:p>
          </table:table-cell>
          <table:table-cell office:value-type="string" table:style-name="ce2">
            <text:p>Единица измерения</text:p>
          </table:table-cell>
          <table:table-cell office:value-type="string" table:style-name="ce2">
            <text:p>Количество в упаковке</text:p>
          </table:table-cell>
          <table:table-cell office:value-type="string" table:style-name="ce2">
            <text:p>Производитель</text:p>
          </table:table-cell>
          <table:table-cell table:number-columns-repeated="16378"/>
        </table:table-row>
        <table:table-row table:style-name="ro2" table:visibility="filter">
          <table:table-cell office:value-type="float" office:value="1" table:style-name="ce3">
            <text:p>1</text:p>
          </table:table-cell>
          <table:table-cell office:value-type="string" table:style-name="ce3">
            <text:p>Молоко</text:p>
          </table:table-cell>
          <table:table-cell office:value-type="string" table:style-name="ce3">
            <text:p>Молоко ультрапастеризованное</text:p>
          </table:table-cell>
          <table:table-cell office:value-type="string" table:style-name="ce3">
            <text:p>литр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Молокозавод №1</text:p>
          </table:table-cell>
          <table:table-cell table:number-columns-repeated="16378"/>
        </table:table-row>
        <table:table-row table:style-name="ro2" table:visibility="filter">
          <table:table-cell office:value-type="float" office:value="2" table:style-name="ce3">
            <text:p>2</text:p>
          </table:table-cell>
          <table:table-cell office:value-type="string" table:style-name="ce3">
            <text:p>Молоко</text:p>
          </table:table-cell>
          <table:table-cell office:value-type="string" table:style-name="ce3">
            <text:p>Молоко безлактозное</text:p>
          </table:table-cell>
          <table:table-cell office:value-type="string" table:style-name="ce3">
            <text:p>литр</text:p>
          </table:table-cell>
          <table:table-cell office:value-type="float" office:value="0.5" table:style-name="ce3">
            <text:p>0,5</text:p>
          </table:table-cell>
          <table:table-cell office:value-type="string" table:style-name="ce3">
            <text:p>Экопродукты</text:p>
          </table:table-cell>
          <table:table-cell table:number-columns-repeated="16378"/>
        </table:table-row>
        <table:table-row table:style-name="ro2" table:visibility="filter">
          <table:table-cell office:value-type="float" office:value="3" table:style-name="ce3">
            <text:p>3</text:p>
          </table:table-cell>
          <table:table-cell office:value-type="string" table:style-name="ce3">
            <text:p>Молоко</text:p>
          </table:table-cell>
          <table:table-cell office:value-type="string" table:style-name="ce3">
            <text:p>Молоко детское с 8 месяцев</text:p>
          </table:table-cell>
          <table:table-cell office:value-type="string" table:style-name="ce3">
            <text:p>литр</text:p>
          </table:table-cell>
          <table:table-cell office:value-type="float" office:value="0.2" table:style-name="ce3">
            <text:p>0,2</text:p>
          </table:table-cell>
          <table:table-cell office:value-type="string" table:style-name="ce3">
            <text:p>Молокозавод №1</text:p>
          </table:table-cell>
          <table:table-cell table:number-columns-repeated="16378"/>
        </table:table-row>
        <table:table-row table:style-name="ro2" table:visibility="filter">
          <table:table-cell office:value-type="float" office:value="4" table:style-name="ce3">
            <text:p>4</text:p>
          </table:table-cell>
          <table:table-cell office:value-type="string" table:style-name="ce3">
            <text:p>Молоко</text:p>
          </table:table-cell>
          <table:table-cell office:value-type="string" table:style-name="ce3">
            <text:p>Кефир 3,2%</text:p>
          </table:table-cell>
          <table:table-cell office:value-type="string" table:style-name="ce3">
            <text:p>литр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Молокозавод №2</text:p>
          </table:table-cell>
          <table:table-cell table:number-columns-repeated="16378"/>
        </table:table-row>
        <table:table-row table:style-name="ro2" table:visibility="filter">
          <table:table-cell office:value-type="float" office:value="5" table:style-name="ce3">
            <text:p>5</text:p>
          </table:table-cell>
          <table:table-cell office:value-type="string" table:style-name="ce3">
            <text:p>Молоко</text:p>
          </table:table-cell>
          <table:table-cell office:value-type="string" table:style-name="ce3">
            <text:p>Кефир обезжиренный</text:p>
          </table:table-cell>
          <table:table-cell office:value-type="string" table:style-name="ce3">
            <text:p>литр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Молокозавод №2</text:p>
          </table:table-cell>
          <table:table-cell table:number-columns-repeated="16378"/>
        </table:table-row>
        <table:table-row table:style-name="ro2" table:visibility="filter">
          <table:table-cell office:value-type="float" office:value="6" table:style-name="ce3">
            <text:p>6</text:p>
          </table:table-cell>
          <table:table-cell office:value-type="string" table:style-name="ce3">
            <text:p>Молоко</text:p>
          </table:table-cell>
          <table:table-cell office:value-type="string" table:style-name="ce3">
            <text:p>Ряженка термостатная</text:p>
          </table:table-cell>
          <table:table-cell office:value-type="string" table:style-name="ce3">
            <text:p>литр</text:p>
          </table:table-cell>
          <table:table-cell office:value-type="float" office:value="0.5" table:style-name="ce3">
            <text:p>0,5</text:p>
          </table:table-cell>
          <table:table-cell office:value-type="string" table:style-name="ce3">
            <text:p>Молокозавод №2</text:p>
          </table:table-cell>
          <table:table-cell table:number-columns-repeated="16378"/>
        </table:table-row>
        <table:table-row table:style-name="ro2" table:visibility="filter">
          <table:table-cell office:value-type="float" office:value="7" table:style-name="ce3">
            <text:p>7</text:p>
          </table:table-cell>
          <table:table-cell office:value-type="string" table:style-name="ce3">
            <text:p>Молоко</text:p>
          </table:table-cell>
          <table:table-cell office:value-type="string" table:style-name="ce3">
            <text:p>Сливки 10%</text:p>
          </table:table-cell>
          <table:table-cell office:value-type="string" table:style-name="ce3">
            <text:p>литр</text:p>
          </table:table-cell>
          <table:table-cell office:value-type="float" office:value="0.2" table:style-name="ce3">
            <text:p>0,2</text:p>
          </table:table-cell>
          <table:table-cell office:value-type="string" table:style-name="ce3">
            <text:p>Молокозавод №1</text:p>
          </table:table-cell>
          <table:table-cell table:number-columns-repeated="16378"/>
        </table:table-row>
        <table:table-row table:style-name="ro2" table:visibility="filter">
          <table:table-cell office:value-type="float" office:value="8" table:style-name="ce3">
            <text:p>8</text:p>
          </table:table-cell>
          <table:table-cell office:value-type="string" table:style-name="ce3">
            <text:p>Молоко</text:p>
          </table:table-cell>
          <table:table-cell office:value-type="string" table:style-name="ce3">
            <text:p>Сливки 35% для взбивания</text:p>
          </table:table-cell>
          <table:table-cell office:value-type="string" table:style-name="ce3">
            <text:p>литр</text:p>
          </table:table-cell>
          <table:table-cell office:value-type="float" office:value="0.5" table:style-name="ce3">
            <text:p>0,5</text:p>
          </table:table-cell>
          <table:table-cell office:value-type="string" table:style-name="ce3">
            <text:p>Молокозавод №1</text:p>
          </table:table-cell>
          <table:table-cell table:number-columns-repeated="16378"/>
        </table:table-row>
        <table:table-row table:style-name="ro2" table:visibility="filter">
          <table:table-cell office:value-type="float" office:value="9" table:style-name="ce3">
            <text:p>9</text:p>
          </table:table-cell>
          <table:table-cell office:value-type="string" table:style-name="ce3">
            <text:p>Молоко</text:p>
          </table:table-cell>
          <table:table-cell office:value-type="string" table:style-name="ce3">
            <text:p>Сметана 15%</text:p>
          </table:table-cell>
          <table:table-cell office:value-type="string" table:style-name="ce3">
            <text:p>литр</text:p>
          </table:table-cell>
          <table:table-cell office:value-type="float" office:value="0.3" table:style-name="ce3">
            <text:p>0,3</text:p>
          </table:table-cell>
          <table:table-cell office:value-type="string" table:style-name="ce3">
            <text:p>Молокозавод №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" table:style-name="ce3">
            <text:p>10</text:p>
          </table:table-cell>
          <table:table-cell office:value-type="string" table:style-name="ce3">
            <text:p>Молоко</text:p>
          </table:table-cell>
          <table:table-cell office:value-type="string" table:style-name="ce3">
            <text:p>Сметана 25%</text:p>
          </table:table-cell>
          <table:table-cell office:value-type="string" table:style-name="ce3">
            <text:p>литр</text:p>
          </table:table-cell>
          <table:table-cell office:value-type="float" office:value="0.3" table:style-name="ce3">
            <text:p>0,3</text:p>
          </table:table-cell>
          <table:table-cell office:value-type="string" table:style-name="ce3">
            <text:p>Молокозавод №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" table:style-name="ce3">
            <text:p>11</text:p>
          </table:table-cell>
          <table:table-cell office:value-type="string" table:style-name="ce3">
            <text:p>Молоко</text:p>
          </table:table-cell>
          <table:table-cell office:value-type="string" table:style-name="ce3">
            <text:p>Молоко кокосовое</text:p>
          </table:table-cell>
          <table:table-cell office:value-type="string" table:style-name="ce3">
            <text:p>литр</text:p>
          </table:table-cell>
          <table:table-cell office:value-type="float" office:value="0.5" table:style-name="ce3">
            <text:p>0,5</text:p>
          </table:table-cell>
          <table:table-cell office:value-type="string" table:style-name="ce3">
            <text:p>Экопродукты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" table:style-name="ce3">
            <text:p>12</text:p>
          </table:table-cell>
          <table:table-cell office:value-type="string" table:style-name="ce3">
            <text:p>Молоко</text:p>
          </table:table-cell>
          <table:table-cell office:value-type="string" table:style-name="ce3">
            <text:p>Молоко овсяное</text:p>
          </table:table-cell>
          <table:table-cell office:value-type="string" table:style-name="ce3">
            <text:p>литр</text:p>
          </table:table-cell>
          <table:table-cell office:value-type="float" office:value="0.5" table:style-name="ce3">
            <text:p>0,5</text:p>
          </table:table-cell>
          <table:table-cell office:value-type="string" table:style-name="ce3">
            <text:p>Экопродукты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" table:style-name="ce3">
            <text:p>13</text:p>
          </table:table-cell>
          <table:table-cell office:value-type="string" table:style-name="ce3">
            <text:p>Молоко</text:p>
          </table:table-cell>
          <table:table-cell office:value-type="string" table:style-name="ce3">
            <text:p>Творог 9% жирности</text:p>
          </table:table-cell>
          <table:table-cell office:value-type="string" table:style-name="ce3">
            <text:p>кг</text:p>
          </table:table-cell>
          <table:table-cell office:value-type="float" office:value="0.2" table:style-name="ce3">
            <text:p>0,2</text:p>
          </table:table-cell>
          <table:table-cell office:value-type="string" table:style-name="ce3">
            <text:p>Молокозавод №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" table:style-name="ce3">
            <text:p>14</text:p>
          </table:table-cell>
          <table:table-cell office:value-type="string" table:style-name="ce3">
            <text:p>Молоко</text:p>
          </table:table-cell>
          <table:table-cell office:value-type="string" table:style-name="ce3">
            <text:p>Творожок детский сладкий</text:p>
          </table:table-cell>
          <table:table-cell office:value-type="string" table:style-name="ce3">
            <text:p>кг</text:p>
          </table:table-cell>
          <table:table-cell office:value-type="float" office:value="0.1" table:style-name="ce3">
            <text:p>0,1</text:p>
          </table:table-cell>
          <table:table-cell office:value-type="string" table:style-name="ce3">
            <text:p>Молокозавод №1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" table:style-name="ce3">
            <text:p>15</text:p>
          </table:table-cell>
          <table:table-cell office:value-type="string" table:style-name="ce3">
            <text:p>Молоко</text:p>
          </table:table-cell>
          <table:table-cell office:value-type="string" table:style-name="ce3">
            <text:p>Яйцо диетическое</text:p>
          </table:table-cell>
          <table:table-cell office:value-type="string" table:style-name="ce3">
            <text:p>шт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Птицеферм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" table:style-name="ce3">
            <text:p>16</text:p>
          </table:table-cell>
          <table:table-cell office:value-type="string" table:style-name="ce3">
            <text:p>Молоко</text:p>
          </table:table-cell>
          <table:table-cell office:value-type="string" table:style-name="ce3">
            <text:p>Масло сливочное крестьянское</text:p>
          </table:table-cell>
          <table:table-cell office:value-type="string" table:style-name="ce3">
            <text:p>кг</text:p>
          </table:table-cell>
          <table:table-cell office:value-type="float" office:value="0.2" table:style-name="ce3">
            <text:p>0,2</text:p>
          </table:table-cell>
          <table:table-cell office:value-type="string" table:style-name="ce3">
            <text:p>Молокозавод №1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" table:style-name="ce3">
            <text:p>17</text:p>
          </table:table-cell>
          <table:table-cell office:value-type="string" table:style-name="ce3">
            <text:p>Бакалея</text:p>
          </table:table-cell>
          <table:table-cell office:value-type="string" table:style-name="ce3">
            <text:p>Крупа гречневая ядрица</text:p>
          </table:table-cell>
          <table:table-cell office:value-type="string" table:style-name="ce3">
            <text:p>кг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" table:style-name="ce3">
            <text:p>18</text:p>
          </table:table-cell>
          <table:table-cell office:value-type="string" table:style-name="ce3">
            <text:p>Бакалея</text:p>
          </table:table-cell>
          <table:table-cell office:value-type="string" table:style-name="ce3">
            <text:p>Крупа манная</text:p>
          </table:table-cell>
          <table:table-cell office:value-type="string" table:style-name="ce3">
            <text:p>кг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Мель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" table:style-name="ce3">
            <text:p>19</text:p>
          </table:table-cell>
          <table:table-cell office:value-type="string" table:style-name="ce3">
            <text:p>Бакалея</text:p>
          </table:table-cell>
          <table:table-cell office:value-type="string" table:style-name="ce3">
            <text:p>Крупа пшено</text:p>
          </table:table-cell>
          <table:table-cell office:value-type="string" table:style-name="ce3">
            <text:p>кг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" table:style-name="ce3">
            <text:p>20</text:p>
          </table:table-cell>
          <table:table-cell office:value-type="string" table:style-name="ce3">
            <text:p>Бакалея</text:p>
          </table:table-cell>
          <table:table-cell office:value-type="string" table:style-name="ce3">
            <text:p>Крупа перловая</text:p>
          </table:table-cell>
          <table:table-cell office:value-type="string" table:style-name="ce3">
            <text:p>кг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string" table:style-name="ce3">
            <text:p>Бакалея</text:p>
          </table:table-cell>
          <table:table-cell office:value-type="string" table:style-name="ce3">
            <text:p>Рис круглозерный</text:p>
          </table:table-cell>
          <table:table-cell office:value-type="string" table:style-name="ce3">
            <text:p>кг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2" table:style-name="ce3">
            <text:p>22</text:p>
          </table:table-cell>
          <table:table-cell office:value-type="string" table:style-name="ce3">
            <text:p>Бакалея</text:p>
          </table:table-cell>
          <table:table-cell office:value-type="string" table:style-name="ce3">
            <text:p>Рис длиннозерный</text:p>
          </table:table-cell>
          <table:table-cell office:value-type="string" table:style-name="ce3">
            <text:p>кг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3" table:style-name="ce3">
            <text:p>23</text:p>
          </table:table-cell>
          <table:table-cell office:value-type="string" table:style-name="ce3">
            <text:p>Бакалея</text:p>
          </table:table-cell>
          <table:table-cell office:value-type="string" table:style-name="ce3">
            <text:p>Бурый рис</text:p>
          </table:table-cell>
          <table:table-cell office:value-type="string" table:style-name="ce3">
            <text:p>кг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" table:style-name="ce3">
            <text:p>24</text:p>
          </table:table-cell>
          <table:table-cell office:value-type="string" table:style-name="ce3">
            <text:p>Бакалея</text:p>
          </table:table-cell>
          <table:table-cell office:value-type="string" table:style-name="ce3">
            <text:p>Макароны спагетти</text:p>
          </table:table-cell>
          <table:table-cell office:value-type="string" table:style-name="ce3">
            <text:p>кг</text:p>
          </table:table-cell>
          <table:table-cell office:value-type="float" office:value="0.5" table:style-name="ce3">
            <text:p>0,5</text:p>
          </table:table-cell>
          <table:table-cell office:value-type="string" table:style-name="ce3">
            <text:p>Макаронная фабрик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" table:style-name="ce3">
            <text:p>25</text:p>
          </table:table-cell>
          <table:table-cell office:value-type="string" table:style-name="ce3">
            <text:p>Бакалея</text:p>
          </table:table-cell>
          <table:table-cell office:value-type="string" table:style-name="ce3">
            <text:p>Макароны вермишель</text:p>
          </table:table-cell>
          <table:table-cell office:value-type="string" table:style-name="ce3">
            <text:p>кг</text:p>
          </table:table-cell>
          <table:table-cell office:value-type="float" office:value="0.5" table:style-name="ce3">
            <text:p>0,5</text:p>
          </table:table-cell>
          <table:table-cell office:value-type="string" table:style-name="ce3">
            <text:p>Макаронная фабрик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" table:style-name="ce3">
            <text:p>26</text:p>
          </table:table-cell>
          <table:table-cell office:value-type="string" table:style-name="ce3">
            <text:p>Бакалея</text:p>
          </table:table-cell>
          <table:table-cell office:value-type="string" table:style-name="ce3">
            <text:p>Макароны рожки</text:p>
          </table:table-cell>
          <table:table-cell office:value-type="string" table:style-name="ce3">
            <text:p>кг</text:p>
          </table:table-cell>
          <table:table-cell office:value-type="float" office:value="0.5" table:style-name="ce3">
            <text:p>0,5</text:p>
          </table:table-cell>
          <table:table-cell office:value-type="string" table:style-name="ce3">
            <text:p>Макаронная фабрик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" table:style-name="ce3">
            <text:p>27</text:p>
          </table:table-cell>
          <table:table-cell office:value-type="string" table:style-name="ce3">
            <text:p>Бакалея</text:p>
          </table:table-cell>
          <table:table-cell office:value-type="string" table:style-name="ce3">
            <text:p>Макароны перья</text:p>
          </table:table-cell>
          <table:table-cell office:value-type="string" table:style-name="ce3">
            <text:p>кг</text:p>
          </table:table-cell>
          <table:table-cell office:value-type="float" office:value="0.5" table:style-name="ce3">
            <text:p>0,5</text:p>
          </table:table-cell>
          <table:table-cell office:value-type="string" table:style-name="ce3">
            <text:p>Макаронная фабрик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" table:style-name="ce3">
            <text:p>28</text:p>
          </table:table-cell>
          <table:table-cell office:value-type="string" table:style-name="ce3">
            <text:p>Бакалея</text:p>
          </table:table-cell>
          <table:table-cell office:value-type="string" table:style-name="ce3">
            <text:p>Сахар песок белый</text:p>
          </table:table-cell>
          <table:table-cell office:value-type="string" table:style-name="ce3">
            <text:p>кг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" table:style-name="ce3">
            <text:p>29</text:p>
          </table:table-cell>
          <table:table-cell office:value-type="string" table:style-name="ce3">
            <text:p>Бакалея</text:p>
          </table:table-cell>
          <table:table-cell office:value-type="string" table:style-name="ce3">
            <text:p>Сахар демерара коричневый</text:p>
          </table:table-cell>
          <table:table-cell office:value-type="string" table:style-name="ce3">
            <text:p>кг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" table:style-name="ce3">
            <text:p>30</text:p>
          </table:table-cell>
          <table:table-cell office:value-type="string" table:style-name="ce3">
            <text:p>Бакалея</text:p>
          </table:table-cell>
          <table:table-cell office:value-type="string" table:style-name="ce3">
            <text:p>Сахар рафинад быстрорастворимый</text:p>
          </table:table-cell>
          <table:table-cell office:value-type="string" table:style-name="ce3">
            <text:p>кг</text:p>
          </table:table-cell>
          <table:table-cell office:value-type="float" office:value="0.5" table:style-name="ce3">
            <text:p>0,5</text:p>
          </table:table-cell>
          <table:table-cell office:value-type="string" table:style-name="ce3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" table:style-name="ce3">
            <text:p>31</text:p>
          </table:table-cell>
          <table:table-cell office:value-type="string" table:style-name="ce3">
            <text:p>Бакалея</text:p>
          </table:table-cell>
          <table:table-cell office:value-type="string" table:style-name="ce3">
            <text:p>Лапша гречневая</text:p>
          </table:table-cell>
          <table:table-cell office:value-type="string" table:style-name="ce3">
            <text:p>кг</text:p>
          </table:table-cell>
          <table:table-cell office:value-type="float" office:value="0.5" table:style-name="ce3">
            <text:p>0,5</text:p>
          </table:table-cell>
          <table:table-cell office:value-type="string" table:style-name="ce3">
            <text:p>Экопродукты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" table:style-name="ce3">
            <text:p>32</text:p>
          </table:table-cell>
          <table:table-cell office:value-type="string" table:style-name="ce3">
            <text:p>Бакалея</text:p>
          </table:table-cell>
          <table:table-cell office:value-type="string" table:style-name="ce3">
            <text:p>Фунчоза</text:p>
          </table:table-cell>
          <table:table-cell office:value-type="string" table:style-name="ce3">
            <text:p>кг</text:p>
          </table:table-cell>
          <table:table-cell office:value-type="float" office:value="0.5" table:style-name="ce3">
            <text:p>0,5</text:p>
          </table:table-cell>
          <table:table-cell office:value-type="string" table:style-name="ce3">
            <text:p>Экопродукты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" table:style-name="ce3">
            <text:p>33</text:p>
          </table:table-cell>
          <table:table-cell office:value-type="string" table:style-name="ce3">
            <text:p>Бакалея</text:p>
          </table:table-cell>
          <table:table-cell office:value-type="string" table:style-name="ce3">
            <text:p>Мука хлебопекарная в\с</text:p>
          </table:table-cell>
          <table:table-cell office:value-type="string" table:style-name="ce3">
            <text:p>кг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Мель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" table:style-name="ce3">
            <text:p>34</text:p>
          </table:table-cell>
          <table:table-cell office:value-type="string" table:style-name="ce3">
            <text:p>Бакалея</text:p>
          </table:table-cell>
          <table:table-cell office:value-type="string" table:style-name="ce3">
            <text:p>Мука блинная</text:p>
          </table:table-cell>
          <table:table-cell office:value-type="string" table:style-name="ce3">
            <text:p>кг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Мель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" table:style-name="ce3">
            <text:p>35</text:p>
          </table:table-cell>
          <table:table-cell office:value-type="string" table:style-name="ce3">
            <text:p>Бакалея</text:p>
          </table:table-cell>
          <table:table-cell office:value-type="string" table:style-name="ce3">
            <text:p>Горох желтый колотый</text:p>
          </table:table-cell>
          <table:table-cell office:value-type="string" table:style-name="ce3">
            <text:p>кг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" table:style-name="ce3">
            <text:p>36</text:p>
          </table:table-cell>
          <table:table-cell office:value-type="string" table:style-name="ce3">
            <text:p>Бакалея</text:p>
          </table:table-cell>
          <table:table-cell office:value-type="string" table:style-name="ce3">
            <text:p>Чечевица красная</text:p>
          </table:table-cell>
          <table:table-cell office:value-type="string" table:style-name="ce3">
            <text:p>кг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Экопродукты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" table:style-name="ce3">
            <text:p>37</text:p>
          </table:table-cell>
          <table:table-cell office:value-type="string" table:style-name="ce3">
            <text:p>Бакалея</text:p>
          </table:table-cell>
          <table:table-cell office:value-type="string" table:style-name="ce3">
            <text:p>Хлопья овсяные Геркулес</text:p>
          </table:table-cell>
          <table:table-cell office:value-type="string" table:style-name="ce3">
            <text:p>кг</text:p>
          </table:table-cell>
          <table:table-cell office:value-type="float" office:value="0.5" table:style-name="ce3">
            <text:p>0,5</text:p>
          </table:table-cell>
          <table:table-cell office:value-type="string" table:style-name="ce3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" table:style-name="ce3">
            <text:p>38</text:p>
          </table:table-cell>
          <table:table-cell office:value-type="string" table:style-name="ce3">
            <text:p>Бакалея</text:p>
          </table:table-cell>
          <table:table-cell office:value-type="string" table:style-name="ce3">
            <text:p>Хлопья 4 злака</text:p>
          </table:table-cell>
          <table:table-cell office:value-type="string" table:style-name="ce3">
            <text:p>кг</text:p>
          </table:table-cell>
          <table:table-cell office:value-type="float" office:value="0.5" table:style-name="ce3">
            <text:p>0,5</text:p>
          </table:table-cell>
          <table:table-cell office:value-type="string" table:style-name="ce3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" table:style-name="ce3">
            <text:p>39</text:p>
          </table:table-cell>
          <table:table-cell office:value-type="string" table:style-name="ce3">
            <text:p>Бакалея</text:p>
          </table:table-cell>
          <table:table-cell office:value-type="string" table:style-name="ce3">
            <text:p>Кукурузные хлопья с сахаром</text:p>
          </table:table-cell>
          <table:table-cell office:value-type="string" table:style-name="ce3">
            <text:p>кг</text:p>
          </table:table-cell>
          <table:table-cell office:value-type="float" office:value="0.5" table:style-name="ce3">
            <text:p>0,5</text:p>
          </table:table-cell>
          <table:table-cell office:value-type="string" table:style-name="ce3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" table:style-name="ce3">
            <text:p>40</text:p>
          </table:table-cell>
          <table:table-cell office:value-type="string" table:style-name="ce3">
            <text:p>Бакалея</text:p>
          </table:table-cell>
          <table:table-cell office:value-type="string" table:style-name="ce3">
            <text:p>Соль каменная помол №1</text:p>
          </table:table-cell>
          <table:table-cell office:value-type="string" table:style-name="ce3">
            <text:p>кг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" table:style-name="ce3">
            <text:p>41</text:p>
          </table:table-cell>
          <table:table-cell office:value-type="string" table:style-name="ce3">
            <text:p>Бакалея</text:p>
          </table:table-cell>
          <table:table-cell office:value-type="string" table:style-name="ce3">
            <text:p>Соль поваренная Экстра</text:p>
          </table:table-cell>
          <table:table-cell office:value-type="string" table:style-name="ce3">
            <text:p>кг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" table:style-name="ce3">
            <text:p>42</text:p>
          </table:table-cell>
          <table:table-cell office:value-type="string" table:style-name="ce3">
            <text:p>Бакалея</text:p>
          </table:table-cell>
          <table:table-cell office:value-type="string" table:style-name="ce3">
            <text:p>Крахмал картофельный</text:p>
          </table:table-cell>
          <table:table-cell office:value-type="string" table:style-name="ce3">
            <text:p>кг</text:p>
          </table:table-cell>
          <table:table-cell office:value-type="float" office:value="0.5" table:style-name="ce3">
            <text:p>0,5</text:p>
          </table:table-cell>
          <table:table-cell office:value-type="string" table:style-name="ce3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" table:style-name="ce3">
            <text:p>43</text:p>
          </table:table-cell>
          <table:table-cell office:value-type="string" table:style-name="ce3">
            <text:p>Бакалея</text:p>
          </table:table-cell>
          <table:table-cell office:value-type="string" table:style-name="ce3">
            <text:p>Сода пищевая</text:p>
          </table:table-cell>
          <table:table-cell office:value-type="string" table:style-name="ce3">
            <text:p>кг</text:p>
          </table:table-cell>
          <table:table-cell office:value-type="float" office:value="0.5" table:style-name="ce3">
            <text:p>0,5</text:p>
          </table:table-cell>
          <table:table-cell office:value-type="string" table:style-name="ce3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" table:style-name="ce3">
            <text:p>44</text:p>
          </table:table-cell>
          <table:table-cell office:value-type="string" table:style-name="ce3">
            <text:p>Бакалея</text:p>
          </table:table-cell>
          <table:table-cell office:value-type="string" table:style-name="ce3">
            <text:p>Чай черный индийский</text:p>
          </table:table-cell>
          <table:table-cell office:value-type="string" table:style-name="ce3">
            <text:p>кг</text:p>
          </table:table-cell>
          <table:table-cell office:value-type="float" office:value="0.2" table:style-name="ce3">
            <text:p>0,2</text:p>
          </table:table-cell>
          <table:table-cell office:value-type="string" table:style-name="ce3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" table:style-name="ce3">
            <text:p>45</text:p>
          </table:table-cell>
          <table:table-cell office:value-type="string" table:style-name="ce3">
            <text:p>Бакалея</text:p>
          </table:table-cell>
          <table:table-cell office:value-type="string" table:style-name="ce3">
            <text:p>Чай зеленый</text:p>
          </table:table-cell>
          <table:table-cell office:value-type="string" table:style-name="ce3">
            <text:p>кг</text:p>
          </table:table-cell>
          <table:table-cell office:value-type="float" office:value="0.2" table:style-name="ce3">
            <text:p>0,2</text:p>
          </table:table-cell>
          <table:table-cell office:value-type="string" table:style-name="ce3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" table:style-name="ce3">
            <text:p>46</text:p>
          </table:table-cell>
          <table:table-cell office:value-type="string" table:style-name="ce3">
            <text:p>Бакалея</text:p>
          </table:table-cell>
          <table:table-cell office:value-type="string" table:style-name="ce3">
            <text:p>Кофе растворимый</text:p>
          </table:table-cell>
          <table:table-cell office:value-type="string" table:style-name="ce3">
            <text:p>кг</text:p>
          </table:table-cell>
          <table:table-cell office:value-type="float" office:value="0.2" table:style-name="ce3">
            <text:p>0,2</text:p>
          </table:table-cell>
          <table:table-cell office:value-type="string" table:style-name="ce3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" table:style-name="ce3">
            <text:p>47</text:p>
          </table:table-cell>
          <table:table-cell office:value-type="string" table:style-name="ce3">
            <text:p>Бакалея</text:p>
          </table:table-cell>
          <table:table-cell office:value-type="string" table:style-name="ce3">
            <text:p>Кофе в зернах</text:p>
          </table:table-cell>
          <table:table-cell office:value-type="string" table:style-name="ce3">
            <text:p>кг</text:p>
          </table:table-cell>
          <table:table-cell office:value-type="float" office:value="0.5" table:style-name="ce3">
            <text:p>0,5</text:p>
          </table:table-cell>
          <table:table-cell office:value-type="string" table:style-name="ce3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" table:style-name="ce3">
            <text:p>48</text:p>
          </table:table-cell>
          <table:table-cell office:value-type="string" table:style-name="ce3">
            <text:p>Бакалея</text:p>
          </table:table-cell>
          <table:table-cell office:value-type="string" table:style-name="ce3">
            <text:p>Кофе молотый</text:p>
          </table:table-cell>
          <table:table-cell office:value-type="string" table:style-name="ce3">
            <text:p>кг</text:p>
          </table:table-cell>
          <table:table-cell office:value-type="float" office:value="0.2" table:style-name="ce3">
            <text:p>0,2</text:p>
          </table:table-cell>
          <table:table-cell office:value-type="string" table:style-name="ce3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" table:style-name="ce3">
            <text:p>49</text:p>
          </table:table-cell>
          <table:table-cell office:value-type="string" table:style-name="ce3">
            <text:p>Мясная гастрономия</text:p>
          </table:table-cell>
          <table:table-cell office:value-type="string" table:style-name="ce3">
            <text:p>Колбаса вареная докторская</text:p>
          </table:table-cell>
          <table:table-cell office:value-type="string" table:style-name="ce3">
            <text:p>кг</text:p>
          </table:table-cell>
          <table:table-cell office:value-type="float" office:value="0.5" table:style-name="ce3">
            <text:p>0,5</text:p>
          </table:table-cell>
          <table:table-cell office:value-type="string" table:style-name="ce3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" table:style-name="ce3">
            <text:p>50</text:p>
          </table:table-cell>
          <table:table-cell office:value-type="string" table:style-name="ce3">
            <text:p>Мясная гастрономия</text:p>
          </table:table-cell>
          <table:table-cell office:value-type="string" table:style-name="ce3">
            <text:p>Колбаса вареная любительская</text:p>
          </table:table-cell>
          <table:table-cell office:value-type="string" table:style-name="ce3">
            <text:p>кг</text:p>
          </table:table-cell>
          <table:table-cell office:value-type="float" office:value="0.5" table:style-name="ce3">
            <text:p>0,5</text:p>
          </table:table-cell>
          <table:table-cell office:value-type="string" table:style-name="ce3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" table:style-name="ce3">
            <text:p>51</text:p>
          </table:table-cell>
          <table:table-cell office:value-type="string" table:style-name="ce3">
            <text:p>Мясная гастрономия</text:p>
          </table:table-cell>
          <table:table-cell office:value-type="string" table:style-name="ce3">
            <text:p>Сервелат варенокопченый</text:p>
          </table:table-cell>
          <table:table-cell office:value-type="string" table:style-name="ce3">
            <text:p>кг</text:p>
          </table:table-cell>
          <table:table-cell office:value-type="float" office:value="0.5" table:style-name="ce3">
            <text:p>0,5</text:p>
          </table:table-cell>
          <table:table-cell office:value-type="string" table:style-name="ce3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" table:style-name="ce3">
            <text:p>52</text:p>
          </table:table-cell>
          <table:table-cell office:value-type="string" table:style-name="ce3">
            <text:p>Мясная гастрономия</text:p>
          </table:table-cell>
          <table:table-cell office:value-type="string" table:style-name="ce3">
            <text:p>Колбаса краковская</text:p>
          </table:table-cell>
          <table:table-cell office:value-type="string" table:style-name="ce3">
            <text:p>кг</text:p>
          </table:table-cell>
          <table:table-cell office:value-type="float" office:value="0.5" table:style-name="ce3">
            <text:p>0,5</text:p>
          </table:table-cell>
          <table:table-cell office:value-type="string" table:style-name="ce3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" table:style-name="ce3">
            <text:p>53</text:p>
          </table:table-cell>
          <table:table-cell office:value-type="string" table:style-name="ce3">
            <text:p>Мясная гастрономия</text:p>
          </table:table-cell>
          <table:table-cell office:value-type="string" table:style-name="ce3">
            <text:p>Сосиски молочные</text:p>
          </table:table-cell>
          <table:table-cell office:value-type="string" table:style-name="ce3">
            <text:p>кг</text:p>
          </table:table-cell>
          <table:table-cell office:value-type="float" office:value="0.5" table:style-name="ce3">
            <text:p>0,5</text:p>
          </table:table-cell>
          <table:table-cell office:value-type="string" table:style-name="ce3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" table:style-name="ce3">
            <text:p>54</text:p>
          </table:table-cell>
          <table:table-cell office:value-type="string" table:style-name="ce3">
            <text:p>Мясная гастрономия</text:p>
          </table:table-cell>
          <table:table-cell office:value-type="string" table:style-name="ce3">
            <text:p>Сосиски венские</text:p>
          </table:table-cell>
          <table:table-cell office:value-type="string" table:style-name="ce3">
            <text:p>кг</text:p>
          </table:table-cell>
          <table:table-cell office:value-type="float" office:value="0.5" table:style-name="ce3">
            <text:p>0,5</text:p>
          </table:table-cell>
          <table:table-cell office:value-type="string" table:style-name="ce3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" table:style-name="ce3">
            <text:p>55</text:p>
          </table:table-cell>
          <table:table-cell office:value-type="string" table:style-name="ce3">
            <text:p>Мясная гастрономия</text:p>
          </table:table-cell>
          <table:table-cell office:value-type="string" table:style-name="ce3">
            <text:p>Сосиски куриные</text:p>
          </table:table-cell>
          <table:table-cell office:value-type="string" table:style-name="ce3">
            <text:p>кг</text:p>
          </table:table-cell>
          <table:table-cell office:value-type="float" office:value="0.5" table:style-name="ce3">
            <text:p>0,5</text:p>
          </table:table-cell>
          <table:table-cell office:value-type="string" table:style-name="ce3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" table:style-name="ce3">
            <text:p>56</text:p>
          </table:table-cell>
          <table:table-cell office:value-type="string" table:style-name="ce3">
            <text:p>Мясная гастрономия</text:p>
          </table:table-cell>
          <table:table-cell office:value-type="string" table:style-name="ce3">
            <text:p>Сардельки</text:p>
          </table:table-cell>
          <table:table-cell office:value-type="string" table:style-name="ce3">
            <text:p>кг</text:p>
          </table:table-cell>
          <table:table-cell office:value-type="float" office:value="0.5" table:style-name="ce3">
            <text:p>0,5</text:p>
          </table:table-cell>
          <table:table-cell office:value-type="string" table:style-name="ce3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" table:style-name="ce3">
            <text:p>57</text:p>
          </table:table-cell>
          <table:table-cell office:value-type="string" table:style-name="ce3">
            <text:p>Мясная гастрономия</text:p>
          </table:table-cell>
          <table:table-cell office:value-type="string" table:style-name="ce3">
            <text:p>Колбаса сырокопченая салями</text:p>
          </table:table-cell>
          <table:table-cell office:value-type="string" table:style-name="ce3">
            <text:p>кг</text:p>
          </table:table-cell>
          <table:table-cell office:value-type="float" office:value="0.5" table:style-name="ce3">
            <text:p>0,5</text:p>
          </table:table-cell>
          <table:table-cell office:value-type="string" table:style-name="ce3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" table:style-name="ce3">
            <text:p>58</text:p>
          </table:table-cell>
          <table:table-cell office:value-type="string" table:style-name="ce3">
            <text:p>Мясная гастрономия</text:p>
          </table:table-cell>
          <table:table-cell office:value-type="string" table:style-name="ce3">
            <text:p>Бекон варенокопченый</text:p>
          </table:table-cell>
          <table:table-cell office:value-type="string" table:style-name="ce3">
            <text:p>кг</text:p>
          </table:table-cell>
          <table:table-cell office:value-type="float" office:value="0.5" table:style-name="ce3">
            <text:p>0,5</text:p>
          </table:table-cell>
          <table:table-cell office:value-type="string" table:style-name="ce3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" table:style-name="ce3">
            <text:p>59</text:p>
          </table:table-cell>
          <table:table-cell office:value-type="string" table:style-name="ce3">
            <text:p>Мясная гастрономия</text:p>
          </table:table-cell>
          <table:table-cell office:value-type="string" table:style-name="ce3">
            <text:p>Бекон сырокопченый</text:p>
          </table:table-cell>
          <table:table-cell office:value-type="string" table:style-name="ce3">
            <text:p>кг</text:p>
          </table:table-cell>
          <table:table-cell office:value-type="float" office:value="0.5" table:style-name="ce3">
            <text:p>0,5</text:p>
          </table:table-cell>
          <table:table-cell office:value-type="string" table:style-name="ce3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" table:style-name="ce3">
            <text:p>60</text:p>
          </table:table-cell>
          <table:table-cell office:value-type="string" table:style-name="ce3">
            <text:p>Мясная гастрономия</text:p>
          </table:table-cell>
          <table:table-cell office:value-type="string" table:style-name="ce3">
            <text:p>Грудинка копченая</text:p>
          </table:table-cell>
          <table:table-cell office:value-type="string" table:style-name="ce3">
            <text:p>кг</text:p>
          </table:table-cell>
          <table:table-cell office:value-type="float" office:value="0.5" table:style-name="ce3">
            <text:p>0,5</text:p>
          </table:table-cell>
          <table:table-cell office:value-type="string" table:style-name="ce3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" table:style-name="ce3">
            <text:p>61</text:p>
          </table:table-cell>
          <table:table-cell office:value-type="string" table:style-name="ce3">
            <text:p>Мясная гастрономия</text:p>
          </table:table-cell>
          <table:table-cell office:value-type="string" table:style-name="ce3">
            <text:p>Ветчина в оболочке</text:p>
          </table:table-cell>
          <table:table-cell office:value-type="string" table:style-name="ce3">
            <text:p>кг</text:p>
          </table:table-cell>
          <table:table-cell office:value-type="float" office:value="0.5" table:style-name="ce3">
            <text:p>0,5</text:p>
          </table:table-cell>
          <table:table-cell office:value-type="string" table:style-name="ce3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" table:style-name="ce3">
            <text:p>62</text:p>
          </table:table-cell>
          <table:table-cell office:value-type="string" table:style-name="ce3">
            <text:p>Мясная гастрономия</text:p>
          </table:table-cell>
          <table:table-cell office:value-type="string" table:style-name="ce3">
            <text:p>Паштет фермерский с грибами</text:p>
          </table:table-cell>
          <table:table-cell office:value-type="string" table:style-name="ce3">
            <text:p>кг</text:p>
          </table:table-cell>
          <table:table-cell office:value-type="float" office:value="0.2" table:style-name="ce3">
            <text:p>0,2</text:p>
          </table:table-cell>
          <table:table-cell office:value-type="string" table:style-name="ce3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" table:style-name="ce3">
            <text:p>63</text:p>
          </table:table-cell>
          <table:table-cell office:value-type="string" table:style-name="ce3">
            <text:p>Мясная гастрономия</text:p>
          </table:table-cell>
          <table:table-cell office:value-type="string" table:style-name="ce3">
            <text:p>Паштет из куриной печени</text:p>
          </table:table-cell>
          <table:table-cell office:value-type="string" table:style-name="ce3">
            <text:p>кг</text:p>
          </table:table-cell>
          <table:table-cell office:value-type="float" office:value="0.2" table:style-name="ce3">
            <text:p>0,2</text:p>
          </table:table-cell>
          <table:table-cell office:value-type="string" table:style-name="ce3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" table:style-name="ce3">
            <text:p>64</text:p>
          </table:table-cell>
          <table:table-cell office:value-type="string" table:style-name="ce3">
            <text:p>Мясная гастрономия</text:p>
          </table:table-cell>
          <table:table-cell office:value-type="string" table:style-name="ce3">
            <text:p>Колбаса ливерная</text:p>
          </table:table-cell>
          <table:table-cell office:value-type="string" table:style-name="ce3">
            <text:p>кг</text:p>
          </table:table-cell>
          <table:table-cell office:value-type="float" office:value="0.5" table:style-name="ce3">
            <text:p>0,5</text:p>
          </table:table-cell>
          <table:table-cell office:value-type="string" table:style-name="ce3">
            <text:p>Мясокомбинат</text:p>
          </table:table-cell>
          <table:table-cell table:number-columns-repeated="16378"/>
        </table:table-row>
        <table:table-row table:number-rows-repeated="1048511" table:style-name="ro6">
          <table:table-cell table:number-columns-repeated="16384"/>
        </table:table-row>
      </table:table>
      <table:table table:name="Магазин" table:style-name="ta1"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6" table:number-columns-repeated="16381" table:default-cell-style-name="ce3"/>
        <table:table-row table:style-name="ro8">
          <table:table-cell office:value-type="string" table:style-name="ce5">
            <text:p>ID магазина</text:p>
          </table:table-cell>
          <table:table-cell office:value-type="string" table:style-name="ce5">
            <text:p>Район</text:p>
          </table:table-cell>
          <table:table-cell office:value-type="string" table:style-name="ce5">
            <text:p>Адрес</text:p>
          </table:table-cell>
          <table:table-cell table:number-columns-repeated="16381"/>
        </table:table-row>
        <table:table-row table:style-name="ro8" table:visibility="filter">
          <table:table-cell office:value-type="string" table:style-name="ce5">
            <text:p>M1</text:p>
          </table:table-cell>
          <table:table-cell office:value-type="string" table:style-name="ce3">
            <text:p>Октябрьский</text:p>
          </table:table-cell>
          <table:table-cell office:value-type="string" table:style-name="ce3">
            <text:p>просп. Мира, 45</text:p>
          </table:table-cell>
          <table:table-cell table:number-columns-repeated="16381"/>
        </table:table-row>
        <table:table-row table:style-name="ro8">
          <table:table-cell office:value-type="string" table:style-name="ce5">
            <text:p>M2</text:p>
          </table:table-cell>
          <table:table-cell office:value-type="string" table:style-name="ce3">
            <text:p>Первомайский</text:p>
          </table:table-cell>
          <table:table-cell office:value-type="string" table:style-name="ce3">
            <text:p>ул. Металлургов, 12</text:p>
          </table:table-cell>
          <table:table-cell table:number-columns-repeated="16381"/>
        </table:table-row>
        <table:table-row table:style-name="ro8" table:visibility="filter">
          <table:table-cell office:value-type="string" table:style-name="ce5">
            <text:p>M3</text:p>
          </table:table-cell>
          <table:table-cell office:value-type="string" table:style-name="ce3">
            <text:p>Заречный</text:p>
          </table:table-cell>
          <table:table-cell office:value-type="string" table:style-name="ce3">
            <text:p>Колхозная, 11</text:p>
          </table:table-cell>
          <table:table-cell table:number-columns-repeated="16381"/>
        </table:table-row>
        <table:table-row table:style-name="ro8" table:visibility="filter">
          <table:table-cell office:value-type="string" table:style-name="ce5">
            <text:p>M4</text:p>
          </table:table-cell>
          <table:table-cell office:value-type="string" table:style-name="ce3">
            <text:p>Первомайский</text:p>
          </table:table-cell>
          <table:table-cell office:value-type="string" table:style-name="ce3">
            <text:p>Заводская, 22</text:p>
          </table:table-cell>
          <table:table-cell table:number-columns-repeated="16381"/>
        </table:table-row>
        <table:table-row table:style-name="ro8" table:visibility="filter">
          <table:table-cell office:value-type="string" table:style-name="ce5">
            <text:p>M5</text:p>
          </table:table-cell>
          <table:table-cell office:value-type="string" table:style-name="ce3">
            <text:p>Октябрьский</text:p>
          </table:table-cell>
          <table:table-cell office:value-type="string" table:style-name="ce3">
            <text:p>ул. Гагарина, 17</text:p>
          </table:table-cell>
          <table:table-cell table:number-columns-repeated="16381"/>
        </table:table-row>
        <table:table-row table:style-name="ro8" table:visibility="filter">
          <table:table-cell office:value-type="string" table:style-name="ce5">
            <text:p>M6</text:p>
          </table:table-cell>
          <table:table-cell office:value-type="string" table:style-name="ce3">
            <text:p>Октябрьский</text:p>
          </table:table-cell>
          <table:table-cell office:value-type="string" table:style-name="ce3">
            <text:p>просп. Мира, 10</text:p>
          </table:table-cell>
          <table:table-cell table:number-columns-repeated="16381"/>
        </table:table-row>
        <table:table-row table:style-name="ro8" table:visibility="filter">
          <table:table-cell office:value-type="string" table:style-name="ce5">
            <text:p>M7</text:p>
          </table:table-cell>
          <table:table-cell office:value-type="string" table:style-name="ce3">
            <text:p>Первомайский</text:p>
          </table:table-cell>
          <table:table-cell office:value-type="string" table:style-name="ce3">
            <text:p>Заводская, 3</text:p>
          </table:table-cell>
          <table:table-cell table:number-columns-repeated="16381"/>
        </table:table-row>
        <table:table-row table:style-name="ro8" table:visibility="filter">
          <table:table-cell office:value-type="string" table:style-name="ce5">
            <text:p>M8</text:p>
          </table:table-cell>
          <table:table-cell office:value-type="string" table:style-name="ce3">
            <text:p>Первомайский</text:p>
          </table:table-cell>
          <table:table-cell office:value-type="string" table:style-name="ce3">
            <text:p>ул. Сталеваров, 14</text:p>
          </table:table-cell>
          <table:table-cell table:number-columns-repeated="16381"/>
        </table:table-row>
        <table:table-row table:style-name="ro8" table:visibility="filter">
          <table:table-cell office:value-type="string" table:style-name="ce5">
            <text:p>M9</text:p>
          </table:table-cell>
          <table:table-cell office:value-type="string" table:style-name="ce3">
            <text:p>Заречный</text:p>
          </table:table-cell>
          <table:table-cell office:value-type="string" table:style-name="ce3">
            <text:p>Прибрежная, 7</text:p>
          </table:table-cell>
          <table:table-cell table:number-columns-repeated="16381"/>
        </table:table-row>
        <table:table-row table:style-name="ro8" table:visibility="filter">
          <table:table-cell office:value-type="string" table:style-name="ce5">
            <text:p>M10</text:p>
          </table:table-cell>
          <table:table-cell office:value-type="string" table:style-name="ce3">
            <text:p>Октябрьский</text:p>
          </table:table-cell>
          <table:table-cell office:value-type="string" table:style-name="ce3">
            <text:p>пл. Революции, 1</text:p>
          </table:table-cell>
          <table:table-cell table:number-columns-repeated="16381"/>
        </table:table-row>
        <table:table-row table:style-name="ro8" table:visibility="filter">
          <table:table-cell office:value-type="string" table:style-name="ce5">
            <text:p>M11</text:p>
          </table:table-cell>
          <table:table-cell office:value-type="string" table:style-name="ce3">
            <text:p>Заречный</text:p>
          </table:table-cell>
          <table:table-cell office:value-type="string" table:style-name="ce3">
            <text:p>Луговая, 21</text:p>
          </table:table-cell>
          <table:table-cell table:number-columns-repeated="16381"/>
        </table:table-row>
        <table:table-row table:style-name="ro8">
          <table:table-cell office:value-type="string" table:style-name="ce5">
            <text:p>M12</text:p>
          </table:table-cell>
          <table:table-cell office:value-type="string" table:style-name="ce3">
            <text:p>Первомайский</text:p>
          </table:table-cell>
          <table:table-cell office:value-type="string" table:style-name="ce3">
            <text:p>Мартеновская, 2</text:p>
          </table:table-cell>
          <table:table-cell table:number-columns-repeated="16381"/>
        </table:table-row>
        <table:table-row table:style-name="ro8">
          <table:table-cell office:value-type="string" table:style-name="ce5">
            <text:p>M13</text:p>
          </table:table-cell>
          <table:table-cell office:value-type="string" table:style-name="ce3">
            <text:p>Первомайский</text:p>
          </table:table-cell>
          <table:table-cell office:value-type="string" table:style-name="ce3">
            <text:p>Мартеновская, 36</text:p>
          </table:table-cell>
          <table:table-cell table:number-columns-repeated="16381"/>
        </table:table-row>
        <table:table-row table:style-name="ro8" table:visibility="filter">
          <table:table-cell office:value-type="string" table:style-name="ce5">
            <text:p>M14</text:p>
          </table:table-cell>
          <table:table-cell office:value-type="string" table:style-name="ce3">
            <text:p>Заречный</text:p>
          </table:table-cell>
          <table:table-cell office:value-type="string" table:style-name="ce3">
            <text:p>Элеваторная, 15</text:p>
          </table:table-cell>
          <table:table-cell table:number-columns-repeated="16381"/>
        </table:table-row>
        <table:table-row table:style-name="ro8" table:visibility="filter">
          <table:table-cell office:value-type="string" table:style-name="ce5">
            <text:p>M15</text:p>
          </table:table-cell>
          <table:table-cell office:value-type="string" table:style-name="ce3">
            <text:p>Октябрьский</text:p>
          </table:table-cell>
          <table:table-cell office:value-type="string" table:style-name="ce3">
            <text:p>Пушкинская, 8</text:p>
          </table:table-cell>
          <table:table-cell table:number-columns-repeated="16381"/>
        </table:table-row>
        <table:table-row table:style-name="ro8">
          <table:table-cell office:value-type="string" table:style-name="ce5">
            <text:p>M16</text:p>
          </table:table-cell>
          <table:table-cell office:value-type="string" table:style-name="ce3">
            <text:p>Первомайский</text:p>
          </table:table-cell>
          <table:table-cell office:value-type="string" table:style-name="ce3">
            <text:p>ул. Металлургов. 29</text:p>
          </table:table-cell>
          <table:table-cell table:number-columns-repeated="16381"/>
        </table:table-row>
        <table:table-row table:number-rows-repeated="1048559" table:style-name="ro6">
          <table:table-cell table:number-columns-repeated="16384"/>
        </table:table-row>
      </table:table>
      <table:database-ranges>
        <table:database-range table:target-range-address="Движение_товаров.A1:Движение_товаров.G2273" table:display-filter-buttons="true">
          <table:filter>
            <table:filter-and>
              <table:filter-or>
                <table:filter-condition table:field-number="2" table:value="M12" table:operator="="/>
                <table:filter-condition table:field-number="2" table:value="M13" table:operator="="/>
                <table:filter-condition table:field-number="2" table:value="M16" table:operator="="/>
                <table:filter-condition table:field-number="2" table:value="M2" table:operator="="/>
              </table:filter-or>
              <table:filter-or>
                <table:filter-condition table:field-number="3" table:value="21" table:operator="="/>
                <table:filter-condition table:field-number="3" table:value="22" table:operator="="/>
                <table:filter-condition table:field-number="3" table:value="23" table:operator="="/>
              </table:filter-or>
              <table:filter-condition table:field-number="4" table:value="Поступление" table:operator="="/>
            </table:filter-and>
          </table:filter>
          <table:sort>
            <table:sort-by table:field-number="2" table:order="descending"/>
          </table:sort>
        </table:database-range>
        <table:database-range table:target-range-address="Товар.A1:Товар.F65" table:display-filter-buttons="true">
          <table:filter>
            <table:filter-or>
              <table:filter-condition table:field-number="2" table:value="Бурый рис" table:operator="="/>
              <table:filter-condition table:field-number="2" table:value="Рис длиннозерный" table:operator="="/>
              <table:filter-condition table:field-number="2" table:value="Рис круглозерный" table:operator="="/>
            </table:filter-or>
          </table:filter>
        </table:database-range>
        <table:database-range table:target-range-address="Магазин.A1:Магазин.C17" table:display-filter-buttons="true">
          <table:filter>
            <table:filter-or>
              <table:filter-condition table:field-number="2" table:value="Мартеновская, 2" table:operator="="/>
              <table:filter-condition table:field-number="2" table:value="Мартеновская, 36" table:operator="="/>
              <table:filter-condition table:field-number="2" table:value="ул. Металлургов, 12" table:operator="="/>
              <table:filter-condition table:field-number="2" table:value="ул. Металлургов. 29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822</meta:generator>
    <meta:initial-creator>Слава</meta:initial-creator>
    <dc:creator>G Gskorpik</dc:creator>
    <meta:creation-date>2021-07-09T17:04:06Z</meta:creation-date>
    <dc:date>2026-04-02T09:46:45Z</dc:date>
    <meta:editing-cycles>0</meta:editing-cycles>
    <meta:editing-duration>PT0S</meta:editing-duration>
    <meta:user-defined meta:name="AppVersion">15.0000</meta:user-defined>
  </office:meta>
</office:document-meta>
</file>